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style:text-underline-style="none" officeooo:rsid="002945fe" officeooo:paragraph-rsid="00089463" fo:background-color="transparent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fo:font-size="12pt" style:text-underline-style="none" officeooo:rsid="00092927" officeooo:paragraph-rsid="00092927" fo:background-color="transparen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officeooo:rsid="001b7f2d" officeooo:paragraph-rsid="001b7f2d" fo:background-color="transparen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officeooo:rsid="001b7f2d" officeooo:paragraph-rsid="001ceee1" fo:background-color="transparen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officeooo:rsid="00092927" officeooo:paragraph-rsid="00092927" fo:background-color="#ffff0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officeooo:rsid="001b7f2d" officeooo:paragraph-rsid="001b7f2d" fo:background-color="#ffff00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55308d" fo:font-size="15pt" style:text-underline-style="solid" style:text-underline-width="auto" style:text-underline-color="font-color" officeooo:rsid="002945fe" officeooo:paragraph-rsid="00089463" fo:background-color="transparent" style:font-size-asian="13.1000003814697pt" style:font-size-complex="15pt"/>
    </style:style>
    <style:style style:name="P8" style:family="paragraph" style:parent-style-name="Standard">
      <style:paragraph-properties fo:text-align="center" style:justify-single-word="false"/>
      <style:text-properties fo:color="#55308d" fo:font-size="15pt" style:text-underline-style="solid" style:text-underline-width="auto" style:text-underline-color="font-color" officeooo:rsid="00092927" officeooo:paragraph-rsid="00092927" fo:background-color="transparent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5b277d" fo:font-size="12pt" style:text-underline-style="none" officeooo:rsid="001b7f2d" officeooo:paragraph-rsid="001b7f2d" fo:background-color="transparent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5b277d" fo:font-size="15pt" style:text-underline-style="solid" style:text-underline-width="auto" style:text-underline-color="font-color" officeooo:rsid="0019c0bf" officeooo:paragraph-rsid="0019c0bf" fo:background-color="transparent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officeooo:rsid="001b7f2d" officeooo:paragraph-rsid="001b7f2d" fo:background-color="transparent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1b7f2d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ff0000"/>
    </style:style>
    <style:style style:name="T3" style:family="text">
      <style:text-properties fo:color="#ff8000"/>
    </style:style>
    <style:style style:name="T4" style:family="text">
      <style:text-properties fo:color="#000000" fo:font-size="12pt" style:text-underline-style="none" officeooo:rsid="001b7f2d" fo:background-color="transparent" loext:char-shading-value="0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ython + Modules</text:p>
      <text:p text:style-name="P7"/>
      <text:p text:style-name="P1">root@AlexanderCoretchi:/etc/logrotate.d# </text:p>
      <text:p text:style-name="P1">root@AlexanderCoretchi:/etc/logrotate.d# <text:span text:style-name="T1">python3 -V</text:span></text:p>
      <text:p text:style-name="P1">Python 3.8.10</text:p>
      <text:p text:style-name="P1">root@AlexanderCoretchi:/etc/logrotate.d# <text:span text:style-name="T1">apt-get install python3-dev python3-pip</text:span>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package was automatically installed and is no longer required:</text:p>
      <text:p text:style-name="P1"><text:s text:c="2"/>libfwupdplugin1</text:p>
      <text:p text:style-name="P1">Use 'sudo apt autoremove' to remove it.</text:p>
      <text:p text:style-name="P1">The following additional packages will be installed:</text:p>
      <text:p text:style-name="P1"><text:s text:c="2"/>binutils binutils-common binutils-x86-64-linux-gnu build-essential dpkg-dev fakeroot g++ g++-9</text:p>
      <text:p text:style-name="P1"><text:s text:c="2"/>gcc gcc-9 libalgorithm-diff-perl libalgorithm-diff-xs-perl libalgorithm-merge-perl libasan5</text:p>
      <text:p text:style-name="P1"><text:s text:c="2"/>libbinutils libc-dev-bin libc6-dev libcrypt-dev libctf-nobfd0 libctf0 libexpat1-dev libfakeroot</text:p>
      <text:p text:style-name="P1"><text:s text:c="2"/>libgcc-9-dev libitm1 liblsan0 libpython3-dev libpython3.8-dev libquadmath0 libstdc++-9-dev</text:p>
      <text:p text:style-name="P1"><text:s text:c="2"/>libtsan0 libubsan1 linux-libc-dev make manpages-dev python-pip-whl python3-distutils</text:p>
      <text:p text:style-name="P1"><text:s text:c="2"/>python3-setuptools python3-wheel python3.8-dev zlib1g-dev</text:p>
      <text:p text:style-name="P1">Suggested packages:</text:p>
      <text:p text:style-name="P1"><text:s text:c="2"/>binutils-doc debian-keyring g++-multilib g++-9-multilib gcc-9-doc gcc-multilib autoconf automake</text:p>
      <text:p text:style-name="P1"><text:s text:c="2"/>libtool flex bison gcc-doc gcc-9-multilib gcc-9-locales glibc-doc libstdc++-9-doc make-doc</text:p>
      <text:p text:style-name="P1"><text:s text:c="2"/>python-setuptools-doc</text:p>
      <text:p text:style-name="P1">The following NEW packages will be installed:</text:p>
      <text:p text:style-name="P1"><text:s text:c="2"/>binutils binutils-common binutils-x86-64-linux-gnu build-essential dpkg-dev fakeroot g++ g++-9</text:p>
      <text:p text:style-name="P1"><text:s text:c="2"/>gcc gcc-9 libalgorithm-diff-perl libalgorithm-diff-xs-perl libalgorithm-merge-perl libasan5</text:p>
      <text:p text:style-name="P1"><text:s text:c="2"/>libbinutils libc-dev-bin libc6-dev libcrypt-dev libctf-nobfd0 libctf0 libexpat1-dev libfakeroot</text:p>
      <text:p text:style-name="P1"><text:s text:c="2"/>libgcc-9-dev libitm1 liblsan0 libpython3-dev libpython3.8-dev libquadmath0 libstdc++-9-dev</text:p>
      <text:p text:style-name="P1"><text:s text:c="2"/>libtsan0 libubsan1 linux-libc-dev make manpages-dev python-pip-whl python3-dev python3-distutils</text:p>
      <text:p text:style-name="P1"><text:s text:c="2"/>python3-pip python3-setuptools python3-wheel python3.8-dev zlib1g-dev</text:p>
      <text:p text:style-name="P1">0 upgraded, 42 newly installed, 0 to remove and 0 not upgraded.</text:p>
      <text:p text:style-name="P1">Need to get 44.1 MB of archives.</text:p>
      <text:p text:style-name="P1">After this operation, 199 MB of additional disk space will be used.</text:p>
      <text:p text:style-name="P1">Do you want to continue? [Y/n] y</text:p>
      <text:p text:style-name="P1">Get:1 http://md.archive.ubuntu.com/ubuntu focal-updates/main amd64 binutils-common amd64 2.34-6ubuntu1.3 [207 kB]</text:p>
      <text:p text:style-name="P1">Get:2 http://md.archive.ubuntu.com/ubuntu focal-updates/main amd64 libbinutils amd64 2.34-6ubuntu1.3 [474 kB]</text:p>
      <text:p text:style-name="P1">Get:3 http://md.archive.ubuntu.com/ubuntu focal-updates/main amd64 libctf-nobfd0 amd64 2.34-6ubuntu1.3 [47.4 kB]</text:p>
      <text:p text:style-name="P1">Get:4 http://md.archive.ubuntu.com/ubuntu focal-updates/main amd64 libctf0 amd64 2.34-6ubuntu1.3 [46.6 kB]</text:p>
      <text:p text:style-name="P1">Get:5 http://md.archive.ubuntu.com/ubuntu focal-updates/main amd64 binutils-x86-64-linux-gnu amd64 2.34-6ubuntu1.3 [1,613 kB]</text:p>
      <text:p text:style-name="P1">Get:6 http://md.archive.ubuntu.com/ubuntu focal-updates/main amd64 binutils amd64 2.34-6ubuntu1.3 [3,380 B]</text:p>
      <text:p text:style-name="P1">Get:7 http://md.archive.ubuntu.com/ubuntu focal-updates/main amd64 libc-dev-bin amd64 2.31-0ubuntu9.9 [71.8 kB]</text:p>
      <text:p text:style-name="P1"><text:soft-page-break/>Get:8 http://md.archive.ubuntu.com/ubuntu focal-updates/main amd64 linux-libc-dev amd64 5.4.0-122.138 [1,105 kB]</text:p>
      <text:p text:style-name="P1">Get:9 http://md.archive.ubuntu.com/ubuntu focal/main amd64 libcrypt-dev amd64 1:4.4.10-10ubuntu4 [104 kB]</text:p>
      <text:p text:style-name="P1">Get:10 http://md.archive.ubuntu.com/ubuntu focal-updates/main amd64 libc6-dev amd64 2.31-0ubuntu9.9 [2,519 kB]</text:p>
      <text:p text:style-name="P1">Get:11 http://md.archive.ubuntu.com/ubuntu focal-updates/main amd64 libitm1 amd64 10.3.0-1ubuntu1~20.04 [26.2 kB]</text:p>
      <text:p text:style-name="P1">Get:12 http://md.archive.ubuntu.com/ubuntu focal-updates/main amd64 libasan5 amd64 9.4.0-1ubuntu1~20.04.1 [2,751 kB]</text:p>
      <text:p text:style-name="P1">Get:13 http://md.archive.ubuntu.com/ubuntu focal-updates/main amd64 liblsan0 amd64 10.3.0-1ubuntu1~20.04 [835 kB]</text:p>
      <text:p text:style-name="P1">Get:14 http://md.archive.ubuntu.com/ubuntu focal-updates/main amd64 libtsan0 amd64 10.3.0-1ubuntu1~20.04 [2,009 kB]</text:p>
      <text:p text:style-name="P1">Get:15 http://md.archive.ubuntu.com/ubuntu focal-updates/main amd64 libubsan1 amd64 10.3.0-1ubuntu1~20.04 [784 kB]</text:p>
      <text:p text:style-name="P1">Get:16 http://md.archive.ubuntu.com/ubuntu focal-updates/main amd64 libquadmath0 amd64 10.3.0-1ubuntu1~20.04 [146 kB]</text:p>
      <text:p text:style-name="P1">Get:17 http://md.archive.ubuntu.com/ubuntu focal-updates/main amd64 libgcc-9-dev amd64 9.4.0-1ubuntu1~20.04.1 [2,359 kB]</text:p>
      <text:p text:style-name="P1">Get:18 http://md.archive.ubuntu.com/ubuntu focal-updates/main amd64 gcc-9 amd64 9.4.0-1ubuntu1~20.04.1 [8,274 kB]</text:p>
      <text:p text:style-name="P1">Get:19 http://md.archive.ubuntu.com/ubuntu focal/main amd64 gcc amd64 4:9.3.0-1ubuntu2 [5,208 B]</text:p>
      <text:p text:style-name="P1">Get:20 http://md.archive.ubuntu.com/ubuntu focal-updates/main amd64 libstdc++-9-dev amd64 9.4.0-1ubuntu1~20.04.1 [1,722 kB]</text:p>
      <text:p text:style-name="P1">Get:21 http://md.archive.ubuntu.com/ubuntu focal-updates/main amd64 g++-9 amd64 9.4.0-1ubuntu1~20.04.1 [8,420 kB]</text:p>
      <text:p text:style-name="P1">Get:22 http://md.archive.ubuntu.com/ubuntu focal/main amd64 g++ amd64 4:9.3.0-1ubuntu2 [1,604 B]</text:p>
      <text:p text:style-name="P1">Get:23 http://md.archive.ubuntu.com/ubuntu focal/main amd64 make amd64 4.2.1-1.2 [162 kB]</text:p>
      <text:p text:style-name="P1">Get:24 http://md.archive.ubuntu.com/ubuntu focal-updates/main amd64 dpkg-dev all 1.19.7ubuntu3.2 [679 kB]</text:p>
      <text:p text:style-name="P1">Get:25 http://md.archive.ubuntu.com/ubuntu focal-updates/main amd64 build-essential amd64 12.8ubuntu1.1 [4,664 B]</text:p>
      <text:p text:style-name="P1">Get:26 http://md.archive.ubuntu.com/ubuntu focal/main amd64 libfakeroot amd64 1.24-1 [25.7 kB]</text:p>
      <text:p text:style-name="P1">Get:27 http://md.archive.ubuntu.com/ubuntu focal/main amd64 fakeroot amd64 1.24-1 [62.6 kB]</text:p>
      <text:p text:style-name="P1">Get:28 http://md.archive.ubuntu.com/ubuntu focal/main amd64 libalgorithm-diff-perl all 1.19.03-2 [46.6 kB]</text:p>
      <text:p text:style-name="P1">Get:29 http://md.archive.ubuntu.com/ubuntu focal/main amd64 libalgorithm-diff-xs-perl amd64 0.04-6 [11.3 kB]</text:p>
      <text:p text:style-name="P1">Get:30 http://md.archive.ubuntu.com/ubuntu focal/main amd64 libalgorithm-merge-perl all 0.08-3 [12.0 kB]</text:p>
      <text:p text:style-name="P1">Get:31 http://md.archive.ubuntu.com/ubuntu focal-updates/main amd64 libexpat1-dev amd64 2.2.9-1ubuntu0.4 [117 kB]</text:p>
      <text:p text:style-name="P1">Get:32 http://md.archive.ubuntu.com/ubuntu focal-updates/main amd64 libpython3.8-dev amd64 3.8.10-0ubuntu1~20.04.5 [3,951 kB]</text:p>
      <text:p text:style-name="P1">Get:33 http://md.archive.ubuntu.com/ubuntu focal/main amd64 libpython3-dev amd64 3.8.2-0ubuntu2 [7,236 B]</text:p>
      <text:p text:style-name="P1">Get:34 http://md.archive.ubuntu.com/ubuntu focal/main amd64 manpages-dev all 5.05-1 [2,266 kB]</text:p>
      <text:p text:style-name="P1"><text:soft-page-break/>Get:35 http://md.archive.ubuntu.com/ubuntu focal-updates/universe amd64 python-pip-whl all 20.0.2-5ubuntu1.6 [1,805 kB]</text:p>
      <text:p text:style-name="P1">Get:36 http://md.archive.ubuntu.com/ubuntu focal-updates/main amd64 zlib1g-dev amd64 1:1.2.11.dfsg-2ubuntu1.3 [155 kB]</text:p>
      <text:p text:style-name="P1">Get:37 http://md.archive.ubuntu.com/ubuntu focal-updates/main amd64 python3.8-dev amd64 3.8.10-0ubuntu1~20.04.5 [514 kB]</text:p>
      <text:p text:style-name="P1">Get:38 http://md.archive.ubuntu.com/ubuntu focal-updates/main amd64 python3-distutils all 3.8.10-0ubuntu1~20.04 [141 kB]</text:p>
      <text:p text:style-name="P1">Get:39 http://md.archive.ubuntu.com/ubuntu focal/main amd64 python3-dev amd64 3.8.2-0ubuntu2 [1,212 B]</text:p>
      <text:p text:style-name="P1">Get:40 http://md.archive.ubuntu.com/ubuntu focal/main amd64 python3-setuptools all 45.2.0-1 [330 kB]</text:p>
      <text:p text:style-name="P1">Get:41 http://md.archive.ubuntu.com/ubuntu focal/universe amd64 python3-wheel all 0.34.2-1 [23.8 kB]</text:p>
      <text:p text:style-name="P1">Get:42 http://md.archive.ubuntu.com/ubuntu focal-updates/universe amd64 python3-pip all 20.0.2-5ubuntu1.6 [231 kB]</text:p>
      <text:p text:style-name="P1">Fetched 44.1 MB in 4s (10.6 MB/s) <text:s text:c="4"/></text:p>
      <text:p text:style-name="P1">Extracting templates from packages: 100%</text:p>
      <text:p text:style-name="P1">Selecting previously unselected package binutils-common:amd64.</text:p>
      <text:p text:style-name="P1">(Reading database ... 187759 files and directories currently installed.)</text:p>
      <text:p text:style-name="P1">Preparing to unpack .../00-binutils-common_2.34-6ubuntu1.3_amd64.deb ...</text:p>
      <text:p text:style-name="P1">Unpacking binutils-common:amd64 (2.34-6ubuntu1.3) ...</text:p>
      <text:p text:style-name="P1">Selecting previously unselected package libbinutils:amd64.</text:p>
      <text:p text:style-name="P1">Preparing to unpack .../01-libbinutils_2.34-6ubuntu1.3_amd64.deb ...</text:p>
      <text:p text:style-name="P1">Unpacking libbinutils:amd64 (2.34-6ubuntu1.3) ...</text:p>
      <text:p text:style-name="P1">Selecting previously unselected package libctf-nobfd0:amd64.</text:p>
      <text:p text:style-name="P1">Preparing to unpack .../02-libctf-nobfd0_2.34-6ubuntu1.3_amd64.deb ...</text:p>
      <text:p text:style-name="P1">Unpacking libctf-nobfd0:amd64 (2.34-6ubuntu1.3) ...</text:p>
      <text:p text:style-name="P1">Selecting previously unselected package libctf0:amd64.</text:p>
      <text:p text:style-name="P1">Preparing to unpack .../03-libctf0_2.34-6ubuntu1.3_amd64.deb ...</text:p>
      <text:p text:style-name="P1">Unpacking libctf0:amd64 (2.34-6ubuntu1.3) ...</text:p>
      <text:p text:style-name="P1">Selecting previously unselected package binutils-x86-64-linux-gnu.</text:p>
      <text:p text:style-name="P1">Preparing to unpack .../04-binutils-x86-64-linux-gnu_2.34-6ubuntu1.3_amd64.deb ...</text:p>
      <text:p text:style-name="P1">Unpacking binutils-x86-64-linux-gnu (2.34-6ubuntu1.3) ...</text:p>
      <text:p text:style-name="P1">Selecting previously unselected package binutils.</text:p>
      <text:p text:style-name="P1">Preparing to unpack .../05-binutils_2.34-6ubuntu1.3_amd64.deb ...</text:p>
      <text:p text:style-name="P1">Unpacking binutils (2.34-6ubuntu1.3) ...</text:p>
      <text:p text:style-name="P1">Selecting previously unselected package libc-dev-bin.</text:p>
      <text:p text:style-name="P1">Preparing to unpack .../06-libc-dev-bin_2.31-0ubuntu9.9_amd64.deb ...</text:p>
      <text:p text:style-name="P1">Unpacking libc-dev-bin (2.31-0ubuntu9.9) ...</text:p>
      <text:p text:style-name="P1">Selecting previously unselected package linux-libc-dev:amd64.</text:p>
      <text:p text:style-name="P1">Preparing to unpack .../07-linux-libc-dev_5.4.0-122.138_amd64.deb ...</text:p>
      <text:p text:style-name="P1">Unpacking linux-libc-dev:amd64 (5.4.0-122.138) ...</text:p>
      <text:p text:style-name="P1">Selecting previously unselected package libcrypt-dev:amd64.</text:p>
      <text:p text:style-name="P1">Preparing to unpack .../08-libcrypt-dev_1%3a4.4.10-10ubuntu4_amd64.deb ...</text:p>
      <text:p text:style-name="P1">Unpacking libcrypt-dev:amd64 (1:4.4.10-10ubuntu4) ...</text:p>
      <text:p text:style-name="P1">Selecting previously unselected package libc6-dev:amd64.</text:p>
      <text:p text:style-name="P1">Preparing to unpack .../09-libc6-dev_2.31-0ubuntu9.9_amd64.deb ...</text:p>
      <text:p text:style-name="P1">Unpacking libc6-dev:amd64 (2.31-0ubuntu9.9) ...</text:p>
      <text:p text:style-name="P1"><text:soft-page-break/>Selecting previously unselected package libitm1:amd64.</text:p>
      <text:p text:style-name="P1">Preparing to unpack .../10-libitm1_10.3.0-1ubuntu1~20.04_amd64.deb ...</text:p>
      <text:p text:style-name="P1">Unpacking libitm1:amd64 (10.3.0-1ubuntu1~20.04) ...</text:p>
      <text:p text:style-name="P1">Selecting previously unselected package libasan5:amd64.</text:p>
      <text:p text:style-name="P1">Preparing to unpack .../11-libasan5_9.4.0-1ubuntu1~20.04.1_amd64.deb ...</text:p>
      <text:p text:style-name="P1">Unpacking libasan5:amd64 (9.4.0-1ubuntu1~20.04.1) ...</text:p>
      <text:p text:style-name="P1">Selecting previously unselected package liblsan0:amd64.</text:p>
      <text:p text:style-name="P1">Preparing to unpack .../12-liblsan0_10.3.0-1ubuntu1~20.04_amd64.deb ...</text:p>
      <text:p text:style-name="P1">Unpacking liblsan0:amd64 (10.3.0-1ubuntu1~20.04) ...</text:p>
      <text:p text:style-name="P1">Selecting previously unselected package libtsan0:amd64.</text:p>
      <text:p text:style-name="P1">Preparing to unpack .../13-libtsan0_10.3.0-1ubuntu1~20.04_amd64.deb ...</text:p>
      <text:p text:style-name="P1">Unpacking libtsan0:amd64 (10.3.0-1ubuntu1~20.04) ...</text:p>
      <text:p text:style-name="P1">Selecting previously unselected package libubsan1:amd64.</text:p>
      <text:p text:style-name="P1">Preparing to unpack .../14-libubsan1_10.3.0-1ubuntu1~20.04_amd64.deb ...</text:p>
      <text:p text:style-name="P1">Unpacking libubsan1:amd64 (10.3.0-1ubuntu1~20.04) ...</text:p>
      <text:p text:style-name="P1">Selecting previously unselected package libquadmath0:amd64.</text:p>
      <text:p text:style-name="P1">Preparing to unpack .../15-libquadmath0_10.3.0-1ubuntu1~20.04_amd64.deb ...</text:p>
      <text:p text:style-name="P1">Unpacking libquadmath0:amd64 (10.3.0-1ubuntu1~20.04) ...</text:p>
      <text:p text:style-name="P1">Selecting previously unselected package libgcc-9-dev:amd64.</text:p>
      <text:p text:style-name="P1">Preparing to unpack .../16-libgcc-9-dev_9.4.0-1ubuntu1~20.04.1_amd64.deb ...</text:p>
      <text:p text:style-name="P1">Unpacking libgcc-9-dev:amd64 (9.4.0-1ubuntu1~20.04.1) ...</text:p>
      <text:p text:style-name="P1">Selecting previously unselected package gcc-9.</text:p>
      <text:p text:style-name="P1">Preparing to unpack .../17-gcc-9_9.4.0-1ubuntu1~20.04.1_amd64.deb ...</text:p>
      <text:p text:style-name="P1">Unpacking gcc-9 (9.4.0-1ubuntu1~20.04.1) ...</text:p>
      <text:p text:style-name="P1">Selecting previously unselected package gcc.</text:p>
      <text:p text:style-name="P1">Preparing to unpack .../18-gcc_4%3a9.3.0-1ubuntu2_amd64.deb ...</text:p>
      <text:p text:style-name="P1">Unpacking gcc (4:9.3.0-1ubuntu2) ...</text:p>
      <text:p text:style-name="P1">Selecting previously unselected package libstdc++-9-dev:amd64.</text:p>
      <text:p text:style-name="P1">Preparing to unpack .../19-libstdc++-9-dev_9.4.0-1ubuntu1~20.04.1_amd64.deb ...</text:p>
      <text:p text:style-name="P1">Unpacking libstdc++-9-dev:amd64 (9.4.0-1ubuntu1~20.04.1) ...</text:p>
      <text:p text:style-name="P1">Selecting previously unselected package g++-9.</text:p>
      <text:p text:style-name="P1">Preparing to unpack .../20-g++-9_9.4.0-1ubuntu1~20.04.1_amd64.deb ...</text:p>
      <text:p text:style-name="P1">Unpacking g++-9 (9.4.0-1ubuntu1~20.04.1) ...</text:p>
      <text:p text:style-name="P1">Selecting previously unselected package g++.</text:p>
      <text:p text:style-name="P1">Preparing to unpack .../21-g++_4%3a9.3.0-1ubuntu2_amd64.deb ...</text:p>
      <text:p text:style-name="P1">Unpacking g++ (4:9.3.0-1ubuntu2) ...</text:p>
      <text:p text:style-name="P1">Selecting previously unselected package make.</text:p>
      <text:p text:style-name="P1">Preparing to unpack .../22-make_4.2.1-1.2_amd64.deb ...</text:p>
      <text:p text:style-name="P1">Unpacking make (4.2.1-1.2) ...</text:p>
      <text:p text:style-name="P1">Selecting previously unselected package dpkg-dev.</text:p>
      <text:p text:style-name="P1">Preparing to unpack .../23-dpkg-dev_1.19.7ubuntu3.2_all.deb ...</text:p>
      <text:p text:style-name="P1">Unpacking dpkg-dev (1.19.7ubuntu3.2) ...</text:p>
      <text:p text:style-name="P1">Selecting previously unselected package build-essential.</text:p>
      <text:p text:style-name="P1">Preparing to unpack .../24-build-essential_12.8ubuntu1.1_amd64.deb ...</text:p>
      <text:p text:style-name="P1">Unpacking build-essential (12.8ubuntu1.1) ...</text:p>
      <text:p text:style-name="P1">Selecting previously unselected package libfakeroot:amd64.</text:p>
      <text:p text:style-name="P1">Preparing to unpack .../25-libfakeroot_1.24-1_amd64.deb ...</text:p>
      <text:p text:style-name="P1">Unpacking libfakeroot:amd64 (1.24-1) ...</text:p>
      <text:p text:style-name="P1">Selecting previously unselected package fakeroot.</text:p>
      <text:p text:style-name="P1"><text:soft-page-break/>Preparing to unpack .../26-fakeroot_1.24-1_amd64.deb ...</text:p>
      <text:p text:style-name="P1">Unpacking fakeroot (1.24-1) ...</text:p>
      <text:p text:style-name="P1">Selecting previously unselected package libalgorithm-diff-perl.</text:p>
      <text:p text:style-name="P1">Preparing to unpack .../27-libalgorithm-diff-perl_1.19.03-2_all.deb ...</text:p>
      <text:p text:style-name="P1">Unpacking libalgorithm-diff-perl (1.19.03-2) ...</text:p>
      <text:p text:style-name="P1">Selecting previously unselected package libalgorithm-diff-xs-perl.</text:p>
      <text:p text:style-name="P1">Preparing to unpack .../28-libalgorithm-diff-xs-perl_0.04-6_amd64.deb ...</text:p>
      <text:p text:style-name="P1">Unpacking libalgorithm-diff-xs-perl (0.04-6) ...</text:p>
      <text:p text:style-name="P1">Selecting previously unselected package libalgorithm-merge-perl.</text:p>
      <text:p text:style-name="P1">Preparing to unpack .../29-libalgorithm-merge-perl_0.08-3_all.deb ...</text:p>
      <text:p text:style-name="P1">Unpacking libalgorithm-merge-perl (0.08-3) ...</text:p>
      <text:p text:style-name="P1">Selecting previously unselected package libexpat1-dev:amd64.</text:p>
      <text:p text:style-name="P1">Preparing to unpack .../30-libexpat1-dev_2.2.9-1ubuntu0.4_amd64.deb ...</text:p>
      <text:p text:style-name="P1">Unpacking libexpat1-dev:amd64 (2.2.9-1ubuntu0.4) ...</text:p>
      <text:p text:style-name="P1">Selecting previously unselected package libpython3.8-dev:amd64.</text:p>
      <text:p text:style-name="P1">Preparing to unpack .../31-libpython3.8-dev_3.8.10-0ubuntu1~20.04.5_amd64.deb ...</text:p>
      <text:p text:style-name="P1">Unpacking libpython3.8-dev:amd64 (3.8.10-0ubuntu1~20.04.5) ...</text:p>
      <text:p text:style-name="P1">Selecting previously unselected package libpython3-dev:amd64.</text:p>
      <text:p text:style-name="P1">Preparing to unpack .../32-libpython3-dev_3.8.2-0ubuntu2_amd64.deb ...</text:p>
      <text:p text:style-name="P1">Unpacking libpython3-dev:amd64 (3.8.2-0ubuntu2) ...</text:p>
      <text:p text:style-name="P1">Selecting previously unselected package manpages-dev.</text:p>
      <text:p text:style-name="P1">Preparing to unpack .../33-manpages-dev_5.05-1_all.deb ...</text:p>
      <text:p text:style-name="P1">Unpacking manpages-dev (5.05-1) ...</text:p>
      <text:p text:style-name="P1">Selecting previously unselected package python-pip-whl.</text:p>
      <text:p text:style-name="P1">Preparing to unpack .../34-python-pip-whl_20.0.2-5ubuntu1.6_all.deb ...</text:p>
      <text:p text:style-name="P1">Unpacking python-pip-whl (20.0.2-5ubuntu1.6) ...</text:p>
      <text:p text:style-name="P1">Selecting previously unselected package zlib1g-dev:amd64.</text:p>
      <text:p text:style-name="P1">Preparing to unpack .../35-zlib1g-dev_1%3a1.2.11.dfsg-2ubuntu1.3_amd64.deb ...</text:p>
      <text:p text:style-name="P1">Unpacking zlib1g-dev:amd64 (1:1.2.11.dfsg-2ubuntu1.3) ...</text:p>
      <text:p text:style-name="P1">Selecting previously unselected package python3.8-dev.</text:p>
      <text:p text:style-name="P1">Preparing to unpack .../36-python3.8-dev_3.8.10-0ubuntu1~20.04.5_amd64.deb ...</text:p>
      <text:p text:style-name="P1">Unpacking python3.8-dev (3.8.10-0ubuntu1~20.04.5) ...</text:p>
      <text:p text:style-name="P1">Selecting previously unselected package python3-distutils.</text:p>
      <text:p text:style-name="P1">Preparing to unpack .../37-python3-distutils_3.8.10-0ubuntu1~20.04_all.deb ...</text:p>
      <text:p text:style-name="P1">Unpacking python3-distutils (3.8.10-0ubuntu1~20.04) ...</text:p>
      <text:p text:style-name="P1">Selecting previously unselected package python3-dev.</text:p>
      <text:p text:style-name="P1">Preparing to unpack .../38-python3-dev_3.8.2-0ubuntu2_amd64.deb ...</text:p>
      <text:p text:style-name="P1">Unpacking python3-dev (3.8.2-0ubuntu2) ...</text:p>
      <text:p text:style-name="P1">Selecting previously unselected package python3-setuptools.</text:p>
      <text:p text:style-name="P1">Preparing to unpack .../39-python3-setuptools_45.2.0-1_all.deb ...</text:p>
      <text:p text:style-name="P1">Unpacking python3-setuptools (45.2.0-1) ...</text:p>
      <text:p text:style-name="P1">Selecting previously unselected package python3-wheel.</text:p>
      <text:p text:style-name="P1">Preparing to unpack .../40-python3-wheel_0.34.2-1_all.deb ...</text:p>
      <text:p text:style-name="P1">Unpacking python3-wheel (0.34.2-1) ...</text:p>
      <text:p text:style-name="P1">Selecting previously unselected package python3-pip.</text:p>
      <text:p text:style-name="P1">Preparing to unpack .../41-python3-pip_20.0.2-5ubuntu1.6_all.deb ...</text:p>
      <text:p text:style-name="P1">Unpacking python3-pip (20.0.2-5ubuntu1.6) ...</text:p>
      <text:p text:style-name="P1">Setting up python3-distutils (3.8.10-0ubuntu1~20.04) ...</text:p>
      <text:p text:style-name="P1">Setting up manpages-dev (5.05-1) ...</text:p>
      <text:p text:style-name="P1"><text:soft-page-break/>Setting up python3-setuptools (45.2.0-1) ...</text:p>
      <text:p text:style-name="P1">Setting up libalgorithm-diff-perl (1.19.03-2) ...</text:p>
      <text:p text:style-name="P1">Setting up binutils-common:amd64 (2.34-6ubuntu1.3) ...</text:p>
      <text:p text:style-name="P1">Setting up linux-libc-dev:amd64 (5.4.0-122.138) ...</text:p>
      <text:p text:style-name="P1">Setting up libctf-nobfd0:amd64 (2.34-6ubuntu1.3) ...</text:p>
      <text:p text:style-name="P1">Setting up python3-wheel (0.34.2-1) ...</text:p>
      <text:p text:style-name="P1">Setting up libfakeroot:amd64 (1.24-1) ...</text:p>
      <text:p text:style-name="P1">Setting up fakeroot (1.24-1) ...</text:p>
      <text:p text:style-name="P1">update-alternatives: using /usr/bin/fakeroot-sysv to provide /usr/bin/fakeroot (fakeroot) in auto mode</text:p>
      <text:p text:style-name="P1">Setting up libasan5:amd64 (9.4.0-1ubuntu1~20.04.1) ...</text:p>
      <text:p text:style-name="P1">Setting up make (4.2.1-1.2) ...</text:p>
      <text:p text:style-name="P1">Setting up libquadmath0:amd64 (10.3.0-1ubuntu1~20.04) ...</text:p>
      <text:p text:style-name="P1">Setting up libubsan1:amd64 (10.3.0-1ubuntu1~20.04) ...</text:p>
      <text:p text:style-name="P1">Setting up libcrypt-dev:amd64 (1:4.4.10-10ubuntu4) ...</text:p>
      <text:p text:style-name="P1">Setting up python-pip-whl (20.0.2-5ubuntu1.6) ...</text:p>
      <text:p text:style-name="P1">Setting up libbinutils:amd64 (2.34-6ubuntu1.3) ...</text:p>
      <text:p text:style-name="P1">Setting up libc-dev-bin (2.31-0ubuntu9.9) ...</text:p>
      <text:p text:style-name="P1">Setting up libalgorithm-diff-xs-perl (0.04-6) ...</text:p>
      <text:p text:style-name="P1">Setting up liblsan0:amd64 (10.3.0-1ubuntu1~20.04) ...</text:p>
      <text:p text:style-name="P1">Setting up libitm1:amd64 (10.3.0-1ubuntu1~20.04) ...</text:p>
      <text:p text:style-name="P1">Setting up libalgorithm-merge-perl (0.08-3) ...</text:p>
      <text:p text:style-name="P1">Setting up libtsan0:amd64 (10.3.0-1ubuntu1~20.04) ...</text:p>
      <text:p text:style-name="P1">Setting up libctf0:amd64 (2.34-6ubuntu1.3) ...</text:p>
      <text:p text:style-name="P1">Setting up libgcc-9-dev:amd64 (9.4.0-1ubuntu1~20.04.1) ...</text:p>
      <text:p text:style-name="P1">Setting up python3-pip (20.0.2-5ubuntu1.6) ...</text:p>
      <text:p text:style-name="P1">Setting up libc6-dev:amd64 (2.31-0ubuntu9.9) ...</text:p>
      <text:p text:style-name="P1">Setting up binutils-x86-64-linux-gnu (2.34-6ubuntu1.3) ...</text:p>
      <text:p text:style-name="P1">Setting up libstdc++-9-dev:amd64 (9.4.0-1ubuntu1~20.04.1) ...</text:p>
      <text:p text:style-name="P1">Setting up binutils (2.34-6ubuntu1.3) ...</text:p>
      <text:p text:style-name="P1">Setting up dpkg-dev (1.19.7ubuntu3.2) ...</text:p>
      <text:p text:style-name="P1">Setting up libexpat1-dev:amd64 (2.2.9-1ubuntu0.4) ...</text:p>
      <text:p text:style-name="P1">Setting up libpython3.8-dev:amd64 (3.8.10-0ubuntu1~20.04.5) ...</text:p>
      <text:p text:style-name="P1">Setting up zlib1g-dev:amd64 (1:1.2.11.dfsg-2ubuntu1.3) ...</text:p>
      <text:p text:style-name="P1">Setting up gcc-9 (9.4.0-1ubuntu1~20.04.1) ...</text:p>
      <text:p text:style-name="P1">Setting up libpython3-dev:amd64 (3.8.2-0ubuntu2) ...</text:p>
      <text:p text:style-name="P1">Setting up gcc (4:9.3.0-1ubuntu2) ...</text:p>
      <text:p text:style-name="P1">Setting up g++-9 (9.4.0-1ubuntu1~20.04.1) ...</text:p>
      <text:p text:style-name="P1">Setting up python3.8-dev (3.8.10-0ubuntu1~20.04.5) ...</text:p>
      <text:p text:style-name="P1">Setting up g++ (4:9.3.0-1ubuntu2) ...</text:p>
      <text:p text:style-name="P1">update-alternatives: using /usr/bin/g++ to provide /usr/bin/c++ (c++) in auto mode</text:p>
      <text:p text:style-name="P1">Setting up build-essential (12.8ubuntu1.1) ...</text:p>
      <text:p text:style-name="P1">Setting up python3-dev (3.8.2-0ubuntu2) ...</text:p>
      <text:p text:style-name="P1">Processing triggers for libc-bin (2.31-0ubuntu9.9) ...</text:p>
      <text:p text:style-name="P1">Processing triggers for man-db (2.9.1-1) ...</text:p>
      <text:p text:style-name="P1">Processing triggers for doc-base (0.10.9) ...</text:p>
      <text:p text:style-name="P1">Processing 1 added doc-base file...</text:p>
      <text:p text:style-name="P1">root@AlexanderCoretchi:/etc/logrotate.d# </text:p>
      <text:p text:style-name="P1"/>
      <text:p text:style-name="P1"/>
      <text:p text:style-name="P8"><text:soft-page-break/>Nginx</text:p>
      <text:p text:style-name="P8"/>
      <text:p text:style-name="P2">root@AlexanderCoretchi:/etc/logrotate.d# <text:span text:style-name="T1">apache2 -v</text:span></text:p>
      <text:p text:style-name="P2"/>
      <text:p text:style-name="P2">Command 'apache2' not found, but can be installed with:</text:p>
      <text:p text:style-name="P2"/>
      <text:p text:style-name="P2">apt install apache2-bin</text:p>
      <text:p text:style-name="P2"/>
      <text:p text:style-name="P2">root@AlexanderCoretchi:/etc/logrotate.d# </text:p>
      <text:p text:style-name="P2">root@AlexanderCoretchi:/etc/logrotate.d# </text:p>
      <text:p text:style-name="P2">root@AlexanderCoretchi:/etc/logrotate.d# <text:span text:style-name="T1">lsof -i</text:span></text:p>
      <text:p text:style-name="P2">COMMAND <text:s text:c="3"/>PID <text:s text:c="11"/>USER <text:s text:c="2"/>FD <text:s text:c="2"/>TYPE DEVICE SIZE/OFF NODE NAME</text:p>
      <text:p text:style-name="P2">systemd-r <text:s/>601 systemd-resolve <text:s text:c="2"/>12u <text:s/>IPv4 <text:s/>23439 <text:s text:c="5"/>0t0 <text:s/>UDP localhost:domain </text:p>
      <text:p text:style-name="P2">systemd-r <text:s/>601 systemd-resolve <text:s text:c="2"/>13u <text:s/>IPv4 <text:s/>23440 <text:s text:c="5"/>0t0 <text:s/>TCP localhost:domain (LISTEN)</text:p>
      <text:p text:style-name="P2">avahi-dae <text:s/>807 <text:s text:c="10"/>avahi <text:s text:c="2"/>12u <text:s/>IPv4 <text:s/>27648 <text:s text:c="5"/>0t0 <text:s/>UDP *:mdns </text:p>
      <text:p text:style-name="P2">avahi-dae <text:s/>807 <text:s text:c="10"/>avahi <text:s text:c="2"/>13u <text:s/>IPv6 <text:s/>29697 <text:s text:c="5"/>0t0 <text:s/>UDP *:mdns </text:p>
      <text:p text:style-name="P2">avahi-dae <text:s/>807 <text:s text:c="10"/>avahi <text:s text:c="2"/>14u <text:s/>IPv4 <text:s/>29698 <text:s text:c="5"/>0t0 <text:s/>UDP *:41602 </text:p>
      <text:p text:style-name="P2">avahi-dae <text:s/>807 <text:s text:c="10"/>avahi <text:s text:c="2"/>15u <text:s/>IPv6 <text:s/>29699 <text:s text:c="5"/>0t0 <text:s/>UDP *:41339 </text:p>
      <text:p text:style-name="P2">cupsd <text:s text:c="5"/>809 <text:s text:c="11"/>root <text:s text:c="3"/>6u <text:s/>IPv6 <text:s/>29470 <text:s text:c="5"/>0t0 <text:s/>TCP ip6-localhost:ipp (LISTEN)</text:p>
      <text:p text:style-name="P2">cupsd <text:s text:c="5"/>809 <text:s text:c="11"/>root <text:s text:c="3"/>7u <text:s/>IPv4 <text:s/>29471 <text:s text:c="5"/>0t0 <text:s/>TCP localhost:ipp (LISTEN)</text:p>
      <text:p text:style-name="P2">cups-brow <text:s/>886 <text:s text:c="11"/>root <text:s text:c="3"/>7u <text:s/>IPv4 <text:s/>28551 <text:s text:c="5"/>0t0 <text:s/>UDP *:631 </text:p>
      <text:p text:style-name="P2">privoxy <text:s text:c="3"/>931 <text:s text:c="8"/>privoxy <text:s text:c="3"/>4u <text:s/>IPv4 <text:s/>30011 <text:s text:c="5"/>0t0 <text:s/>TCP localhost:8118 (LISTEN)</text:p>
      <text:p text:style-name="P2">privoxy <text:s text:c="3"/>931 <text:s text:c="8"/>privoxy <text:s text:c="3"/>5u <text:s/>IPv6 <text:s/>30012 <text:s text:c="5"/>0t0 <text:s/>TCP ip6-localhost:8118 (LISTEN)</text:p>
      <text:p text:style-name="P2">mysqld <text:s text:c="4"/>995 <text:s text:c="10"/>mysql <text:s text:c="2"/>41u <text:s/>IPv6 <text:s/>34134 <text:s text:c="5"/>0t0 <text:s/>TCP *:33060 (LISTEN)</text:p>
      <text:p text:style-name="P2">mysqld <text:s text:c="4"/>995 <text:s text:c="10"/>mysql <text:s text:c="2"/>44u <text:s/>IPv4 <text:s/>34934 <text:s text:c="5"/>0t0 <text:s/>TCP *:mysql (LISTEN)</text:p>
      <text:p text:style-name="P2">skypeforl 2167 <text:s text:c="6"/>alexander <text:s text:c="2"/>28u <text:s/>IPv4 <text:s/>55537 <text:s text:c="5"/>0t0 <text:s/>TCP AlexanderCoretchi:33464-&gt;52.149.21.60:https (ESTABLISHED)</text:p>
      <text:p text:style-name="P2">skypeforl 2167 <text:s text:c="6"/>alexander <text:s text:c="2"/>30u <text:s/>IPv4 <text:s/>56562 <text:s text:c="5"/>0t0 <text:s/>TCP AlexanderCoretchi:33466-&gt;52.149.21.60:https (ESTABLISHED)</text:p>
      <text:p text:style-name="P2">skypeforl 2167 <text:s text:c="6"/>alexander <text:s text:c="2"/>31u <text:s/>IPv4 <text:s/>97014 <text:s text:c="5"/>0t0 <text:s/>TCP AlexanderCoretchi:51210-&gt;68.232.34.200:https (ESTABLISHED)</text:p>
      <text:p text:style-name="P2">skypeforl 2177 <text:s text:c="6"/>alexander <text:s text:c="2"/>71u <text:s/>IPv6 <text:s/>47563 <text:s text:c="5"/>0t0 <text:s/>UDP *:47361 </text:p>
      <text:p text:style-name="P2">skypeforl 2177 <text:s text:c="6"/>alexander <text:s text:c="2"/>75u <text:s/>IPv4 <text:s/>47576 <text:s text:c="5"/>0t0 <text:s/>TCP AlexanderCoretchi:35725-&gt;137.135.225.146:https (ESTABLISHED)</text:p>
      <text:p text:style-name="P2">firefox <text:s text:c="2"/>2288 <text:s text:c="6"/>alexander <text:s text:c="2"/>79u <text:s/>IPv4 <text:s/>86261 <text:s text:c="5"/>0t0 <text:s/>UDP *:35302 </text:p>
      <text:p text:style-name="P2">firefox <text:s text:c="2"/>2288 <text:s text:c="6"/>alexander <text:s text:c="2"/>80u <text:s/>IPv4 <text:s/>98577 <text:s text:c="5"/>0t0 <text:s/>TCP AlexanderCoretchi:37670-&gt;151.101.193.69:https (ESTABLISHED)</text:p>
      <text:p text:style-name="P2">firefox <text:s text:c="2"/>2288 <text:s text:c="6"/>alexander <text:s/>112u <text:s/>IPv4 <text:s/>99366 <text:s text:c="5"/>0t0 <text:s/>TCP AlexanderCoretchi:33740-&gt;104.16.149.64:https (ESTABLISHED)</text:p>
      <text:p text:style-name="P2">firefox <text:s text:c="2"/>2288 <text:s text:c="6"/>alexander <text:s/>138u <text:s/>IPv4 <text:s/>51239 <text:s text:c="5"/>0t0 <text:s/>TCP AlexanderCoretchi:49162-&gt;ec2-34-211-93-78.us-west-2.compute.amazonaws.com:https (ESTABLISHED)</text:p>
      <text:p text:style-name="P2">firefox <text:s text:c="2"/>2288 <text:s text:c="6"/>alexander <text:s/>164u <text:s/>IPv4 <text:s/>51940 <text:s text:c="5"/>0t0 <text:s/>TCP AlexanderCoretchi:50252-&gt;172.16.100.100:https (ESTABLISHED)</text:p>
      <text:p text:style-name="P2">firefox <text:s text:c="2"/>2288 <text:s text:c="6"/>alexander <text:s/>166u <text:s/>IPv4 <text:s/>98585 <text:s text:c="5"/>0t0 <text:s/>TCP AlexanderCoretchi:37896-&gt;stackoverflow.com:https (ESTABLISHED)</text:p>
      <text:p text:style-name="P2">firefox <text:s text:c="2"/>2288 <text:s text:c="6"/>alexander <text:s/>167u <text:s/>IPv4 <text:s/>97759 <text:s text:c="5"/>0t0 <text:s/>TCP AlexanderCoretchi:52614-&gt;146.75.0.193:https (ESTABLISHED)</text:p>
      <text:p text:style-name="P2"><text:soft-page-break/>firefox <text:s text:c="2"/>2288 <text:s text:c="6"/>alexander <text:s/>182u <text:s/>IPv4 <text:s/>99365 <text:s text:c="5"/>0t0 <text:s/>TCP AlexanderCoretchi:33736-&gt;104.16.149.64:https (ESTABLISHED)</text:p>
      <text:p text:style-name="P2">thunderbi 3477 <text:s text:c="6"/>alexander <text:s/>105u <text:s/>IPv4 <text:s/>58428 <text:s text:c="5"/>0t0 <text:s/>TCP AlexanderCoretchi:47406-&gt;172.16.100.171:imap2 (CLOSE_WAIT)</text:p>
      <text:p text:style-name="P2">thunderbi 3477 <text:s text:c="6"/>alexander <text:s/>108u <text:s/>IPv4 <text:s/>58429 <text:s text:c="5"/>0t0 <text:s/>TCP AlexanderCoretchi:47408-&gt;172.16.100.171:imap2 (ESTABLISHED)</text:p>
      <text:p text:style-name="P2"/>
      <text:p text:style-name="P2">root@AlexanderCoretchi:/etc/logrotate.d# <text:span text:style-name="T1">lsof -i TCP:22</text:span></text:p>
      <text:p text:style-name="P2">root@AlexanderCoretchi:/etc/logrotate.d# </text:p>
      <text:p text:style-name="P2"><text:a xlink:type="simple" xlink:href="mailto:root@AlexanderCoretchi" text:style-name="Internet_20_link" text:visited-style-name="Visited_20_Internet_20_Link">root@AlexanderCoretchi</text:a>:/etc/logrotate.d#</text:p>
      <text:p text:style-name="P2"/>
      <text:p text:style-name="P2">root@AlexanderCoretchi:/etc/logrotate.d# <text:span text:style-name="T1">apt install curl gnupg2 ca-certificates lsb-release ubuntu-keyring</text:span>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lsb-release is already the newest version (11.1.0ubuntu2).</text:p>
      <text:p text:style-name="P2">lsb-release set to manually installed.</text:p>
      <text:p text:style-name="P2">ca-certificates is already the newest version (20211016~20.04.1).</text:p>
      <text:p text:style-name="P2">ca-certificates set to manually installed.</text:p>
      <text:p text:style-name="P2">curl is already the newest version (7.68.0-1ubuntu2.12).</text:p>
      <text:p text:style-name="P2">ubuntu-keyring is already the newest version (2020.02.11.4).</text:p>
      <text:p text:style-name="P2">ubuntu-keyring set to manually installed.</text:p>
      <text:p text:style-name="P2">The following package was automatically installed and is no longer required:</text:p>
      <text:p text:style-name="P2"><text:s text:c="2"/>libfwupdplugin1</text:p>
      <text:p text:style-name="P2">Use 'sudo apt autoremove' to remove it.</text:p>
      <text:p text:style-name="P2">The following NEW packages will be installed:</text:p>
      <text:p text:style-name="P2"><text:s text:c="2"/>gnupg2</text:p>
      <text:p text:style-name="P2">0 upgraded, 1 newly installed, 0 to remove and 0 not upgraded.</text:p>
      <text:p text:style-name="P2">Need to get 5,316 B of archives.</text:p>
      <text:p text:style-name="P2">After this operation, 51.2 kB of additional disk space will be used.</text:p>
      <text:p text:style-name="P2">Do you want to continue? [Y/n] y</text:p>
      <text:p text:style-name="P2">Get:1 http://md.archive.ubuntu.com/ubuntu focal-updates/universe amd64 gnupg2 all 2.2.19-3ubuntu2.2 [5,316 B]</text:p>
      <text:p text:style-name="P2">Fetched 5,316 B in 0s (30.7 kB/s) <text:s/></text:p>
      <text:p text:style-name="P2">Selecting previously unselected package gnupg2.</text:p>
      <text:p text:style-name="P2">(Reading database ... 193911 files and directories currently installed.)</text:p>
      <text:p text:style-name="P2">Preparing to unpack .../gnupg2_2.2.19-3ubuntu2.2_all.deb ...</text:p>
      <text:p text:style-name="P2">Unpacking gnupg2 (2.2.19-3ubuntu2.2) ...</text:p>
      <text:p text:style-name="P2">Setting up gnupg2 (2.2.19-3ubuntu2.2) ...</text:p>
      <text:p text:style-name="P2">Processing triggers for man-db (2.9.1-1) ...</text:p>
      <text:p text:style-name="P2">root@AlexanderCoretchi:/etc/logrotate.d# </text:p>
      <text:p text:style-name="P2">root@AlexanderCoretchi:/etc/logrotate.d# 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1">curl https://nginx.org/keys/nginx_signing.key | gpg --dearmor | sudo tee /usr/share/keyrings/nginx-archive-keyring.gpg &gt;/dev/null</text:span></text:p>
      <text:p text:style-name="P2"><text:s text:c="2"/>% Total <text:s text:c="3"/>% Received % Xferd <text:s/>Average Speed <text:s text:c="2"/>Time <text:s text:c="3"/>Time <text:s text:c="4"/>Time <text:s/>Current</text:p>
      <text:p text:style-name="P2"><text:s text:c="33"/>Dload <text:s/>Upload <text:s text:c="2"/>Total <text:s text:c="2"/>Spent <text:s text:c="3"/>Left <text:s/>Speed</text:p>
      <text:p text:style-name="P2"><text:soft-page-break/>100 <text:s/>1561 <text:s/>100 <text:s/>1561 <text:s text:c="3"/>0 <text:s text:c="4"/>0 <text:s text:c="2"/>5760 <text:s text:c="5"/>0 --:--:-- --:--:-- --:--:-- <text:s/>5781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1">echo "deb [signed-by=/usr/share/keyrings/nginx-archive-keyring.gpg] \</text:span></text:p>
      <text:p text:style-name="P5">&gt; http://nginx.org/packages/mainline/ubuntu `lsb_release -cs` nginx" \</text:p>
      <text:p text:style-name="P5">&gt; <text:s text:c="4"/>| sudo tee /etc/apt/sources.list.d/nginx.list</text:p>
      <text:p text:style-name="P2">deb [signed-by=/usr/share/keyrings/nginx-archive-keyring.gpg] http://nginx.org/packages/mainline/ubuntu focal nginx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1">echo "deb [signed-by=/usr/share/keyrings/nginx-archive-keyring.gpg] \ http://nginx.org/packages/mainline/ubuntu `lsb_release -cs` nginx" \ | sudo tee /etc/apt/sources.list.d/nginx.list</text:span></text:p>
      <text:p text:style-name="P2">deb [signed-by=/usr/share/keyrings/nginx-archive-keyring.gpg] \ http://nginx.org/packages/mainline/ubuntu focal nginx <text:s/>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1">echo -e "Package: *\nPin: origin nginx.org\nPin: release o=nginx\nPin-Priority: 900\n" \</text:span></text:p>
      <text:p text:style-name="P5">&gt; <text:s text:c="4"/>| sudo tee /etc/apt/preferences.d/99nginx</text:p>
      <text:p text:style-name="P2">Package: *</text:p>
      <text:p text:style-name="P2">Pin: origin nginx.org</text:p>
      <text:p text:style-name="P2">Pin: release o=nginx</text:p>
      <text:p text:style-name="P2">Pin-Priority: 900</text:p>
      <text:p text:style-name="P2"/>
      <text:p text:style-name="P2">root@AlexanderCoretchi:/etc/logrotate.d# </text:p>
      <text:p text:style-name="P2">root@AlexanderCoretchi:/etc/logrotate.d# <text:span text:style-name="T1">apt update</text:span></text:p>
      <text:p text:style-name="P2">Hit:1 http://md.archive.ubuntu.com/ubuntu focal InRelease</text:p>
      <text:p text:style-name="P2">Get:2 http://md.archive.ubuntu.com/ubuntu focal-updates InRelease [114 kB] <text:s text:c="9"/></text:p>
      <text:p text:style-name="P2">Get:3 http://md.archive.ubuntu.com/ubuntu focal-backports InRelease [108 kB] <text:s text:c="7"/></text:p>
      <text:p text:style-name="P2">Hit:4 https://repo.skype.com/deb stable InRelease <text:s text:c="50"/></text:p>
      <text:p text:style-name="P2">Get:5 http://security.ubuntu.com/ubuntu focal-security InRelease [114 kB] <text:s text:c="26"/></text:p>
      <text:p text:style-name="P2">Hit:6 http://repo.percona.com/prel/apt focal InRelease <text:s text:c="29"/></text:p>
      <text:p text:style-name="P2">Hit:7 http://repo.percona.com/ps-80/apt focal InRelease <text:s/></text:p>
      <text:p text:style-name="P2">Hit:8 http://repo.percona.com/tools/apt focal InRelease <text:s/></text:p>
      <text:p text:style-name="P2">Get:9 http://md.archive.ubuntu.com/ubuntu focal-updates/main amd64 DEP-11 Metadata [277 kB]</text:p>
      <text:p text:style-name="P2">Get:10 http://md.archive.ubuntu.com/ubuntu focal-updates/universe amd64 DEP-11 Metadata [391 kB]</text:p>
      <text:p text:style-name="P2">Get:11 http://md.archive.ubuntu.com/ubuntu focal-updates/multiverse amd64 DEP-11 Metadata [944 B] <text:s text:c="2"/></text:p>
      <text:p text:style-name="P2">Get:12 http://md.archive.ubuntu.com/ubuntu focal-backports/main amd64 DEP-11 Metadata [7,968 B]</text:p>
      <text:p text:style-name="P2">Get:13 http://md.archive.ubuntu.com/ubuntu focal-backports/universe amd64 DEP-11 Metadata [30.5 kB] </text:p>
      <text:p text:style-name="P2">Get:14 http://security.ubuntu.com/ubuntu focal-security/main amd64 DEP-11 Metadata [40.8 kB] <text:s text:c="7"/></text:p>
      <text:p text:style-name="P2">Get:15 http://security.ubuntu.com/ubuntu focal-security/universe amd64 DEP-11 Metadata [66.8 kB]</text:p>
      <text:p text:style-name="P2">Get:16 http://security.ubuntu.com/ubuntu focal-security/multiverse amd64 DEP-11 Metadata [2,468 B]</text:p>
      <text:p text:style-name="P2">Fetched 1,154 kB in 1s (899 kB/s) <text:s text:c="44"/></text:p>
      <text:p text:style-name="P2">Reading package lists... Done</text:p>
      <text:p text:style-name="P2">Building dependency tree <text:s text:c="6"/></text:p>
      <text:p text:style-name="P2"><text:soft-page-break/>Reading state information... Done</text:p>
      <text:p text:style-name="P2">All packages are up to date.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1">apt install nginx</text:span>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The following package was automatically installed and is no longer required:</text:p>
      <text:p text:style-name="P2"><text:s text:c="2"/>libfwupdplugin1</text:p>
      <text:p text:style-name="P2">Use 'sudo apt autoremove' to remove it.</text:p>
      <text:p text:style-name="P2">The following additional packages will be installed:</text:p>
      <text:p text:style-name="P2"><text:s text:c="2"/>libnginx-mod-http-image-filter libnginx-mod-http-xslt-filter libnginx-mod-mail</text:p>
      <text:p text:style-name="P2"><text:s text:c="2"/>libnginx-mod-stream nginx-common nginx-core</text:p>
      <text:p text:style-name="P2">Suggested packages:</text:p>
      <text:p text:style-name="P2"><text:s text:c="2"/>fcgiwrap nginx-doc</text:p>
      <text:p text:style-name="P2">The following NEW packages will be installed:</text:p>
      <text:p text:style-name="P2"><text:s text:c="2"/>libnginx-mod-http-image-filter libnginx-mod-http-xslt-filter libnginx-mod-mail</text:p>
      <text:p text:style-name="P2"><text:s text:c="2"/>libnginx-mod-stream nginx nginx-common nginx-core</text:p>
      <text:p text:style-name="P2">0 upgraded, 7 newly installed, 0 to remove and 0 not upgraded.</text:p>
      <text:p text:style-name="P2">Need to get 605 kB of archives.</text:p>
      <text:p text:style-name="P2">After this operation, 2,134 kB of additional disk space will be used.</text:p>
      <text:p text:style-name="P2">Do you want to continue? [Y/n] y</text:p>
      <text:p text:style-name="P2">Get:1 http://md.archive.ubuntu.com/ubuntu focal-updates/main amd64 nginx-common all 1.18.0-0ubuntu1.3 [37.7 kB]</text:p>
      <text:p text:style-name="P2">Get:2 http://md.archive.ubuntu.com/ubuntu focal-updates/main amd64 libnginx-mod-http-image-filter amd64 1.18.0-0ubuntu1.3 [14.8 kB]</text:p>
      <text:p text:style-name="P2">Get:3 http://md.archive.ubuntu.com/ubuntu focal-updates/main amd64 libnginx-mod-http-xslt-filter amd64 1.18.0-0ubuntu1.3 [13.0 kB]</text:p>
      <text:p text:style-name="P2">Get:4 http://md.archive.ubuntu.com/ubuntu focal-updates/main amd64 libnginx-mod-mail amd64 1.18.0-0ubuntu1.3 [42.8 kB]</text:p>
      <text:p text:style-name="P2">Get:5 http://md.archive.ubuntu.com/ubuntu focal-updates/main amd64 libnginx-mod-stream amd64 1.18.0-0ubuntu1.3 [67.3 kB]</text:p>
      <text:p text:style-name="P2">Get:6 http://md.archive.ubuntu.com/ubuntu focal-updates/main amd64 nginx-core amd64 1.18.0-0ubuntu1.3 [425 kB]</text:p>
      <text:p text:style-name="P2">Get:7 http://md.archive.ubuntu.com/ubuntu focal-updates/main amd64 nginx all 1.18.0-0ubuntu1.3 [3,620 B]</text:p>
      <text:p text:style-name="P2">Fetched 605 kB in 1s (978 kB/s) <text:s text:c="2"/></text:p>
      <text:p text:style-name="P2">Preconfiguring packages ...</text:p>
      <text:p text:style-name="P2">Selecting previously unselected package nginx-common.</text:p>
      <text:p text:style-name="P2">(Reading database ... 193917 files and directories currently installed.)</text:p>
      <text:p text:style-name="P2">Preparing to unpack .../0-nginx-common_1.18.0-0ubuntu1.3_all.deb ...</text:p>
      <text:p text:style-name="P2">Unpacking nginx-common (1.18.0-0ubuntu1.3) ...</text:p>
      <text:p text:style-name="P2">Selecting previously unselected package libnginx-mod-http-image-filter.</text:p>
      <text:p text:style-name="P2">Preparing to unpack .../1-libnginx-mod-http-image-filter_1.18.0-0ubuntu1.3_amd64.deb ...</text:p>
      <text:p text:style-name="P2">Unpacking libnginx-mod-http-image-filter (1.18.0-0ubuntu1.3) ...</text:p>
      <text:p text:style-name="P2">Selecting previously unselected package libnginx-mod-http-xslt-filter.</text:p>
      <text:p text:style-name="P2">Preparing to unpack .../2-libnginx-mod-http-xslt-filter_1.18.0-0ubuntu1.3_amd64.deb ...</text:p>
      <text:p text:style-name="P2">Unpacking libnginx-mod-http-xslt-filter (1.18.0-0ubuntu1.3) ...</text:p>
      <text:p text:style-name="P2"><text:soft-page-break/>Selecting previously unselected package libnginx-mod-mail.</text:p>
      <text:p text:style-name="P2">Preparing to unpack .../3-libnginx-mod-mail_1.18.0-0ubuntu1.3_amd64.deb ...</text:p>
      <text:p text:style-name="P2">Unpacking libnginx-mod-mail (1.18.0-0ubuntu1.3) ...</text:p>
      <text:p text:style-name="P2">Selecting previously unselected package libnginx-mod-stream.</text:p>
      <text:p text:style-name="P2">Preparing to unpack .../4-libnginx-mod-stream_1.18.0-0ubuntu1.3_amd64.deb ...</text:p>
      <text:p text:style-name="P2">Unpacking libnginx-mod-stream (1.18.0-0ubuntu1.3) ...</text:p>
      <text:p text:style-name="P2">Selecting previously unselected package nginx-core.</text:p>
      <text:p text:style-name="P2">Preparing to unpack .../5-nginx-core_1.18.0-0ubuntu1.3_amd64.deb ...</text:p>
      <text:p text:style-name="P2">Unpacking nginx-core (1.18.0-0ubuntu1.3) ...</text:p>
      <text:p text:style-name="P2">Selecting previously unselected package nginx.</text:p>
      <text:p text:style-name="P2">Preparing to unpack .../6-nginx_1.18.0-0ubuntu1.3_all.deb ...</text:p>
      <text:p text:style-name="P2">Unpacking nginx (1.18.0-0ubuntu1.3) ...</text:p>
      <text:p text:style-name="P2">Setting up nginx-common (1.18.0-0ubuntu1.3) ...</text:p>
      <text:p text:style-name="P2">Created symlink /etc/systemd/system/multi-user.target.wants/nginx.service → /lib/systemd/system/nginx</text:p>
      <text:p text:style-name="P2">.service.</text:p>
      <text:p text:style-name="P2">Setting up libnginx-mod-http-xslt-filter (1.18.0-0ubuntu1.3) ...</text:p>
      <text:p text:style-name="P2">Setting up libnginx-mod-mail (1.18.0-0ubuntu1.3) ...</text:p>
      <text:p text:style-name="P2">Setting up libnginx-mod-http-image-filter (1.18.0-0ubuntu1.3) ...</text:p>
      <text:p text:style-name="P2">Setting up libnginx-mod-stream (1.18.0-0ubuntu1.3) ...</text:p>
      <text:p text:style-name="P2">Setting up nginx-core (1.18.0-0ubuntu1.3) ...</text:p>
      <text:p text:style-name="P2">Setting up nginx (1.18.0-0ubuntu1.3) ...</text:p>
      <text:p text:style-name="P2">Processing triggers for systemd (245.4-4ubuntu3.17) ...</text:p>
      <text:p text:style-name="P2">Processing triggers for man-db (2.9.1-1) ...</text:p>
      <text:p text:style-name="P2">Processing triggers for ufw (0.36-6ubuntu1) ...</text:p>
      <text:p text:style-name="P2">root@AlexanderCoretchi:/etc/logrotate.d# </text:p>
      <text:p text:style-name="P2">root@AlexanderCoretchi:/etc/logrotate.d# </text:p>
      <text:p text:style-name="P2"/>
      <text:p text:style-name="P2">root@AlexanderCoretchi:/etc/logrotate.d# </text:p>
      <text:p text:style-name="P2">root@AlexanderCoretchi:/etc/logrotate.d# <text:span text:style-name="T1">ps aux | grep nginx</text:span></text:p>
      <text:p text:style-name="P2">root <text:s text:c="6"/>14083 <text:s/>0.0 <text:s/>0.0 <text:s/>55288 <text:s/>1500 ? <text:s text:c="7"/>Ss <text:s text:c="2"/>10:17 <text:s text:c="2"/>0:00 nginx: master process /usr/sbin/nginx -g daemon on; master_process on;</text:p>
      <text:p text:style-name="P2">www-data <text:s text:c="2"/>14084 <text:s/>0.0 <text:s/>0.0 <text:s/>55856 <text:s/>5496 ? <text:s text:c="7"/>S <text:s text:c="3"/>10:17 <text:s text:c="2"/>0:00 nginx: worker process</text:p>
      <text:p text:style-name="P2">www-data <text:s text:c="2"/>14085 <text:s/>0.0 <text:s/>0.0 <text:s/>55856 <text:s/>5496 ? <text:s text:c="7"/>S <text:s text:c="3"/>10:17 <text:s text:c="2"/>0:00 nginx: worker process</text:p>
      <text:p text:style-name="P2">www-data <text:s text:c="2"/>14086 <text:s/>0.0 <text:s/>0.0 <text:s/>55856 <text:s/>5496 ? <text:s text:c="7"/>S <text:s text:c="3"/>10:17 <text:s text:c="2"/>0:00 nginx: worker process</text:p>
      <text:p text:style-name="P2">www-data <text:s text:c="2"/>14087 <text:s/>0.0 <text:s/>0.0 <text:s/>55856 <text:s/>5496 ? <text:s text:c="7"/>S <text:s text:c="3"/>10:17 <text:s text:c="2"/>0:00 nginx: worker process</text:p>
      <text:p text:style-name="P2">root <text:s text:c="6"/>14560 <text:s/>0.0 <text:s/>0.0 <text:s/>11780 <text:s text:c="2"/>652 pts/0 <text:s text:c="3"/>S+ <text:s text:c="2"/>10:22 <text:s text:c="2"/>0:00 grep --color=auto nginx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1">/etc/init.d/nginx status</text:span></text:p>
      <text:p text:style-name="P2">● nginx.service - A high performance web server and a reverse proxy server</text:p>
      <text:p text:style-name="P2"><text:s text:c="5"/>Loaded: loaded (/lib/systemd/system/nginx.service; enabled; vendor preset: enabled)</text:p>
      <text:p text:style-name="P2"><text:s text:c="5"/>Active: active (running) since Fri 2022-07-22 10:17:37 EEST; 6min ago</text:p>
      <text:p text:style-name="P2"><text:s text:c="7"/>Docs: man:nginx(8)</text:p>
      <text:p text:style-name="P2"><text:s text:c="3"/>Main PID: 14083 (nginx)</text:p>
      <text:p text:style-name="P2"><text:s text:c="6"/>Tasks: 5 (limit: 9304)</text:p>
      <text:p text:style-name="P2"><text:s text:c="5"/>Memory: 5.1M</text:p>
      <text:p text:style-name="P2"><text:s text:c="5"/>CGroup: /system.slice/nginx.service</text:p>
      <text:p text:style-name="P2"><text:s text:c="13"/>├─14083 nginx: master process /usr/sbin/nginx -g daemon on; master_process on;</text:p>
      <text:p text:style-name="P2"><text:soft-page-break/><text:s text:c="13"/>├─14084 nginx: worker process</text:p>
      <text:p text:style-name="P2"><text:s text:c="13"/>├─14085 nginx: worker process</text:p>
      <text:p text:style-name="P2"><text:s text:c="13"/>├─14086 nginx: worker process</text:p>
      <text:p text:style-name="P2"><text:s text:c="13"/>└─14087 nginx: worker process</text:p>
      <text:p text:style-name="P2"/>
      <text:p text:style-name="P2">Jul 22 10:17:37 AlexanderCoretchi systemd[1]: Starting A high performance web server and a reve…er...</text:p>
      <text:p text:style-name="P2">Jul 22 10:17:37 AlexanderCoretchi systemd[1]: Started A high performance web server and a rever…rver.</text:p>
      <text:p text:style-name="P2">Hint: Some lines were ellipsized, use -l to show in full.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1">systemctl status nginx</text:span></text:p>
      <text:p text:style-name="P2">● nginx.service - A high performance web server and a reverse proxy server</text:p>
      <text:p text:style-name="P2"><text:s text:c="5"/>Loaded: loaded (/lib/systemd/system/nginx.service; enabled; vendor preset: enabled)</text:p>
      <text:p text:style-name="P2"><text:s text:c="5"/>Active: active (running) since Fri 2022-07-22 10:17:37 EEST; 7min ago</text:p>
      <text:p text:style-name="P2"><text:s text:c="7"/>Docs: man:nginx(8)</text:p>
      <text:p text:style-name="P2"><text:s text:c="3"/>Main PID: 14083 (nginx)</text:p>
      <text:p text:style-name="P2"><text:s text:c="6"/>Tasks: 5 (limit: 9304)</text:p>
      <text:p text:style-name="P2"><text:s text:c="5"/>Memory: 5.1M</text:p>
      <text:p text:style-name="P2"><text:s text:c="5"/>CGroup: /system.slice/nginx.service</text:p>
      <text:p text:style-name="P2"><text:s text:c="13"/>├─14083 nginx: master process /usr/sbin/nginx -g daemon on; master_process on;</text:p>
      <text:p text:style-name="P2"><text:s text:c="13"/>├─14084 nginx: worker process</text:p>
      <text:p text:style-name="P2"><text:s text:c="13"/>├─14085 nginx: worker process</text:p>
      <text:p text:style-name="P2"><text:s text:c="13"/>├─14086 nginx: worker process</text:p>
      <text:p text:style-name="P2"><text:s text:c="13"/>└─14087 nginx: worker process</text:p>
      <text:p text:style-name="P2"/>
      <text:p text:style-name="P2">Jul 22 10:17:37 AlexanderCoretchi systemd[1]: Starting A high performance web server and a reverse p&gt;</text:p>
      <text:p text:style-name="P2">Jul 22 10:17:37 AlexanderCoretchi systemd[1]: Started A high performance web server and a reverse pr&gt;</text:p>
      <text:p text:style-name="P2"/>
      <text:p text:style-name="P2">[1]+ <text:s/>Stopped <text:s text:c="16"/>systemctl status nginx</text:p>
      <text:p text:style-name="P2">root@AlexanderCoretchi:/etc/logrotate.d# </text:p>
      <text:p text:style-name="P2"><text:a xlink:type="simple" xlink:href="mailto:root@AlexanderCoretchi" text:style-name="Internet_20_link" text:visited-style-name="Visited_20_Internet_20_Link">root@AlexanderCoretchi</text:a>:/etc/logrotate.d#</text:p>
      <text:p text:style-name="P2"/>
      <text:p text:style-name="P2">root@AlexanderCoretchi:/etc/logrotate.d# </text:p>
      <text:p text:style-name="P2">root@AlexanderCoretchi:/etc/logrotate.d# <text:span text:style-name="T1">systemctl enable nginx</text:span></text:p>
      <text:p text:style-name="P2">Synchronizing state of nginx.service with SysV service script with /lib/systemd/systemd-sysv-install.</text:p>
      <text:p text:style-name="P2">Executing: /lib/systemd/systemd-sysv-install enable nginx</text:p>
      <text:p text:style-name="P2"><text:a xlink:type="simple" xlink:href="mailto:root@AlexanderCoretchi" text:style-name="Internet_20_link" text:visited-style-name="Visited_20_Internet_20_Link">root@AlexanderCoretchi</text:a>:/etc/logrotate.d#</text:p>
      <text:p text:style-name="P2"/>
      <text:p text:style-name="P2">root@AlexanderCoretchi:/etc/logrotate.d# </text:p>
      <text:p text:style-name="P2">root@AlexanderCoretchi:/etc/logrotate.d# <text:span text:style-name="T1">apt-get update</text:span></text:p>
      <text:p text:style-name="P2">Hit:1 http://md.archive.ubuntu.com/ubuntu focal InRelease</text:p>
      <text:p text:style-name="P2">Hit:2 http://md.archive.ubuntu.com/ubuntu focal-updates InRelease <text:s text:c="5"/></text:p>
      <text:p text:style-name="P2">Hit:3 http://md.archive.ubuntu.com/ubuntu focal-backports InRelease <text:s text:c="3"/></text:p>
      <text:p text:style-name="P2">Hit:4 http://security.ubuntu.com/ubuntu focal-security InRelease <text:s text:c="23"/></text:p>
      <text:p text:style-name="P2">Hit:5 https://repo.skype.com/deb stable InRelease <text:s text:c="50"/></text:p>
      <text:p text:style-name="P2"><text:soft-page-break/>Hit:6 http://repo.percona.com/prel/apt focal InRelease <text:s text:c="45"/></text:p>
      <text:p text:style-name="P2">Hit:7 http://repo.percona.com/ps-80/apt focal InRelease</text:p>
      <text:p text:style-name="P2">Hit:8 http://repo.percona.com/tools/apt focal InRelease</text:p>
      <text:p text:style-name="P2">Reading package lists... Done</text:p>
      <text:p text:style-name="P2">root@AlexanderCoretchi:/etc/logrotate.d# 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1">apt-get install apache2</text:span>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The following package was automatically installed and is no longer required:</text:p>
      <text:p text:style-name="P2"><text:s text:c="2"/>libfwupdplugin1</text:p>
      <text:p text:style-name="P2">Use 'sudo apt autoremove' to remove it.</text:p>
      <text:p text:style-name="P2">The following additional packages will be installed:</text:p>
      <text:p text:style-name="P2"><text:s text:c="2"/>apache2-bin apache2-data apache2-utils libapr1 libaprutil1 libaprutil1-dbd-sqlite3</text:p>
      <text:p text:style-name="P2"><text:s text:c="2"/>libaprutil1-ldap liblua5.2-0</text:p>
      <text:p text:style-name="P2">Suggested packages:</text:p>
      <text:p text:style-name="P2"><text:s text:c="2"/>apache2-doc apache2-suexec-pristine | apache2-suexec-custom</text:p>
      <text:p text:style-name="P2">The following NEW packages will be installed:</text:p>
      <text:p text:style-name="P2"><text:s text:c="2"/>apache2 apache2-bin apache2-data apache2-utils libapr1 libaprutil1 libaprutil1-dbd-sqlite3</text:p>
      <text:p text:style-name="P2"><text:s text:c="2"/>libaprutil1-ldap liblua5.2-0</text:p>
      <text:p text:style-name="P2">0 upgraded, 9 newly installed, 0 to remove and 0 not upgraded.</text:p>
      <text:p text:style-name="P2">Need to get 1,821 kB of archives.</text:p>
      <text:p text:style-name="P2">After this operation, 7,949 kB of additional disk space will be used.</text:p>
      <text:p text:style-name="P2">Do you want to continue? [Y/n] y</text:p>
      <text:p text:style-name="P2">Get:1 http://md.archive.ubuntu.com/ubuntu focal/main amd64 libapr1 amd64 1.6.5-1ubuntu1 [91.4 kB]</text:p>
      <text:p text:style-name="P2">Get:2 http://md.archive.ubuntu.com/ubuntu focal/main amd64 libaprutil1 amd64 1.6.1-4ubuntu2 [84.7 kB]</text:p>
      <text:p text:style-name="P2">Get:3 http://md.archive.ubuntu.com/ubuntu focal/main amd64 libaprutil1-dbd-sqlite3 amd64 1.6.1-4ubuntu2 [10.5 kB]</text:p>
      <text:p text:style-name="P2">Get:4 http://md.archive.ubuntu.com/ubuntu focal/main amd64 libaprutil1-ldap amd64 1.6.1-4ubuntu2 [8,736 B]</text:p>
      <text:p text:style-name="P2">Get:5 http://md.archive.ubuntu.com/ubuntu focal/main amd64 liblua5.2-0 amd64 5.2.4-1.1build3 [106 kB]</text:p>
      <text:p text:style-name="P2">Get:6 http://md.archive.ubuntu.com/ubuntu focal-updates/main amd64 apache2-bin amd64 2.4.41-4ubuntu3.12 [1,181 kB]</text:p>
      <text:p text:style-name="P2">Get:7 http://md.archive.ubuntu.com/ubuntu focal-updates/main amd64 apache2-data all 2.4.41-4ubuntu3.12 [159 kB]</text:p>
      <text:p text:style-name="P2">Get:8 http://md.archive.ubuntu.com/ubuntu focal-updates/main amd64 apache2-utils amd64 2.4.41-4ubuntu3.12 [84.5 kB]</text:p>
      <text:p text:style-name="P2">Get:9 http://md.archive.ubuntu.com/ubuntu focal-updates/main amd64 apache2 amd64 2.4.41-4ubuntu3.12 [95.6 kB]</text:p>
      <text:p text:style-name="P2">Fetched 1,821 kB in 1s (2,658 kB/s)</text:p>
      <text:p text:style-name="P2">Selecting previously unselected package libapr1:amd64.</text:p>
      <text:p text:style-name="P2">(Reading database ... 193995 files and directories currently installed.)</text:p>
      <text:p text:style-name="P2">Preparing to unpack .../0-libapr1_1.6.5-1ubuntu1_amd64.deb ...</text:p>
      <text:p text:style-name="P2">Unpacking libapr1:amd64 (1.6.5-1ubuntu1) ...</text:p>
      <text:p text:style-name="P2">Selecting previously unselected package libaprutil1:amd64.</text:p>
      <text:p text:style-name="P2"><text:soft-page-break/>Preparing to unpack .../1-libaprutil1_1.6.1-4ubuntu2_amd64.deb ...</text:p>
      <text:p text:style-name="P2">Unpacking libaprutil1:amd64 (1.6.1-4ubuntu2) ...</text:p>
      <text:p text:style-name="P2">Selecting previously unselected package libaprutil1-dbd-sqlite3:amd64.</text:p>
      <text:p text:style-name="P2">Preparing to unpack .../2-libaprutil1-dbd-sqlite3_1.6.1-4ubuntu2_amd64.deb ...</text:p>
      <text:p text:style-name="P2">Unpacking libaprutil1-dbd-sqlite3:amd64 (1.6.1-4ubuntu2) ...</text:p>
      <text:p text:style-name="P2">Selecting previously unselected package libaprutil1-ldap:amd64.</text:p>
      <text:p text:style-name="P2">Preparing to unpack .../3-libaprutil1-ldap_1.6.1-4ubuntu2_amd64.deb ...</text:p>
      <text:p text:style-name="P2">Unpacking libaprutil1-ldap:amd64 (1.6.1-4ubuntu2) ...</text:p>
      <text:p text:style-name="P2">Selecting previously unselected package liblua5.2-0:amd64.</text:p>
      <text:p text:style-name="P2">Preparing to unpack .../4-liblua5.2-0_5.2.4-1.1build3_amd64.deb ...</text:p>
      <text:p text:style-name="P2">Unpacking liblua5.2-0:amd64 (5.2.4-1.1build3) ...</text:p>
      <text:p text:style-name="P2">Selecting previously unselected package apache2-bin.</text:p>
      <text:p text:style-name="P2">Preparing to unpack .../5-apache2-bin_2.4.41-4ubuntu3.12_amd64.deb ...</text:p>
      <text:p text:style-name="P2">Unpacking apache2-bin (2.4.41-4ubuntu3.12) ...</text:p>
      <text:p text:style-name="P2">Selecting previously unselected package apache2-data.</text:p>
      <text:p text:style-name="P2">Preparing to unpack .../6-apache2-data_2.4.41-4ubuntu3.12_all.deb ...</text:p>
      <text:p text:style-name="P2">Unpacking apache2-data (2.4.41-4ubuntu3.12) ...</text:p>
      <text:p text:style-name="P2">Selecting previously unselected package apache2-utils.</text:p>
      <text:p text:style-name="P2">Preparing to unpack .../7-apache2-utils_2.4.41-4ubuntu3.12_amd64.deb ...</text:p>
      <text:p text:style-name="P2">Unpacking apache2-utils (2.4.41-4ubuntu3.12) ...</text:p>
      <text:p text:style-name="P2">Selecting previously unselected package apache2.</text:p>
      <text:p text:style-name="P2">Preparing to unpack .../8-apache2_2.4.41-4ubuntu3.12_amd64.deb ...</text:p>
      <text:p text:style-name="P2">Unpacking apache2 (2.4.41-4ubuntu3.12) ...</text:p>
      <text:p text:style-name="P2">Setting up libapr1:amd64 (1.6.5-1ubuntu1) ...</text:p>
      <text:p text:style-name="P2">Setting up liblua5.2-0:amd64 (5.2.4-1.1build3) ...</text:p>
      <text:p text:style-name="P2">Setting up apache2-data (2.4.41-4ubuntu3.12) ...</text:p>
      <text:p text:style-name="P2">Setting up libaprutil1:amd64 (1.6.1-4ubuntu2) ...</text:p>
      <text:p text:style-name="P2">Setting up libaprutil1-ldap:amd64 (1.6.1-4ubuntu2) ...</text:p>
      <text:p text:style-name="P2">Setting up libaprutil1-dbd-sqlite3:amd64 (1.6.1-4ubuntu2) ...</text:p>
      <text:p text:style-name="P2">Setting up apache2-utils (2.4.41-4ubuntu3.12) ...</text:p>
      <text:p text:style-name="P2">Setting up apache2-bin (2.4.41-4ubuntu3.12) ...</text:p>
      <text:p text:style-name="P2">Setting up apache2 (2.4.41-4ubuntu3.12) ...</text:p>
      <text:p text:style-name="P2">Enabling module mpm_event.</text:p>
      <text:p text:style-name="P2">Enabling module authz_core.</text:p>
      <text:p text:style-name="P2">Enabling module authz_host.</text:p>
      <text:p text:style-name="P2">Enabling module authn_core.</text:p>
      <text:p text:style-name="P2">Enabling module auth_basic.</text:p>
      <text:p text:style-name="P2">Enabling module access_compat.</text:p>
      <text:p text:style-name="P2">Enabling module authn_file.</text:p>
      <text:p text:style-name="P2">Enabling module authz_user.</text:p>
      <text:p text:style-name="P2">Enabling module alias.</text:p>
      <text:p text:style-name="P2">Enabling module dir.</text:p>
      <text:p text:style-name="P2">Enabling module autoindex.</text:p>
      <text:p text:style-name="P2">Enabling module env.</text:p>
      <text:p text:style-name="P2">Enabling module mime.</text:p>
      <text:p text:style-name="P2">Enabling module negotiation.</text:p>
      <text:p text:style-name="P2">Enabling module setenvif.</text:p>
      <text:p text:style-name="P2">Enabling module filter.</text:p>
      <text:p text:style-name="P2">Enabling module deflate.</text:p>
      <text:p text:style-name="P2"><text:soft-page-break/>Enabling module status.</text:p>
      <text:p text:style-name="P2">Enabling module reqtimeout.</text:p>
      <text:p text:style-name="P2">Enabling conf charset.</text:p>
      <text:p text:style-name="P2">Enabling conf localized-error-pages.</text:p>
      <text:p text:style-name="P2">Enabling conf other-vhosts-access-log.</text:p>
      <text:p text:style-name="P2">Enabling conf security.</text:p>
      <text:p text:style-name="P2">Enabling conf serve-cgi-bin.</text:p>
      <text:p text:style-name="P2">Enabling site 000-default.</text:p>
      <text:p text:style-name="P2">Created symlink /etc/systemd/system/multi-user.target.wants/apache2.service → /lib/systemd/system/apache2.service.</text:p>
      <text:p text:style-name="P2">Created symlink /etc/systemd/system/multi-user.target.wants/apache-htcacheclean.service → /lib/systemd/system/apache-htcacheclean.service.</text:p>
      <text:p text:style-name="P2">Job for apache2.service failed because the control process exited with error code.</text:p>
      <text:p text:style-name="P2">See "systemctl status apache2.service" and "journalctl -xe" for details.</text:p>
      <text:p text:style-name="P2">invoke-rc.d: initscript apache2, action "start" failed.</text:p>
      <text:p text:style-name="P2">● apache2.service - The Apache HTTP Server</text:p>
      <text:p text:style-name="P2"><text:s text:c="5"/>Loaded: loaded (/lib/systemd/system/apache2.service; enabled; vendor preset: enabled)</text:p>
      <text:p text:style-name="P2"><text:s text:c="5"/>Active: <text:span text:style-name="T2">failed </text:span>(Result: exit-code) since Fri 2022-07-22 10:35:37 EEST; 4ms ago</text:p>
      <text:p text:style-name="P2"><text:s text:c="7"/>Docs: https://httpd.apache.org/docs/2.4/</text:p>
      <text:p text:style-name="P2"><text:s text:c="4"/>Process: 16570 ExecStart=/usr/sbin/apachectl start <text:span text:style-name="T2">(code=exited, status=1/FAILURE)</text:span></text:p>
      <text:p text:style-name="P2"/>
      <text:p text:style-name="P2">Jul 22 10:35:37 AlexanderCoretchi apachectl[16580]: AH00558: apache2: Could not reliably determine the server's fully qualified domain name, using 127.0.1.1. Set the 'ServerName' directive globally to suppress this message</text:p>
      <text:p text:style-name="P2">Jul 22 10:35:37 AlexanderCoretchi apachectl[16580]: (98)Address already in use: AH00072: make_sock: could not bind to address [::]:80</text:p>
      <text:p text:style-name="P2">Jul 22 10:35:37 AlexanderCoretchi apachectl[16580]: (98)Address already in use: AH00072: make_sock: could not bind to address 0.0.0.0:80</text:p>
      <text:p text:style-name="P2">Jul 22 10:35:37 AlexanderCoretchi apachectl[16580]: no listening sockets available, shutting down</text:p>
      <text:p text:style-name="P2">Jul 22 10:35:37 AlexanderCoretchi apachectl[16580]: AH00015: Unable to open logs</text:p>
      <text:p text:style-name="P2">Jul 22 10:35:37 AlexanderCoretchi apachectl[16570]: Action 'start' failed.</text:p>
      <text:p text:style-name="P2">Jul 22 10:35:37 AlexanderCoretchi apachectl[16570]: The Apache error log may have more information.</text:p>
      <text:p text:style-name="P2">Jul 22 10:35:37 AlexanderCoretchi systemd[1]: apache2.service: Control process exited, code=exited, status=1/FAILURE</text:p>
      <text:p text:style-name="P2">Jul 22 10:35:37 AlexanderCoretchi systemd[1]:<text:span text:style-name="T3"> apache2.service: Failed with result 'exit-code'.</text:span></text:p>
      <text:p text:style-name="P2">Jul 22 10:35:37 AlexanderCoretchi systemd[1]: <text:span text:style-name="T2">Failed to start The Apache HTTP Server.</text:span></text:p>
      <text:p text:style-name="P2">Processing triggers for ufw (0.36-6ubuntu1) ...</text:p>
      <text:p text:style-name="P2">Processing triggers for systemd (245.4-4ubuntu3.17) ...</text:p>
      <text:p text:style-name="P2">Processing triggers for man-db (2.9.1-1) ...</text:p>
      <text:p text:style-name="P2">Processing triggers for libc-bin (2.31-0ubuntu9.9) ...</text:p>
      <text:p text:style-name="P2">root@AlexanderCoretchi:/etc/logrotate.d# </text:p>
      <text:p text:style-name="P2"><text:a xlink:type="simple" xlink:href="mailto:root@AlexanderCoretchi" text:style-name="Internet_20_link" text:visited-style-name="Visited_20_Internet_20_Link">root@AlexanderCoretchi</text:a>:/etc/logrotate.d#</text:p>
      <text:p text:style-name="P2"/>
      <text:p text:style-name="P2"/>
      <text:p text:style-name="P2">root@AlexanderCoretchi:/etc/apache2#<text:span text:style-name="T1"> ls</text:span></text:p>
      <text:p text:style-name="P2">apache2.conf <text:s text:c="3"/>conf-enabled <text:s/>magic <text:s text:c="10"/>mods-enabled <text:s/>sites-available</text:p>
      <text:p text:style-name="P2">conf-available <text:s/>envvars <text:s text:c="6"/>mods-available <text:s/>ports.conf <text:s text:c="3"/>sites-enabled</text:p>
      <text:p text:style-name="P2">root@AlexanderCoretchi:/etc/apache2# nano apache2.conf</text:p>
      <text:p text:style-name="P2"><text:soft-page-break/>root@AlexanderCoretchi:/etc/apache2# ls</text:p>
      <text:p text:style-name="P2">apache2.conf <text:s text:c="3"/>conf-enabled <text:s/>magic <text:s text:c="10"/>mods-enabled <text:s/>sites-available</text:p>
      <text:p text:style-name="P2">conf-available <text:s/>envvars <text:s text:c="6"/>mods-available <text:s/>ports.conf <text:s text:c="3"/>sites-enabled</text:p>
      <text:p text:style-name="P2">root@AlexanderCoretchi:/etc/apache2# <text:span text:style-name="T1">nano ports.conf</text:span></text:p>
      <text:p text:style-name="P2">root@AlexanderCoretchi:/etc/apache2# nano ports.conf</text:p>
      <text:p text:style-name="P2">root@AlexanderCoretchi:/etc/apache2# nano ports.conf</text:p>
      <text:p text:style-name="P2">root@AlexanderCoretchi:/etc/apache2# nano apache2.conf</text:p>
      <text:p text:style-name="P2">root@AlexanderCoretchi:/etc/apache2# nano envvars</text:p>
      <text:p text:style-name="P2">root@AlexanderCoretchi:/etc/apache2# cd conf-available</text:p>
      <text:p text:style-name="P2">root@AlexanderCoretchi:/etc/apache2/conf-available# ls</text:p>
      <text:p text:style-name="P2">charset.conf <text:s text:c="15"/>other-vhosts-access-log.conf <text:s/>serve-cgi-bin.conf</text:p>
      <text:p text:style-name="P2">localized-error-pages.conf <text:s/>security.conf</text:p>
      <text:p text:style-name="P2">root@AlexanderCoretchi:/etc/apache2/conf-available# nano /etc/apache2/sites-enabled/mysite.conf</text:p>
      <text:p text:style-name="P2">root@AlexanderCoretchi:/etc/apache2/conf-available# cd /etc/apache2/sites-enabled</text:p>
      <text:p text:style-name="P2">root@AlexanderCoretchi:/etc/apache2/sites-enabled# ls</text:p>
      <text:p text:style-name="P2">000-default.conf</text:p>
      <text:p text:style-name="P2">root@AlexanderCoretchi:/etc/apache2/sites-enabled# <text:span text:style-name="T1">nano /etc/apache2/sites-enabled/000-default.conf</text:span></text:p>
      <text:p text:style-name="P2">root@AlexanderCoretchi:/etc/apache2/sites-enabled# </text:p>
      <text:p text:style-name="P2"/>
      <text:p text:style-name="P2">root@AlexanderCoretchi:/etc/apache2# <text:span text:style-name="T1">nano apache2.conf</text:span></text:p>
      <text:p text:style-name="P2">root@AlexanderCoretchi:/etc/apache2# </text:p>
      <text:p text:style-name="P2"/>
      <text:p text:style-name="P2">oot@AlexanderCoretchi:/etc/apache2# </text:p>
      <text:p text:style-name="P2">root@AlexanderCoretchi:/etc/apache2# <text:span text:style-name="T1">systemctl restart apache2</text:span></text:p>
      <text:p text:style-name="P2">root@AlexanderCoretchi:/etc/apache2# </text:p>
      <text:p text:style-name="P2">root@AlexanderCoretchi:/etc/apache2# </text:p>
      <text:p text:style-name="P2">root@AlexanderCoretchi:/etc/apache2# <text:span text:style-name="T1">systemctl status apache2</text:span></text:p>
      <text:p text:style-name="P2">● apache2.service - The Apache HTTP Server</text:p>
      <text:p text:style-name="P2"><text:s text:c="5"/>Loaded: loaded (/lib/systemd/system/apache2.service; enabled; vendor preset: enabled)</text:p>
      <text:p text:style-name="P2"><text:s text:c="5"/>Active: active (running) since Fri 2022-07-22 12:07:24 EEST; 7s ago</text:p>
      <text:p text:style-name="P2"><text:s text:c="7"/>Docs: https://httpd.apache.org/docs/2.4/</text:p>
      <text:p text:style-name="P2"><text:s text:c="4"/>Process: 19699 ExecStart=/usr/sbin/apachectl start (code=exited, status=0/SUCCESS)</text:p>
      <text:p text:style-name="P2"><text:s text:c="3"/>Main PID: 19703 (apache2)</text:p>
      <text:p text:style-name="P2"><text:s text:c="6"/>Tasks: 55 (limit: 9304)</text:p>
      <text:p text:style-name="P2"><text:s text:c="5"/>Memory: 5.0M</text:p>
      <text:p text:style-name="P2"><text:s text:c="5"/>CGroup: /system.slice/apache2.service</text:p>
      <text:p text:style-name="P2"><text:s text:c="13"/>├─19703 /usr/sbin/apache2 -k start</text:p>
      <text:p text:style-name="P2"><text:s text:c="13"/>├─19704 /usr/sbin/apache2 -k start</text:p>
      <text:p text:style-name="P2"><text:s text:c="13"/>└─19705 /usr/sbin/apache2 -k start</text:p>
      <text:p text:style-name="P2"/>
      <text:p text:style-name="P2">Jul 22 12:07:24 AlexanderCoretchi systemd[1]: Starting The Apache HTTP Server...</text:p>
      <text:p text:style-name="P2">Jul 22 12:07:24 AlexanderCoretchi apachectl[19702]: AH00558: apache2: Could not reliably determine t&gt;</text:p>
      <text:p text:style-name="P2">Jul 22 12:07:24 AlexanderCoretchi systemd[1]: Started The Apache HTTP Server.</text:p>
      <text:p text:style-name="P2"/>
      <text:p text:style-name="P2">[10]+ <text:s/>Stopped <text:s text:c="16"/>systemctl status apache2</text:p>
      <text:p text:style-name="P2">root@AlexanderCoretchi:/etc/apache2# </text:p>
      <text:p text:style-name="P2">root@AlexanderCoretchi:/etc/apache2# </text:p>
      <text:p text:style-name="P2">root@AlexanderCoretchi:/etc/apache2# </text:p>
      <text:p text:style-name="P2"><text:soft-page-break/>root@AlexanderCoretchi:/etc/apache2# <text:span text:style-name="T1">/etc/init.d/apache2 status</text:span></text:p>
      <text:p text:style-name="P2">● apache2.service - The Apache HTTP Server</text:p>
      <text:p text:style-name="P2"><text:s text:c="5"/>Loaded: loaded (/lib/systemd/system/apache2.service; enabled; vendor preset: enabled)</text:p>
      <text:p text:style-name="P2"><text:s text:c="5"/>Active: active (running) since Fri 2022-07-22 12:07:24 EEST; 27s ago</text:p>
      <text:p text:style-name="P2"><text:s text:c="7"/>Docs: https://httpd.apache.org/docs/2.4/</text:p>
      <text:p text:style-name="P2"><text:s text:c="4"/>Process: 19699 ExecStart=/usr/sbin/apachectl start (code=exited, status=0/SUCCESS)</text:p>
      <text:p text:style-name="P2"><text:s text:c="3"/>Main PID: 19703 (apache2)</text:p>
      <text:p text:style-name="P2"><text:s text:c="6"/>Tasks: 55 (limit: 9304)</text:p>
      <text:p text:style-name="P2"><text:s text:c="5"/>Memory: 5.0M</text:p>
      <text:p text:style-name="P2"><text:s text:c="5"/>CGroup: /system.slice/apache2.service</text:p>
      <text:p text:style-name="P2"><text:s text:c="13"/>├─19703 /usr/sbin/apache2 -k start</text:p>
      <text:p text:style-name="P2"><text:s text:c="13"/>├─19704 /usr/sbin/apache2 -k start</text:p>
      <text:p text:style-name="P2"><text:s text:c="13"/>└─19705 /usr/sbin/apache2 -k start</text:p>
      <text:p text:style-name="P2"/>
      <text:p text:style-name="P2">Jul 22 12:07:24 AlexanderCoretchi systemd[1]: Starting The Apache HTTP Server...</text:p>
      <text:p text:style-name="P2">Jul 22 12:07:24 AlexanderCoretchi apachectl[19702]: AH00558: apache2: Could not reliably determ…ssage</text:p>
      <text:p text:style-name="P2">Jul 22 12:07:24 AlexanderCoretchi systemd[1]: Started The Apache HTTP Server.</text:p>
      <text:p text:style-name="P2">Hint: Some lines were ellipsized, use -l to show in full.</text:p>
      <text:p text:style-name="P2">root@AlexanderCoretchi:/etc/apache2# </text:p>
      <text:p text:style-name="P2">root@AlexanderCoretchi:/etc/apache2# </text:p>
      <text:p text:style-name="P2"/>
      <text:p text:style-name="P4">root@AlexanderCoretchi:/etc/apache2# </text:p>
      <text:p text:style-name="P4">root@AlexanderCoretchi:/etc/apache2# <text:span text:style-name="T1">nano /etc/nginx/sites-enabled/default</text:span></text:p>
      <text:p text:style-name="P4">root@AlexanderCoretchi:/etc/apache2# nano /etc/nginx/sites-enabled/default</text:p>
      <text:p text:style-name="P4">root@AlexanderCoretchi:/etc/apache2# </text:p>
      <text:p text:style-name="P4">root@AlexanderCoretchi:/etc/apache2# </text:p>
      <text:p text:style-name="P4">root@AlexanderCoretchi:/etc/apache2# <text:span text:style-name="T1">nano /var/www/test_curl.php</text:span></text:p>
      <text:p text:style-name="P4">root@AlexanderCoretchi:/etc/apache2# cd /var</text:p>
      <text:p text:style-name="P4">root@AlexanderCoretchi:/var# ls</text:p>
      <text:p text:style-name="P4">backups <text:s/>cache <text:s/>crash <text:s/>lib <text:s/>local <text:s/>lock <text:s/>log <text:s/>mail <text:s/>metrics <text:s/>opt <text:s/>run <text:s/>snap <text:s/>spool <text:s/>tmp <text:s/>www</text:p>
      <text:p text:style-name="P4">root@AlexanderCoretchi:/var# cd www</text:p>
      <text:p text:style-name="P4">root@AlexanderCoretchi:/var/www# ls</text:p>
      <text:p text:style-name="P4">html</text:p>
      <text:p text:style-name="P4">root@AlexanderCoretchi:/var/www# <text:span text:style-name="T1">nano /var/www/test_curl.php</text:span></text:p>
      <text:p text:style-name="P4">root@AlexanderCoretchi:/var/www# </text:p>
      <text:p text:style-name="P4">root@AlexanderCoretchi:/var/www# </text:p>
      <text:p text:style-name="P4">root@AlexanderCoretchi:/var/www# cd</text:p>
      <text:p text:style-name="P4">root@AlexanderCoretchi:~# </text:p>
      <text:p text:style-name="P4">root@AlexanderCoretchi:~# </text:p>
      <text:p text:style-name="P4">root@AlexanderCoretchi:~# <text:span text:style-name="T1">nginx -t</text:span></text:p>
      <text:p text:style-name="P4">nginx: the configuration file /etc/nginx/nginx.conf syntax is ok</text:p>
      <text:p text:style-name="P4">nginx: configuration file /etc/nginx/nginx.conf test is successful</text:p>
      <text:p text:style-name="P4">root@AlexanderCoretchi:~# </text:p>
      <text:p text:style-name="P4">root@AlexanderCoretchi:~# /etc/init.d/nginx reload</text:p>
      <text:p text:style-name="P4">Reloading nginx configuration (via systemctl): nginx.service.</text:p>
      <text:p text:style-name="P4">root@AlexanderCoretchi:~# </text:p>
      <text:p text:style-name="P2"/>
      <text:p text:style-name="P10"><text:soft-page-break/>PHP + modules</text:p>
      <text:p text:style-name="P2"/>
      <text:p text:style-name="P3">root@AlexanderCoretchi:/etc/apache2# </text:p>
      <text:p text:style-name="P3">root@AlexanderCoretchi:/etc/apache2# <text:span text:style-name="T1">apt-get install software-properties-common</text:span></text:p>
      <text:p text:style-name="P3">Reading package lists... Done</text:p>
      <text:p text:style-name="P3">Building dependency tree <text:s text:c="6"/></text:p>
      <text:p text:style-name="P3">Reading state information... Done</text:p>
      <text:p text:style-name="P3">software-properties-common is already the newest version (0.99.9.8).</text:p>
      <text:p text:style-name="P3">software-properties-common set to manually installed.</text:p>
      <text:p text:style-name="P3">The following package was automatically installed and is no longer required:</text:p>
      <text:p text:style-name="P3"><text:s text:c="2"/>libfwupdplugin1</text:p>
      <text:p text:style-name="P3">Use 'sudo apt autoremove' to remove it.</text:p>
      <text:p text:style-name="P3">0 upgraded, 0 newly installed, 0 to remove and 0 not upgraded.</text:p>
      <text:p text:style-name="P3">root@AlexanderCoretchi:/etc/apache2# </text:p>
      <text:p text:style-name="P3">root@AlexanderCoretchi:/etc/apache2# </text:p>
      <text:p text:style-name="P3">root@AlexanderCoretchi:/etc/apache2# <text:span text:style-name="T1">add-apt-repository ppa:ondrej/php</text:span></text:p>
      <text:p text:style-name="P3"><text:s/>Co-installable PHP versions: PHP 5.6, PHP 7.x and most requested extensions are included. Only Supported Versions of PHP (http://php.net/supported-versions.php) for Supported Ubuntu Releases (https://wiki.ubuntu.com/Releases) are provided. Don't ask for end-of-life PHP versions or Ubuntu release, they won't be provided.</text:p>
      <text:p text:style-name="P3"/>
      <text:p text:style-name="P3">Debian oldstable and stable packages are provided as well: https://deb.sury.org/#debian-dpa</text:p>
      <text:p text:style-name="P3"/>
      <text:p text:style-name="P3">You can get more information about the packages at https://deb.sury.org</text:p>
      <text:p text:style-name="P3"/>
      <text:p text:style-name="P3">IMPORTANT: The &lt;foo&gt;-backports is now required on older Ubuntu releases.</text:p>
      <text:p text:style-name="P3"/>
      <text:p text:style-name="P3">BUGS&amp;FEATURES: This PPA now has a issue tracker:</text:p>
      <text:p text:style-name="P3">https://deb.sury.org/#bug-reporting</text:p>
      <text:p text:style-name="P3"/>
      <text:p text:style-name="P3">CAVEATS:</text:p>
      <text:p text:style-name="P3">1. If you are using php-gearman, you need to add ppa:ondrej/pkg-gearman</text:p>
      <text:p text:style-name="P3">2. If you are using apache2, you are advised to add ppa:ondrej/apache2</text:p>
      <text:p text:style-name="P3">3. If you are using nginx, you are advised to add ppa:ondrej/nginx-mainline</text:p>
      <text:p text:style-name="P3">   or ppa:ondrej/nginx</text:p>
      <text:p text:style-name="P3"/>
      <text:p text:style-name="P3">PLEASE READ: If you like my work and want to give me a little motivation, please consider donating regularly: https://donate.sury.org/</text:p>
      <text:p text:style-name="P3"/>
      <text:p text:style-name="P3">WARNING: add-apt-repository is broken with non-UTF-8 locales, see</text:p>
      <text:p text:style-name="P3">https://github.com/oerdnj/deb.sury.org/issues/56 for workaround:</text:p>
      <text:p text:style-name="P3"/>
      <text:p text:style-name="P3"># LC_ALL=C.UTF-8 add-apt-repository ppa:ondrej/php</text:p>
      <text:p text:style-name="P3"><text:s/>More info: https://launchpad.net/~ondrej/+archive/ubuntu/php</text:p>
      <text:p text:style-name="P3">Press [ENTER] to continue or Ctrl-c to cancel adding it.</text:p>
      <text:p text:style-name="P3"/>
      <text:p text:style-name="P3">Hit:1 http://md.archive.ubuntu.com/ubuntu focal InRelease</text:p>
      <text:p text:style-name="P3">Hit:2 http://md.archive.ubuntu.com/ubuntu focal-updates InRelease <text:s text:c="34"/></text:p>
      <text:p text:style-name="P3"><text:soft-page-break/>Hit:3 http://md.archive.ubuntu.com/ubuntu focal-backports InRelease <text:s text:c="32"/></text:p>
      <text:p text:style-name="P3">Get:4 http://ppa.launchpad.net/ondrej/php/ubuntu focal InRelease [23.9 kB] <text:s text:c="25"/></text:p>
      <text:p text:style-name="P3">Get:5 http://security.ubuntu.com/ubuntu focal-security InRelease [114 kB] <text:s text:c="26"/></text:p>
      <text:p text:style-name="P3">Hit:6 https://repo.skype.com/deb stable InRelease <text:s text:c="50"/></text:p>
      <text:p text:style-name="P3">Get:7 http://ppa.launchpad.net/ondrej/php/ubuntu focal/main i386 Packages [38.2 kB] <text:s text:c="6"/></text:p>
      <text:p text:style-name="P3">Get:8 http://ppa.launchpad.net/ondrej/php/ubuntu focal/main amd64 Packages [102 kB] <text:s text:c="16"/></text:p>
      <text:p text:style-name="P3">Get:9 http://security.ubuntu.com/ubuntu focal-security/main amd64 DEP-11 Metadata [40.7 kB]</text:p>
      <text:p text:style-name="P3">Get:10 http://security.ubuntu.com/ubuntu focal-security/universe amd64 DEP-11 Metadata [66.8 kB] <text:s text:c="3"/></text:p>
      <text:p text:style-name="P3">Get:11 http://security.ubuntu.com/ubuntu focal-security/multiverse amd64 DEP-11 Metadata [2,468 B] <text:s/></text:p>
      <text:p text:style-name="P3">Get:12 http://ppa.launchpad.net/ondrej/php/ubuntu focal/main Translation-en [33.6 kB] <text:s text:c="14"/></text:p>
      <text:p text:style-name="P3">Hit:13 http://repo.percona.com/prel/apt focal InRelease <text:s text:c="44"/></text:p>
      <text:p text:style-name="P3">Hit:14 http://repo.percona.com/ps-80/apt focal InRelease <text:s text:c="7"/></text:p>
      <text:p text:style-name="P3">Hit:15 http://repo.percona.com/tools/apt focal InRelease</text:p>
      <text:p text:style-name="P3">Fetched 421 kB in 2s (220 kB/s)</text:p>
      <text:p text:style-name="P3">Reading package lists... Done</text:p>
      <text:p text:style-name="P3">root@AlexanderCoretchi:/etc/apache2# </text:p>
      <text:p text:style-name="P3">root@AlexanderCoretchi:/etc/apache2# </text:p>
      <text:p text:style-name="P3">root@AlexanderCoretchi:/etc/apache2# apt-get update</text:p>
      <text:p text:style-name="P3">Hit:1 http://md.archive.ubuntu.com/ubuntu focal InRelease</text:p>
      <text:p text:style-name="P3">Hit:2 http://md.archive.ubuntu.com/ubuntu focal-updates InRelease <text:s text:c="34"/></text:p>
      <text:p text:style-name="P3">Hit:3 http://md.archive.ubuntu.com/ubuntu focal-backports InRelease <text:s text:c="32"/></text:p>
      <text:p text:style-name="P3">Hit:4 http://ppa.launchpad.net/ondrej/php/ubuntu focal InRelease <text:s text:c="35"/></text:p>
      <text:p text:style-name="P3">Hit:5 http://repo.percona.com/prel/apt focal InRelease <text:s text:c="45"/></text:p>
      <text:p text:style-name="P3">Hit:6 http://repo.percona.com/ps-80/apt focal InRelease <text:s text:c="44"/></text:p>
      <text:p text:style-name="P3">Hit:7 http://repo.percona.com/tools/apt focal InRelease <text:s text:c="41"/></text:p>
      <text:p text:style-name="P3">Hit:8 http://security.ubuntu.com/ubuntu focal-security InRelease <text:s text:c="25"/></text:p>
      <text:p text:style-name="P3">Hit:9 https://repo.skype.com/deb stable InRelease <text:s text:c="18"/></text:p>
      <text:p text:style-name="P3">Reading package lists... Done</text:p>
      <text:p text:style-name="P3">root@AlexanderCoretchi:/etc/apache2# </text:p>
      <text:p text:style-name="P3">root@AlexanderCoretchi:/etc/apache2# </text:p>
      <text:p text:style-name="P6"/>
      <text:p text:style-name="P6"/>
      <text:p text:style-name="P3">root@AlexanderCoretchi:~# </text:p>
      <text:p text:style-name="P3">root@AlexanderCoretchi:~# </text:p>
      <text:p text:style-name="P3">root@AlexanderCoretchi:~# <text:span text:style-name="T1">apt-get install php-common php-pear php7.4-ast php7.4-apcu php7.4-bcmath php7.4-bz2 php7.4-cgi php7.4-cli php7.4-common php7.4-curl <text:s/>php7.4-dev php7.4-fpm php7.4-gd php7.4-geoip php7.4-gmp php7.4-igbinary php7.4-intl php7.4-json php7.4-ldap php7.4-mbstring php7.4-memcache php7.4-memcached php7.4-msgpack php7.4-mysql php7.4-odbc php7.4-opcache php7.4-pgsql php7.4-pspell php7.4-readline php7.4-redis php7.4-rrd php7.4-soap php7.4-sqlite3 php7.4-ssh2 php7.4-xdebug php7.4-xml php7.4-xmlrpc php7.4-zip</text:span></text:p>
      <text:p text:style-name="P3">Reading package lists... Done</text:p>
      <text:p text:style-name="P3">Building dependency tree <text:s text:c="6"/></text:p>
      <text:p text:style-name="P3">Reading state information... Done</text:p>
      <text:p text:style-name="P3">The following package was automatically installed and is no longer required:</text:p>
      <text:p text:style-name="P3"><text:s text:c="2"/>libfwupdplugin1</text:p>
      <text:p text:style-name="P3">Use 'sudo apt autoremove' to remove it.</text:p>
      <text:p text:style-name="P3">The following additional packages will be installed:</text:p>
      <text:p text:style-name="P3"><text:s text:c="2"/>autoconf automake autopoint autotools-dev debhelper dh-autoreconf dh-strip-nondeterminism dwz</text:p>
      <text:p text:style-name="P3"><text:s text:c="2"/>geoip-database gettext intltool-debian libarchive-cpio-perl libarchive-zip-perl libcroco3 libdbi1</text:p>
      <text:p text:style-name="P3"><text:soft-page-break/><text:s text:c="2"/>libdebhelper-perl libfile-stripnondeterminism-perl libgeoip1 libltdl-dev libmail-sendmail-perl</text:p>
      <text:p text:style-name="P3"><text:s text:c="2"/>libmemcached11 libodbc1 libonig5 libpcre2-16-0 libpcre2-32-0 libpcre2-8-0 libpcre2-dev</text:p>
      <text:p text:style-name="P3"><text:s text:c="2"/>libpcre2-posix3 libpq5 librrd8 libsigsegv2 libssh2-1 libssl-dev libsub-override-perl</text:p>
      <text:p text:style-name="P3"><text:s text:c="2"/>libsys-hostname-long-perl libtool libxmlrpc-epi0 libzip4 m4 pkg-php-tools po-debconf shtool</text:p>
      <text:p text:style-name="P3">Suggested packages:</text:p>
      <text:p text:style-name="P3"><text:s text:c="2"/>autoconf-archive gnu-standards autoconf-doc dh-make gettext-doc libasprintf-dev libgettextpo-dev</text:p>
      <text:p text:style-name="P3"><text:s text:c="2"/>geoip-bin libtool-doc libmyodbc odbc-postgresql tdsodbc unixodbc-bin libssl-doc gfortran</text:p>
      <text:p text:style-name="P3"><text:s text:c="2"/>| fortran95-compiler gcj-jdk m4-doc dh-php memcached redis-server libmail-box-perl</text:p>
      <text:p text:style-name="P3">The following NEW packages will be installed:</text:p>
      <text:p text:style-name="P3"><text:s text:c="2"/>autoconf automake autopoint autotools-dev debhelper dh-autoreconf dh-strip-nondeterminism dwz</text:p>
      <text:p text:style-name="P3"><text:s text:c="2"/>geoip-database gettext intltool-debian libarchive-cpio-perl libarchive-zip-perl libcroco3 libdbi1</text:p>
      <text:p text:style-name="P3"><text:s text:c="2"/>libdebhelper-perl libfile-stripnondeterminism-perl libgeoip1 libltdl-dev libmail-sendmail-perl</text:p>
      <text:p text:style-name="P3"><text:s text:c="2"/>libmemcached11 libodbc1 libonig5 libpcre2-16-0 libpcre2-dev libpcre2-posix3 libpq5 librrd8</text:p>
      <text:p text:style-name="P3"><text:s text:c="2"/>libsigsegv2 libssh2-1 libssl-dev libsub-override-perl libsys-hostname-long-perl libtool</text:p>
      <text:p text:style-name="P3"><text:s text:c="2"/>libxmlrpc-epi0 libzip4 m4 php-common php-pear php7.4-apcu php7.4-ast php7.4-bcmath php7.4-bz2</text:p>
      <text:p text:style-name="P3"><text:s text:c="2"/>php7.4-cgi php7.4-cli php7.4-common php7.4-curl php7.4-dev php7.4-fpm php7.4-gd php7.4-geoip</text:p>
      <text:p text:style-name="P3"><text:s text:c="2"/>php7.4-gmp php7.4-igbinary php7.4-intl php7.4-json php7.4-ldap php7.4-mbstring php7.4-memcache</text:p>
      <text:p text:style-name="P3"><text:s text:c="2"/>php7.4-memcached php7.4-msgpack php7.4-mysql php7.4-odbc php7.4-opcache php7.4-pgsql</text:p>
      <text:p text:style-name="P3"><text:s text:c="2"/>php7.4-pspell php7.4-readline php7.4-redis php7.4-rrd php7.4-soap php7.4-sqlite3 php7.4-ssh2</text:p>
      <text:p text:style-name="P3"><text:s text:c="2"/>php7.4-xdebug php7.4-xml php7.4-xmlrpc php7.4-zip pkg-php-tools po-debconf shtool</text:p>
      <text:p text:style-name="P3">The following packages will be upgraded:</text:p>
      <text:p text:style-name="P3"><text:s text:c="2"/>libpcre2-32-0 libpcre2-8-0</text:p>
      <text:p text:style-name="P3">2 upgraded, 78 newly installed, 0 to remove and 6 not upgraded.</text:p>
      <text:p text:style-name="P3">Need to get 19.8 MB of archives.</text:p>
      <text:p text:style-name="P3">After this operation, 83.1 MB of additional disk space will be used.</text:p>
      <text:p text:style-name="P3">Do you want to continue? [Y/n] y</text:p>
      <text:p text:style-name="P3">Get:1 http://ppa.launchpad.net/ondrej/php/ubuntu focal/main amd64 php-common all 2:92+ubuntu20.04.1+deb.sury.org+2 [16.3 kB]</text:p>
      <text:p text:style-name="P3">Get:2 http://ppa.launchpad.net/ondrej/php/ubuntu focal/main amd64 php7.4-common amd64 1:7.4.30-3+ubuntu20.04.1+deb.sury.org+1 [1,027 kB]</text:p>
      <text:p text:style-name="P3">Get:3 http://md.archive.ubuntu.com/ubuntu focal/universe amd64 libgeoip1 amd64 1.6.12-6build1 [70.5 kB]</text:p>
      <text:p text:style-name="P3">Get:4 http://md.archive.ubuntu.com/ubuntu focal/main amd64 libmemcached11 amd64 1.0.18-4.2ubuntu2 [83.5 kB]</text:p>
      <text:p text:style-name="P3">Get:5 http://md.archive.ubuntu.com/ubuntu focal/main amd64 libdbi1 amd64 0.9.0-5 [27.3 kB]</text:p>
      <text:p text:style-name="P3">Get:6 http://md.archive.ubuntu.com/ubuntu focal/main amd64 librrd8 amd64 1.7.2-3build2 [160 kB]</text:p>
      <text:p text:style-name="P3">Get:7 http://md.archive.ubuntu.com/ubuntu focal/universe amd64 libssh2-1 amd64 1.8.0-2.1build1 [75.4 kB]</text:p>
      <text:p text:style-name="P3">Get:8 http://md.archive.ubuntu.com/ubuntu focal/main amd64 libsigsegv2 amd64 2.12-2 [13.9 kB]</text:p>
      <text:p text:style-name="P3">Get:9 http://md.archive.ubuntu.com/ubuntu focal/main amd64 m4 amd64 1.4.18-4 [199 kB]</text:p>
      <text:p text:style-name="P3">Get:10 http://md.archive.ubuntu.com/ubuntu focal/main amd64 autoconf all 2.69-11.1 [321 kB]</text:p>
      <text:p text:style-name="P3">Get:11 http://md.archive.ubuntu.com/ubuntu focal/main amd64 autotools-dev all 20180224.1 [39.6 kB]</text:p>
      <text:p text:style-name="P3">Get:12 http://md.archive.ubuntu.com/ubuntu focal/main amd64 automake all 1:1.16.1-4ubuntu6 [522 kB]</text:p>
      <text:p text:style-name="P3">Get:13 http://md.archive.ubuntu.com/ubuntu focal/main amd64 autopoint all 0.19.8.1-10build1 [412 kB]</text:p>
      <text:p text:style-name="P3">Get:14 http://md.archive.ubuntu.com/ubuntu focal/main amd64 libtool all 2.4.6-14 [161 kB]</text:p>
      <text:p text:style-name="P3">Get:15 http://md.archive.ubuntu.com/ubuntu focal/main amd64 dh-autoreconf all 19 [16.1 kB]</text:p>
      <text:p text:style-name="P3"><text:soft-page-break/>Get:16 http://md.archive.ubuntu.com/ubuntu focal/main amd64 libdebhelper-perl all 12.10ubuntu1 [62.1 kB]</text:p>
      <text:p text:style-name="P3">Get:17 http://md.archive.ubuntu.com/ubuntu focal/main amd64 libarchive-zip-perl all 1.67-2 [90.5 kB]</text:p>
      <text:p text:style-name="P3">Get:18 http://md.archive.ubuntu.com/ubuntu focal/main amd64 libsub-override-perl all 0.09-2 [9,532 B]</text:p>
      <text:p text:style-name="P3">Get:19 http://md.archive.ubuntu.com/ubuntu focal/main amd64 libfile-stripnondeterminism-perl all 1.7.0-1 [15.9 kB]</text:p>
      <text:p text:style-name="P3">Get:20 http://md.archive.ubuntu.com/ubuntu focal/main amd64 dh-strip-nondeterminism all 1.7.0-1 [5,228 B]</text:p>
      <text:p text:style-name="P3">Get:21 http://md.archive.ubuntu.com/ubuntu focal/main amd64 dwz amd64 0.13-5 [151 kB] <text:s text:c="4"/></text:p>
      <text:p text:style-name="P3">Get:22 http://md.archive.ubuntu.com/ubuntu focal/main amd64 libcroco3 amd64 0.6.13-1 [82.5 kB]</text:p>
      <text:p text:style-name="P3">Get:23 http://md.archive.ubuntu.com/ubuntu focal/main amd64 gettext amd64 0.19.8.1-10build1 [895 kB]</text:p>
      <text:p text:style-name="P3">Get:24 http://md.archive.ubuntu.com/ubuntu focal/main amd64 intltool-debian all 0.35.0+20060710.5 [24.9 kB]</text:p>
      <text:p text:style-name="P3">Get:25 http://md.archive.ubuntu.com/ubuntu focal/main amd64 po-debconf all 1.0.21 [233 kB]</text:p>
      <text:p text:style-name="P3">Get:26 http://md.archive.ubuntu.com/ubuntu focal/main amd64 debhelper all 12.10ubuntu1 [877 kB]</text:p>
      <text:p text:style-name="P3">Get:27 http://ppa.launchpad.net/ondrej/php/ubuntu focal/main amd64 php7.4-json amd64 1:7.4.30-3+ubuntu20.04.1+deb.sury.org+1 [19.2 kB]</text:p>
      <text:p text:style-name="P3">Get:28 http://md.archive.ubuntu.com/ubuntu focal/universe amd64 geoip-database all 20191224-2 [3,029 kB]</text:p>
      <text:p text:style-name="P3">Get:29 http://ppa.launchpad.net/ondrej/php/ubuntu focal/main amd64 php7.4-opcache amd64 1:7.4.30-3+ubuntu20.04.1+deb.sury.org+1 [199 kB]</text:p>
      <text:p text:style-name="P3">Get:30 http://md.archive.ubuntu.com/ubuntu focal/main amd64 libarchive-cpio-perl all 0.10-1 [9,644 B]</text:p>
      <text:p text:style-name="P3">Get:31 http://md.archive.ubuntu.com/ubuntu focal/main amd64 libltdl-dev amd64 2.4.6-14 [162 kB]</text:p>
      <text:p text:style-name="P3">Get:32 http://md.archive.ubuntu.com/ubuntu focal/main amd64 libsys-hostname-long-perl all 1.5-1 [11.7 kB]</text:p>
      <text:p text:style-name="P3">Get:33 http://ppa.launchpad.net/ondrej/php/ubuntu focal/main amd64 php7.4-readline amd64 1:7.4.30-3+ubuntu20.04.1+deb.sury.org+1 [12.6 kB]</text:p>
      <text:p text:style-name="P3">Get:34 http://md.archive.ubuntu.com/ubuntu focal/main amd64 libmail-sendmail-perl all 0.80-1 [22.6 kB]</text:p>
      <text:p text:style-name="P3">Get:35 http://ppa.launchpad.net/ondrej/php/ubuntu focal/main amd64 libpcre2-8-0 amd64 10.40-1+ubuntu20.04.1+deb.sury.org+1 [208 kB]</text:p>
      <text:p text:style-name="P3">Get:36 http://md.archive.ubuntu.com/ubuntu focal/main amd64 libodbc1 amd64 2.3.6-0.1build1 [189 kB] </text:p>
      <text:p text:style-name="P3">Get:37 http://md.archive.ubuntu.com/ubuntu focal/universe amd64 libonig5 amd64 6.9.4-1 [142 kB]</text:p>
      <text:p text:style-name="P3">Get:38 http://md.archive.ubuntu.com/ubuntu focal-updates/main amd64 libpq5 amd64 12.11-0ubuntu0.20.04.1 [117 kB]</text:p>
      <text:p text:style-name="P3">Get:39 http://md.archive.ubuntu.com/ubuntu focal-updates/main amd64 libssl-dev amd64 1.1.1f-1ubuntu2.16 [1,584 kB]</text:p>
      <text:p text:style-name="P3">Get:40 http://md.archive.ubuntu.com/ubuntu focal/main amd64 shtool all 2.0.8-10 [122 kB]</text:p>
      <text:p text:style-name="P3">Get:41 http://ppa.launchpad.net/ondrej/php/ubuntu focal/main amd64 php7.4-cli amd64 1:7.4.30-3+ubuntu20.04.1+deb.sury.org+1 [1,429 kB]</text:p>
      <text:p text:style-name="P3">Get:42 http://md.archive.ubuntu.com/ubuntu focal/main amd64 libxmlrpc-epi0 amd64 0.54.2-1.2 [30.5 kB]</text:p>
      <text:p text:style-name="P3">Get:43 http://md.archive.ubuntu.com/ubuntu focal/main amd64 pkg-php-tools all 1.38 [28.3 kB]</text:p>
      <text:p text:style-name="P3">Get:44 http://ppa.launchpad.net/ondrej/php/ubuntu focal/main amd64 php7.4-fpm amd64 1:7.4.30-3+ubuntu20.04.1+deb.sury.org+1 [1,444 kB]</text:p>
      <text:p text:style-name="P3"><text:soft-page-break/>Get:45 http://ppa.launchpad.net/ondrej/php/ubuntu focal/main amd64 php7.4-cgi amd64 1:7.4.30-3+ubuntu20.04.1+deb.sury.org+1 [1,389 kB]</text:p>
      <text:p text:style-name="P3">Get:46 http://ppa.launchpad.net/ondrej/php/ubuntu focal/main amd64 php7.4-apcu amd64 5.1.21+4.0.11-8+ubuntu20.04.1+deb.sury.org+1 [45.0 kB]</text:p>
      <text:p text:style-name="P3">Get:47 http://ppa.launchpad.net/ondrej/php/ubuntu focal/main amd64 php7.4-ast amd64 1.0.16-4+ubuntu20.04.1+deb.sury.org+10 [19.6 kB]</text:p>
      <text:p text:style-name="P3">Get:48 http://ppa.launchpad.net/ondrej/php/ubuntu focal/main amd64 php7.4-geoip amd64 1.1.1+repack1-1+ubuntu20.04.1+deb.sury.org+3 [12.7 kB]</text:p>
      <text:p text:style-name="P3">Get:49 http://ppa.launchpad.net/ondrej/php/ubuntu focal/main amd64 php7.4-igbinary amd64 3.2.6+2.0.8-6+ubuntu20.04.1+deb.sury.org+10 [83.7 kB]</text:p>
      <text:p text:style-name="P3">Get:50 http://ppa.launchpad.net/ondrej/php/ubuntu focal/main amd64 php7.4-memcache amd64 8.0+4.0.5.2+3.0.9~20170802.e702b5f9+-7+ubuntu20.04.1+deb.sury.org+10 [47.8 kB]</text:p>
      <text:p text:style-name="P3">Get:51 http://ppa.launchpad.net/ondrej/php/ubuntu focal/main amd64 php7.4-msgpack amd64 1:2.1.2-1+ubuntu20.04.1+deb.sury.org+1 [31.0 kB]</text:p>
      <text:p text:style-name="P3">Get:52 http://ppa.launchpad.net/ondrej/php/ubuntu focal/main amd64 php7.4-memcached amd64 3.2.0+2.2.0-1+ubuntu20.04.1+deb.sury.org+1 [44.4 kB]</text:p>
      <text:p text:style-name="P3">Get:53 http://ppa.launchpad.net/ondrej/php/ubuntu focal/main amd64 php7.4-redis amd64 5.3.7+4.3.0-1+ubuntu20.04.1+deb.sury.org+2 [155 kB]</text:p>
      <text:p text:style-name="P3">Get:54 http://ppa.launchpad.net/ondrej/php/ubuntu focal/main amd64 php7.4-rrd amd64 2.0.3+1.1.3-6+ubuntu20.04.1+deb.sury.org+10 [16.0 kB]</text:p>
      <text:p text:style-name="P3">Get:55 http://ppa.launchpad.net/ondrej/php/ubuntu focal/main amd64 php7.4-xdebug amd64 3.1.2+2.9.8+2.8.1+2.5.5-4+ubuntu20.04.1+deb.sury.org+10 [573 kB]</text:p>
      <text:p text:style-name="P3">Get:56 http://ppa.launchpad.net/ondrej/php/ubuntu focal/main amd64 php7.4-ssh2 amd64 1.3.1+0.13-6+ubuntu20.04.1+deb.sury.org+10 [30.9 kB]</text:p>
      <text:p text:style-name="P3">Get:57 http://ppa.launchpad.net/ondrej/php/ubuntu focal/main amd64 libpcre2-16-0 amd64 10.40-1+ubuntu20.04.1+deb.sury.org+1 [190 kB]</text:p>
      <text:p text:style-name="P3">Get:58 http://ppa.launchpad.net/ondrej/php/ubuntu focal/main amd64 libpcre2-32-0 amd64 10.40-1+ubuntu20.04.1+deb.sury.org+1 [179 kB]</text:p>
      <text:p text:style-name="P3">Get:59 http://ppa.launchpad.net/ondrej/php/ubuntu focal/main amd64 libpcre2-posix3 amd64 10.40-1+ubuntu20.04.1+deb.sury.org+1 [8,636 B]</text:p>
      <text:p text:style-name="P3">Get:60 http://ppa.launchpad.net/ondrej/php/ubuntu focal/main amd64 libpcre2-dev amd64 10.40-1+ubuntu20.04.1+deb.sury.org+1 [694 kB]</text:p>
      <text:p text:style-name="P3">Get:61 http://ppa.launchpad.net/ondrej/php/ubuntu focal/main amd64 libzip4 amd64 1.7.3-1+ubuntu20.04.1+deb.sury.org+2 [55.1 kB]</text:p>
      <text:p text:style-name="P3">Get:62 http://ppa.launchpad.net/ondrej/php/ubuntu focal/main amd64 php7.4-xml amd64 1:7.4.30-3+ubuntu20.04.1+deb.sury.org+1 [97.5 kB]</text:p>
      <text:p text:style-name="P3">Get:63 http://ppa.launchpad.net/ondrej/php/ubuntu focal/main amd64 php-pear all 1:1.10.13+submodules+notgz+2022032202-2+ubuntu20.04.1+deb.sury.org+1 [290 kB]</text:p>
      <text:p text:style-name="P3">Get:64 http://ppa.launchpad.net/ondrej/php/ubuntu focal/main amd64 php7.4-bcmath amd64 1:7.4.30-3+ubuntu20.04.1+deb.sury.org+1 [15.2 kB]</text:p>
      <text:p text:style-name="P3">Get:65 http://ppa.launchpad.net/ondrej/php/ubuntu focal/main amd64 php7.4-bz2 amd64 1:7.4.30-3+ubuntu20.04.1+deb.sury.org+1 [10.5 kB]</text:p>
      <text:p text:style-name="P3">Get:66 http://ppa.launchpad.net/ondrej/php/ubuntu focal/main amd64 php7.4-curl amd64 1:7.4.30-3+ubuntu20.04.1+deb.sury.org+1 [31.0 kB]</text:p>
      <text:p text:style-name="P3">Get:67 http://ppa.launchpad.net/ondrej/php/ubuntu focal/main amd64 php7.4-dev amd64 1:7.4.30-3+ubuntu20.04.1+deb.sury.org+1 [427 kB]</text:p>
      <text:p text:style-name="P3">Get:68 http://ppa.launchpad.net/ondrej/php/ubuntu focal/main amd64 php7.4-gd amd64 1:7.4.30-3+ubuntu20.04.1+deb.sury.org+1 [28.0 kB]</text:p>
      <text:p text:style-name="P3"><text:soft-page-break/>Get:69 http://ppa.launchpad.net/ondrej/php/ubuntu focal/main amd64 php7.4-gmp amd64 1:7.4.30-3+ubuntu20.04.1+deb.sury.org+1 [21.0 kB]</text:p>
      <text:p text:style-name="P3">Get:70 http://ppa.launchpad.net/ondrej/php/ubuntu focal/main amd64 php7.4-intl amd64 1:7.4.30-3+ubuntu20.04.1+deb.sury.org+1 [126 kB]</text:p>
      <text:p text:style-name="P3">Get:71 http://ppa.launchpad.net/ondrej/php/ubuntu focal/main amd64 php7.4-ldap amd64 1:7.4.30-3+ubuntu20.04.1+deb.sury.org+1 [29.8 kB]</text:p>
      <text:p text:style-name="P3">Get:72 http://ppa.launchpad.net/ondrej/php/ubuntu focal/main amd64 php7.4-mbstring amd64 1:7.4.30-3+ubuntu20.04.1+deb.sury.org+1 [396 kB]</text:p>
      <text:p text:style-name="P3">Get:73 http://ppa.launchpad.net/ondrej/php/ubuntu focal/main amd64 php7.4-mysql amd64 1:7.4.30-3+ubuntu20.04.1+deb.sury.org+1 [121 kB]</text:p>
      <text:p text:style-name="P3">Get:74 http://ppa.launchpad.net/ondrej/php/ubuntu focal/main amd64 php7.4-odbc amd64 1:7.4.30-3+ubuntu20.04.1+deb.sury.org+1 [31.3 kB]</text:p>
      <text:p text:style-name="P3">Get:75 http://ppa.launchpad.net/ondrej/php/ubuntu focal/main amd64 php7.4-pgsql amd64 1:7.4.30-3+ubuntu20.04.1+deb.sury.org+1 [56.9 kB]</text:p>
      <text:p text:style-name="P3">Get:76 http://ppa.launchpad.net/ondrej/php/ubuntu focal/main amd64 php7.4-pspell amd64 1:7.4.30-3+ubuntu20.04.1+deb.sury.org+1 [8,604 B]</text:p>
      <text:p text:style-name="P3">Get:77 http://ppa.launchpad.net/ondrej/php/ubuntu focal/main amd64 php7.4-soap amd64 1:7.4.30-3+ubuntu20.04.1+deb.sury.org+1 [115 kB]</text:p>
      <text:p text:style-name="P3">Get:78 http://ppa.launchpad.net/ondrej/php/ubuntu focal/main amd64 php7.4-sqlite3 amd64 1:7.4.30-3+ubuntu20.04.1+deb.sury.org+1 [26.9 kB]</text:p>
      <text:p text:style-name="P3">Get:79 http://ppa.launchpad.net/ondrej/php/ubuntu focal/main amd64 php7.4-xmlrpc amd64 1:7.4.30-3+ubuntu20.04.1+deb.sury.org+1 [13.0 kB]</text:p>
      <text:p text:style-name="P3">Get:80 http://ppa.launchpad.net/ondrej/php/ubuntu focal/main amd64 php7.4-zip amd64 1:7.4.30-3+ubuntu20.04.1+deb.sury.org+1 [21.6 kB]</text:p>
      <text:p text:style-name="P3">Fetched 19.8 MB in 24s (833 kB/s) <text:s text:c="66"/></text:p>
      <text:p text:style-name="P3">Extracting templates from packages: 100%</text:p>
      <text:p text:style-name="P3">Selecting previously unselected package php-common.</text:p>
      <text:p text:style-name="P3">(Reading database ... 194701 files and directories currently installed.)</text:p>
      <text:p text:style-name="P3">Preparing to unpack .../0-php-common_2%3a92+ubuntu20.04.1+deb.sury.org+2_all.deb ...</text:p>
      <text:p text:style-name="P3">Unpacking php-common (2:92+ubuntu20.04.1+deb.sury.org+2) ...</text:p>
      <text:p text:style-name="P3">Selecting previously unselected package php7.4-common.</text:p>
      <text:p text:style-name="P3">Preparing to unpack .../1-php7.4-common_1%3a7.4.30-3+ubuntu20.04.1+deb.sury.org+1_amd64.deb ...</text:p>
      <text:p text:style-name="P3">Unpacking php7.4-common (1:7.4.30-3+ubuntu20.04.1+deb.sury.org+1) ...</text:p>
      <text:p text:style-name="P3">Selecting previously unselected package php7.4-json.</text:p>
      <text:p text:style-name="P3">Preparing to unpack .../2-php7.4-json_1%3a7.4.30-3+ubuntu20.04.1+deb.sury.org+1_amd64.deb ...</text:p>
      <text:p text:style-name="P3">Unpacking php7.4-json (1:7.4.30-3+ubuntu20.04.1+deb.sury.org+1) ...</text:p>
      <text:p text:style-name="P3">Selecting previously unselected package php7.4-opcache.</text:p>
      <text:p text:style-name="P3">Preparing to unpack .../3-php7.4-opcache_1%3a7.4.30-3+ubuntu20.04.1+deb.sury.org+1_amd64.deb ...</text:p>
      <text:p text:style-name="P3">Unpacking php7.4-opcache (1:7.4.30-3+ubuntu20.04.1+deb.sury.org+1) ...</text:p>
      <text:p text:style-name="P3">Selecting previously unselected package php7.4-readline.</text:p>
      <text:p text:style-name="P3">Preparing to unpack .../4-php7.4-readline_1%3a7.4.30-3+ubuntu20.04.1+deb.sury.org+1_amd64.deb ...</text:p>
      <text:p text:style-name="P3">Unpacking php7.4-readline (1:7.4.30-3+ubuntu20.04.1+deb.sury.org+1) ...</text:p>
      <text:p text:style-name="P3">Preparing to unpack .../5-libpcre2-8-0_10.40-1+ubuntu20.04.1+deb.sury.org+1_amd64.deb ...</text:p>
      <text:p text:style-name="P3">Unpacking libpcre2-8-0:amd64 (10.40-1+ubuntu20.04.1+deb.sury.org+1) over (10.34-7) ...</text:p>
      <text:p text:style-name="P3">Setting up libpcre2-8-0:amd64 (10.40-1+ubuntu20.04.1+deb.sury.org+1) ...</text:p>
      <text:p text:style-name="P3">Selecting previously unselected package php7.4-cli.</text:p>
      <text:p text:style-name="P3">(Reading database ... 194807 files and directories currently installed.)</text:p>
      <text:p text:style-name="P3">Preparing to unpack .../php7.4-cli_1%3a7.4.30-3+ubuntu20.04.1+deb.sury.org+1_amd64.deb ...</text:p>
      <text:p text:style-name="P3"><text:soft-page-break/>Unpacking php7.4-cli (1:7.4.30-3+ubuntu20.04.1+deb.sury.org+1) ...</text:p>
      <text:p text:style-name="P3">Selecting previously unselected package php7.4-fpm.</text:p>
      <text:p text:style-name="P3">Preparing to unpack .../php7.4-fpm_1%3a7.4.30-3+ubuntu20.04.1+deb.sury.org+1_amd64.deb ...</text:p>
      <text:p text:style-name="P3">Unpacking php7.4-fpm (1:7.4.30-3+ubuntu20.04.1+deb.sury.org+1) ...</text:p>
      <text:p text:style-name="P3">Selecting previously unselected package php7.4-cgi.</text:p>
      <text:p text:style-name="P3">Preparing to unpack .../php7.4-cgi_1%3a7.4.30-3+ubuntu20.04.1+deb.sury.org+1_amd64.deb ...</text:p>
      <text:p text:style-name="P3">Unpacking php7.4-cgi (1:7.4.30-3+ubuntu20.04.1+deb.sury.org+1) ...</text:p>
      <text:p text:style-name="P3">Setting up php-common (2:92+ubuntu20.04.1+deb.sury.org+2) ...</text:p>
      <text:p text:style-name="P3">Created symlink /etc/systemd/system/timers.target.wants/phpsessionclean.timer → /lib/systemd/system/phpsessionclean.timer.</text:p>
      <text:p text:style-name="P3">Selecting previously unselected package php7.4-apcu.</text:p>
      <text:p text:style-name="P3">(Reading database ... 194859 files and directories currently installed.)</text:p>
      <text:p text:style-name="P3">Preparing to unpack .../00-php7.4-apcu_5.1.21+4.0.11-8+ubuntu20.04.1+deb.sury.org+1_amd64.deb ...</text:p>
      <text:p text:style-name="P3">Unpacking php7.4-apcu (5.1.21+4.0.11-8+ubuntu20.04.1+deb.sury.org+1) ...</text:p>
      <text:p text:style-name="P3">Selecting previously unselected package php7.4-ast.</text:p>
      <text:p text:style-name="P3">Preparing to unpack .../01-php7.4-ast_1.0.16-4+ubuntu20.04.1+deb.sury.org+10_amd64.deb ...</text:p>
      <text:p text:style-name="P3">Unpacking php7.4-ast (1.0.16-4+ubuntu20.04.1+deb.sury.org+10) ...</text:p>
      <text:p text:style-name="P3">Selecting previously unselected package libgeoip1:amd64.</text:p>
      <text:p text:style-name="P3">Preparing to unpack .../02-libgeoip1_1.6.12-6build1_amd64.deb ...</text:p>
      <text:p text:style-name="P3">Unpacking libgeoip1:amd64 (1.6.12-6build1) ...</text:p>
      <text:p text:style-name="P3">Selecting previously unselected package php7.4-geoip.</text:p>
      <text:p text:style-name="P3">Preparing to unpack .../03-php7.4-geoip_1.1.1+repack1-1+ubuntu20.04.1+deb.sury.org+3_amd64.deb ...</text:p>
      <text:p text:style-name="P3">Unpacking php7.4-geoip (1.1.1+repack1-1+ubuntu20.04.1+deb.sury.org+3) ...</text:p>
      <text:p text:style-name="P3">Selecting previously unselected package php7.4-igbinary.</text:p>
      <text:p text:style-name="P3">Preparing to unpack .../04-php7.4-igbinary_3.2.6+2.0.8-6+ubuntu20.04.1+deb.sury.org+10_amd64.deb ...</text:p>
      <text:p text:style-name="P3">Unpacking php7.4-igbinary (3.2.6+2.0.8-6+ubuntu20.04.1+deb.sury.org+10) ...</text:p>
      <text:p text:style-name="P3">Selecting previously unselected package php7.4-memcache.</text:p>
      <text:p text:style-name="P3">Preparing to unpack .../05-php7.4-memcache_8.0+4.0.5.2+3.0.9~20170802.e702b5f9+-7+ubuntu20.04.1+deb.sury.org+10_amd64.deb ...</text:p>
      <text:p text:style-name="P3">Unpacking php7.4-memcache (8.0+4.0.5.2+3.0.9~20170802.e702b5f9+-7+ubuntu20.04.1+deb.sury.org+10) ...</text:p>
      <text:p text:style-name="P3">Selecting previously unselected package php7.4-msgpack.</text:p>
      <text:p text:style-name="P3">Preparing to unpack .../06-php7.4-msgpack_1%3a2.1.2-1+ubuntu20.04.1+deb.sury.org+1_amd64.deb ...</text:p>
      <text:p text:style-name="P3">Unpacking php7.4-msgpack (1:2.1.2-1+ubuntu20.04.1+deb.sury.org+1) ...</text:p>
      <text:p text:style-name="P3">Selecting previously unselected package libmemcached11:amd64.</text:p>
      <text:p text:style-name="P3">Preparing to unpack .../07-libmemcached11_1.0.18-4.2ubuntu2_amd64.deb ...</text:p>
      <text:p text:style-name="P3">Unpacking libmemcached11:amd64 (1.0.18-4.2ubuntu2) ...</text:p>
      <text:p text:style-name="P3">Selecting previously unselected package php7.4-memcached.</text:p>
      <text:p text:style-name="P3">Preparing to unpack .../08-php7.4-memcached_3.2.0+2.2.0-1+ubuntu20.04.1+deb.sury.org+1_amd64.deb ...</text:p>
      <text:p text:style-name="P3">Unpacking php7.4-memcached (3.2.0+2.2.0-1+ubuntu20.04.1+deb.sury.org+1) ...</text:p>
      <text:p text:style-name="P3">Selecting previously unselected package php7.4-redis.</text:p>
      <text:p text:style-name="P3">Preparing to unpack .../09-php7.4-redis_5.3.7+4.3.0-1+ubuntu20.04.1+deb.sury.org+2_amd64.deb ...</text:p>
      <text:p text:style-name="P3">Unpacking php7.4-redis (5.3.7+4.3.0-1+ubuntu20.04.1+deb.sury.org+2) ...</text:p>
      <text:p text:style-name="P3">Selecting previously unselected package libdbi1:amd64.</text:p>
      <text:p text:style-name="P3">Preparing to unpack .../10-libdbi1_0.9.0-5_amd64.deb ...</text:p>
      <text:p text:style-name="P3"><text:soft-page-break/>Unpacking libdbi1:amd64 (0.9.0-5) ...</text:p>
      <text:p text:style-name="P3">Selecting previously unselected package librrd8:amd64.</text:p>
      <text:p text:style-name="P3">Preparing to unpack .../11-librrd8_1.7.2-3build2_amd64.deb ...</text:p>
      <text:p text:style-name="P3">Unpacking librrd8:amd64 (1.7.2-3build2) ...</text:p>
      <text:p text:style-name="P3">Selecting previously unselected package php7.4-rrd.</text:p>
      <text:p text:style-name="P3">Preparing to unpack .../12-php7.4-rrd_2.0.3+1.1.3-6+ubuntu20.04.1+deb.sury.org+10_amd64.deb ...</text:p>
      <text:p text:style-name="P3">Unpacking php7.4-rrd (2.0.3+1.1.3-6+ubuntu20.04.1+deb.sury.org+10) ...</text:p>
      <text:p text:style-name="P3">Selecting previously unselected package php7.4-xdebug.</text:p>
      <text:p text:style-name="P3">Preparing to unpack .../13-php7.4-xdebug_3.1.2+2.9.8+2.8.1+2.5.5-4+ubuntu20.04.1+deb.sury.org+10_amd64.deb ...</text:p>
      <text:p text:style-name="P3">Unpacking php7.4-xdebug (3.1.2+2.9.8+2.8.1+2.5.5-4+ubuntu20.04.1+deb.sury.org+10) ...</text:p>
      <text:p text:style-name="P3">Selecting previously unselected package libssh2-1:amd64.</text:p>
      <text:p text:style-name="P3">Preparing to unpack .../14-libssh2-1_1.8.0-2.1build1_amd64.deb ...</text:p>
      <text:p text:style-name="P3">Unpacking libssh2-1:amd64 (1.8.0-2.1build1) ...</text:p>
      <text:p text:style-name="P3">Selecting previously unselected package php7.4-ssh2.</text:p>
      <text:p text:style-name="P3">Preparing to unpack .../15-php7.4-ssh2_1.3.1+0.13-6+ubuntu20.04.1+deb.sury.org+10_amd64.deb ...</text:p>
      <text:p text:style-name="P3">Unpacking php7.4-ssh2 (1.3.1+0.13-6+ubuntu20.04.1+deb.sury.org+10) ...</text:p>
      <text:p text:style-name="P3">Selecting previously unselected package libsigsegv2:amd64.</text:p>
      <text:p text:style-name="P3">Preparing to unpack .../16-libsigsegv2_2.12-2_amd64.deb ...</text:p>
      <text:p text:style-name="P3">Unpacking libsigsegv2:amd64 (2.12-2) ...</text:p>
      <text:p text:style-name="P3">Selecting previously unselected package m4.</text:p>
      <text:p text:style-name="P3">Preparing to unpack .../17-m4_1.4.18-4_amd64.deb ...</text:p>
      <text:p text:style-name="P3">Unpacking m4 (1.4.18-4) ...</text:p>
      <text:p text:style-name="P3">Selecting previously unselected package autoconf.</text:p>
      <text:p text:style-name="P3">Preparing to unpack .../18-autoconf_2.69-11.1_all.deb ...</text:p>
      <text:p text:style-name="P3">Unpacking autoconf (2.69-11.1) ...</text:p>
      <text:p text:style-name="P12"><text:span text:style-name="T4">Selecting previously unselected package autotools-dev.</text:span><text:span text:style-name="Source_20_Text">php-fpm7.4 -m</text:span></text:p>
      <text:p text:style-name="P3"/>
      <text:p text:style-name="P3">Preparing to unpack .../19-autotools-dev_20180224.1_all.deb ...</text:p>
      <text:p text:style-name="P3">Unpacking autotools-dev (20180224.1) ...</text:p>
      <text:p text:style-name="P3">Selecting previously unselected package automake.</text:p>
      <text:p text:style-name="P3">Preparing to unpack .../20-automake_1%3a1.16.1-4ubuntu6_all.deb ...</text:p>
      <text:p text:style-name="P3">Unpacking automake (1:1.16.1-4ubuntu6) ...</text:p>
      <text:p text:style-name="P3">Selecting previously unselected package autopoint.</text:p>
      <text:p text:style-name="P3">Preparing to unpack .../21-autopoint_0.19.8.1-10build1_all.deb ...</text:p>
      <text:p text:style-name="P3">Unpacking autopoint (0.19.8.1-10build1) ...</text:p>
      <text:p text:style-name="P3">Selecting previously unselected package libtool.</text:p>
      <text:p text:style-name="P3">Preparing to unpack .../22-libtool_2.4.6-14_all.deb ...</text:p>
      <text:p text:style-name="P3">Unpacking libtool (2.4.6-14) ...</text:p>
      <text:p text:style-name="P3">Selecting previously unselected package dh-autoreconf.</text:p>
      <text:p text:style-name="P3">Preparing to unpack .../23-dh-autoreconf_19_all.deb ...</text:p>
      <text:p text:style-name="P3">Unpacking dh-autoreconf (19) ...</text:p>
      <text:p text:style-name="P3">Selecting previously unselected package libdebhelper-perl.</text:p>
      <text:p text:style-name="P3">Preparing to unpack .../24-libdebhelper-perl_12.10ubuntu1_all.deb ...</text:p>
      <text:p text:style-name="P3">Unpacking libdebhelper-perl (12.10ubuntu1) ...</text:p>
      <text:p text:style-name="P3">Selecting previously unselected package libarchive-zip-perl.</text:p>
      <text:p text:style-name="P3">Preparing to unpack .../25-libarchive-zip-perl_1.67-2_all.deb ...</text:p>
      <text:p text:style-name="P3">Unpacking libarchive-zip-perl (1.67-2) ...</text:p>
      <text:p text:style-name="P3">Selecting previously unselected package libsub-override-perl.</text:p>
      <text:p text:style-name="P3"><text:soft-page-break/>Preparing to unpack .../26-libsub-override-perl_0.09-2_all.deb ...</text:p>
      <text:p text:style-name="P3">Unpacking libsub-override-perl (0.09-2) ...</text:p>
      <text:p text:style-name="P3">Selecting previously unselected package libfile-stripnondeterminism-perl.</text:p>
      <text:p text:style-name="P3">Preparing to unpack .../27-libfile-stripnondeterminism-perl_1.7.0-1_all.deb ...</text:p>
      <text:p text:style-name="P3">Unpacking libfile-stripnondeterminism-perl (1.7.0-1) ...</text:p>
      <text:p text:style-name="P3">Selecting previously unselected package dh-strip-nondeterminism.</text:p>
      <text:p text:style-name="P3">Preparing to unpack .../28-dh-strip-nondeterminism_1.7.0-1_all.deb ...</text:p>
      <text:p text:style-name="P3">Unpacking dh-strip-nondeterminism (1.7.0-1) ...</text:p>
      <text:p text:style-name="P3">Selecting previously unselected package dwz.</text:p>
      <text:p text:style-name="P3">Preparing to unpack .../29-dwz_0.13-5_amd64.deb ...</text:p>
      <text:p text:style-name="P3">Unpacking dwz (0.13-5) ...</text:p>
      <text:p text:style-name="P3">Selecting previously unselected package libcroco3:amd64.</text:p>
      <text:p text:style-name="P3">Preparing to unpack .../30-libcroco3_0.6.13-1_amd64.deb ...</text:p>
      <text:p text:style-name="P3">Unpacking libcroco3:amd64 (0.6.13-1) ...</text:p>
      <text:p text:style-name="P3">Selecting previously unselected package gettext.</text:p>
      <text:p text:style-name="P3">Preparing to unpack .../31-gettext_0.19.8.1-10build1_amd64.deb ...</text:p>
      <text:p text:style-name="P3">Unpacking gettext (0.19.8.1-10build1) ...</text:p>
      <text:p text:style-name="P3">Selecting previously unselected package intltool-debian.</text:p>
      <text:p text:style-name="P3">Preparing to unpack .../32-intltool-debian_0.35.0+20060710.5_all.deb ...</text:p>
      <text:p text:style-name="P3">Unpacking intltool-debian (0.35.0+20060710.5) ...</text:p>
      <text:p text:style-name="P3">Selecting previously unselected package po-debconf.</text:p>
      <text:p text:style-name="P3">Preparing to unpack .../33-po-debconf_1.0.21_all.deb ...</text:p>
      <text:p text:style-name="P3">Unpacking po-debconf (1.0.21) ...</text:p>
      <text:p text:style-name="P3">Selecting previously unselected package debhelper.</text:p>
      <text:p text:style-name="P3">Preparing to unpack .../34-debhelper_12.10ubuntu1_all.deb ...</text:p>
      <text:p text:style-name="P3">Unpacking debhelper (12.10ubuntu1) ...</text:p>
      <text:p text:style-name="P3">Selecting previously unselected package geoip-database.</text:p>
      <text:p text:style-name="P3">Preparing to unpack .../35-geoip-database_20191224-2_all.deb ...</text:p>
      <text:p text:style-name="P3">Unpacking geoip-database (20191224-2) ...</text:p>
      <text:p text:style-name="P3">Selecting previously unselected package libarchive-cpio-perl.</text:p>
      <text:p text:style-name="P3">Preparing to unpack .../36-libarchive-cpio-perl_0.10-1_all.deb ...</text:p>
      <text:p text:style-name="P3">Unpacking libarchive-cpio-perl (0.10-1) ...</text:p>
      <text:p text:style-name="P3">Selecting previously unselected package libltdl-dev:amd64.</text:p>
      <text:p text:style-name="P3">Preparing to unpack .../37-libltdl-dev_2.4.6-14_amd64.deb ...</text:p>
      <text:p text:style-name="P3">Unpacking libltdl-dev:amd64 (2.4.6-14) ...</text:p>
      <text:p text:style-name="P3">Selecting previously unselected package libsys-hostname-long-perl.</text:p>
      <text:p text:style-name="P3">Preparing to unpack .../38-libsys-hostname-long-perl_1.5-1_all.deb ...</text:p>
      <text:p text:style-name="P3">Unpacking libsys-hostname-long-perl (1.5-1) ...</text:p>
      <text:p text:style-name="P3">Selecting previously unselected package libmail-sendmail-perl.</text:p>
      <text:p text:style-name="P3">Preparing to unpack .../39-libmail-sendmail-perl_0.80-1_all.deb ...</text:p>
      <text:p text:style-name="P3">Unpacking libmail-sendmail-perl (0.80-1) ...</text:p>
      <text:p text:style-name="P3">Selecting previously unselected package libodbc1:amd64.</text:p>
      <text:p text:style-name="P3">Preparing to unpack .../40-libodbc1_2.3.6-0.1build1_amd64.deb ...</text:p>
      <text:p text:style-name="P3">Unpacking libodbc1:amd64 (2.3.6-0.1build1) ...</text:p>
      <text:p text:style-name="P3">Selecting previously unselected package libonig5:amd64.</text:p>
      <text:p text:style-name="P3">Preparing to unpack .../41-libonig5_6.9.4-1_amd64.deb ...</text:p>
      <text:p text:style-name="P3">Unpacking libonig5:amd64 (6.9.4-1) ...</text:p>
      <text:p text:style-name="P3">Selecting previously unselected package libpcre2-16-0:amd64.</text:p>
      <text:p text:style-name="P3">Preparing to unpack .../42-libpcre2-16-0_10.40-1+ubuntu20.04.1+deb.sury.org+1_amd64.deb ...</text:p>
      <text:p text:style-name="P3"><text:soft-page-break/>Unpacking libpcre2-16-0:amd64 (10.40-1+ubuntu20.04.1+deb.sury.org+1) ...</text:p>
      <text:p text:style-name="P3">Preparing to unpack .../43-libpcre2-32-0_10.40-1+ubuntu20.04.1+deb.sury.org+1_amd64.deb ...</text:p>
      <text:p text:style-name="P3">Unpacking libpcre2-32-0:amd64 (10.40-1+ubuntu20.04.1+deb.sury.org+1) over (10.34-7) ...</text:p>
      <text:p text:style-name="P3">Selecting previously unselected package libpcre2-posix3:amd64.</text:p>
      <text:p text:style-name="P3">Preparing to unpack .../44-libpcre2-posix3_10.40-1+ubuntu20.04.1+deb.sury.org+1_amd64.deb ...</text:p>
      <text:p text:style-name="P3">Unpacking libpcre2-posix3:amd64 (10.40-1+ubuntu20.04.1+deb.sury.org+1) ...</text:p>
      <text:p text:style-name="P3">Selecting previously unselected package libpcre2-dev:amd64.</text:p>
      <text:p text:style-name="P3">Preparing to unpack .../45-libpcre2-dev_10.40-1+ubuntu20.04.1+deb.sury.org+1_amd64.deb ...</text:p>
      <text:p text:style-name="P3">Unpacking libpcre2-dev:amd64 (10.40-1+ubuntu20.04.1+deb.sury.org+1) ...</text:p>
      <text:p text:style-name="P3">Selecting previously unselected package libpq5:amd64.</text:p>
      <text:p text:style-name="P3">Preparing to unpack .../46-libpq5_12.11-0ubuntu0.20.04.1_amd64.deb ...</text:p>
      <text:p text:style-name="P3">Unpacking libpq5:amd64 (12.11-0ubuntu0.20.04.1) ...</text:p>
      <text:p text:style-name="P3">Selecting previously unselected package libssl-dev:amd64.</text:p>
      <text:p text:style-name="P3">Preparing to unpack .../47-libssl-dev_1.1.1f-1ubuntu2.16_amd64.deb ...</text:p>
      <text:p text:style-name="P3">Unpacking libssl-dev:amd64 (1.1.1f-1ubuntu2.16) ...</text:p>
      <text:p text:style-name="P3">Selecting previously unselected package libzip4:amd64.</text:p>
      <text:p text:style-name="P3">Preparing to unpack .../48-libzip4_1.7.3-1+ubuntu20.04.1+deb.sury.org+2_amd64.deb ...</text:p>
      <text:p text:style-name="P3">Unpacking libzip4:amd64 (1.7.3-1+ubuntu20.04.1+deb.sury.org+2) ...</text:p>
      <text:p text:style-name="P3">Selecting previously unselected package php7.4-xml.</text:p>
      <text:p text:style-name="P3">Preparing to unpack .../49-php7.4-xml_1%3a7.4.30-3+ubuntu20.04.1+deb.sury.org+1_amd64.deb ...</text:p>
      <text:p text:style-name="P3">Unpacking php7.4-xml (1:7.4.30-3+ubuntu20.04.1+deb.sury.org+1) ...</text:p>
      <text:p text:style-name="P3">Selecting previously unselected package php-pear.</text:p>
      <text:p text:style-name="P3">Preparing to unpack .../50-php-pear_1%3a1.10.13+submodules+notgz+2022032202-2+ubuntu20.04.1+deb.sury.org+1_all.deb ...</text:p>
      <text:p text:style-name="P3">Unpacking php-pear (1:1.10.13+submodules+notgz+2022032202-2+ubuntu20.04.1+deb.sury.org+1) ...</text:p>
      <text:p text:style-name="P3">Selecting previously unselected package php7.4-bcmath.</text:p>
      <text:p text:style-name="P3">Preparing to unpack .../51-php7.4-bcmath_1%3a7.4.30-3+ubuntu20.04.1+deb.sury.org+1_amd64.deb ...</text:p>
      <text:p text:style-name="P3">Unpacking php7.4-bcmath (1:7.4.30-3+ubuntu20.04.1+deb.sury.org+1) ...</text:p>
      <text:p text:style-name="P3">Selecting previously unselected package php7.4-bz2.</text:p>
      <text:p text:style-name="P3">Preparing to unpack .../52-php7.4-bz2_1%3a7.4.30-3+ubuntu20.04.1+deb.sury.org+1_amd64.deb ...</text:p>
      <text:p text:style-name="P3">Unpacking php7.4-bz2 (1:7.4.30-3+ubuntu20.04.1+deb.sury.org+1) ...</text:p>
      <text:p text:style-name="P3">Selecting previously unselected package php7.4-curl.</text:p>
      <text:p text:style-name="P3">Preparing to unpack .../53-php7.4-curl_1%3a7.4.30-3+ubuntu20.04.1+deb.sury.org+1_amd64.deb ...</text:p>
      <text:p text:style-name="P3">Unpacking php7.4-curl (1:7.4.30-3+ubuntu20.04.1+deb.sury.org+1) ...</text:p>
      <text:p text:style-name="P3">Selecting previously unselected package shtool.</text:p>
      <text:p text:style-name="P3">Preparing to unpack .../54-shtool_2.0.8-10_all.deb ...</text:p>
      <text:p text:style-name="P3">Unpacking shtool (2.0.8-10) ...</text:p>
      <text:p text:style-name="P3">Selecting previously unselected package php7.4-dev.</text:p>
      <text:p text:style-name="P3">Preparing to unpack .../55-php7.4-dev_1%3a7.4.30-3+ubuntu20.04.1+deb.sury.org+1_amd64.deb ...</text:p>
      <text:p text:style-name="P3">Unpacking php7.4-dev (1:7.4.30-3+ubuntu20.04.1+deb.sury.org+1) ...</text:p>
      <text:p text:style-name="P3">Selecting previously unselected package php7.4-gd.</text:p>
      <text:p text:style-name="P3">Preparing to unpack .../56-php7.4-gd_1%3a7.4.30-3+ubuntu20.04.1+deb.sury.org+1_amd64.deb ...</text:p>
      <text:p text:style-name="P3">Unpacking php7.4-gd (1:7.4.30-3+ubuntu20.04.1+deb.sury.org+1) ...</text:p>
      <text:p text:style-name="P3">Selecting previously unselected package php7.4-gmp.</text:p>
      <text:p text:style-name="P3">Preparing to unpack .../57-php7.4-gmp_1%3a7.4.30-3+ubuntu20.04.1+deb.sury.org+1_amd64.deb ...</text:p>
      <text:p text:style-name="P3">Unpacking php7.4-gmp (1:7.4.30-3+ubuntu20.04.1+deb.sury.org+1) ...</text:p>
      <text:p text:style-name="P3">Selecting previously unselected package php7.4-intl.</text:p>
      <text:p text:style-name="P3">Preparing to unpack .../58-php7.4-intl_1%3a7.4.30-3+ubuntu20.04.1+deb.sury.org+1_amd64.deb ...</text:p>
      <text:p text:style-name="P3"><text:soft-page-break/>Unpacking php7.4-intl (1:7.4.30-3+ubuntu20.04.1+deb.sury.org+1) ...</text:p>
      <text:p text:style-name="P3">Selecting previously unselected package php7.4-ldap.</text:p>
      <text:p text:style-name="P3">Preparing to unpack .../59-php7.4-ldap_1%3a7.4.30-3+ubuntu20.04.1+deb.sury.org+1_amd64.deb ...</text:p>
      <text:p text:style-name="P3">Unpacking php7.4-ldap (1:7.4.30-3+ubuntu20.04.1+deb.sury.org+1) ...</text:p>
      <text:p text:style-name="P3">Selecting previously unselected package php7.4-mbstring.</text:p>
      <text:p text:style-name="P3">Preparing to unpack .../60-php7.4-mbstring_1%3a7.4.30-3+ubuntu20.04.1+deb.sury.org+1_amd64.deb ...</text:p>
      <text:p text:style-name="P3">Unpacking php7.4-mbstring (1:7.4.30-3+ubuntu20.04.1+deb.sury.org+1) ...</text:p>
      <text:p text:style-name="P3">Selecting previously unselected package php7.4-mysql.</text:p>
      <text:p text:style-name="P3">Preparing to unpack .../61-php7.4-mysql_1%3a7.4.30-3+ubuntu20.04.1+deb.sury.org+1_amd64.deb ...</text:p>
      <text:p text:style-name="P3">Unpacking php7.4-mysql (1:7.4.30-3+ubuntu20.04.1+deb.sury.org+1) ...</text:p>
      <text:p text:style-name="P3">Selecting previously unselected package php7.4-odbc.</text:p>
      <text:p text:style-name="P3">Preparing to unpack .../62-php7.4-odbc_1%3a7.4.30-3+ubuntu20.04.1+deb.sury.org+1_amd64.deb ...</text:p>
      <text:p text:style-name="P3">Unpacking php7.4-odbc (1:7.4.30-3+ubuntu20.04.1+deb.sury.org+1) ...</text:p>
      <text:p text:style-name="P3">Selecting previously unselected package php7.4-pgsql.</text:p>
      <text:p text:style-name="P3">Preparing to unpack .../63-php7.4-pgsql_1%3a7.4.30-3+ubuntu20.04.1+deb.sury.org+1_amd64.deb ...</text:p>
      <text:p text:style-name="P3">Unpacking php7.4-pgsql (1:7.4.30-3+ubuntu20.04.1+deb.sury.org+1) ...</text:p>
      <text:p text:style-name="P3">Selecting previously unselected package php7.4-pspell.</text:p>
      <text:p text:style-name="P3">Preparing to unpack .../64-php7.4-pspell_1%3a7.4.30-3+ubuntu20.04.1+deb.sury.org+1_amd64.deb ...</text:p>
      <text:p text:style-name="P3">Unpacking php7.4-pspell (1:7.4.30-3+ubuntu20.04.1+deb.sury.org+1) ...</text:p>
      <text:p text:style-name="P3">Selecting previously unselected package php7.4-soap.</text:p>
      <text:p text:style-name="P3">Preparing to unpack .../65-php7.4-soap_1%3a7.4.30-3+ubuntu20.04.1+deb.sury.org+1_amd64.deb ...</text:p>
      <text:p text:style-name="P3">Unpacking php7.4-soap (1:7.4.30-3+ubuntu20.04.1+deb.sury.org+1) ...</text:p>
      <text:p text:style-name="P3">Selecting previously unselected package php7.4-sqlite3.</text:p>
      <text:p text:style-name="P3">Preparing to unpack .../66-php7.4-sqlite3_1%3a7.4.30-3+ubuntu20.04.1+deb.sury.org+1_amd64.deb ...</text:p>
      <text:p text:style-name="P3">Unpacking php7.4-sqlite3 (1:7.4.30-3+ubuntu20.04.1+deb.sury.org+1) ...</text:p>
      <text:p text:style-name="P3">Selecting previously unselected package libxmlrpc-epi0:amd64.</text:p>
      <text:p text:style-name="P3">Preparing to unpack .../67-libxmlrpc-epi0_0.54.2-1.2_amd64.deb ...</text:p>
      <text:p text:style-name="P3">Unpacking libxmlrpc-epi0:amd64 (0.54.2-1.2) ...</text:p>
      <text:p text:style-name="P3">Selecting previously unselected package php7.4-xmlrpc.</text:p>
      <text:p text:style-name="P3">Preparing to unpack .../68-php7.4-xmlrpc_1%3a7.4.30-3+ubuntu20.04.1+deb.sury.org+1_amd64.deb ...</text:p>
      <text:p text:style-name="P3">Unpacking php7.4-xmlrpc (1:7.4.30-3+ubuntu20.04.1+deb.sury.org+1) ...</text:p>
      <text:p text:style-name="P3">Selecting previously unselected package php7.4-zip.</text:p>
      <text:p text:style-name="P3">Preparing to unpack .../69-php7.4-zip_1%3a7.4.30-3+ubuntu20.04.1+deb.sury.org+1_amd64.deb ...</text:p>
      <text:p text:style-name="P3">Unpacking php7.4-zip (1:7.4.30-3+ubuntu20.04.1+deb.sury.org+1) ...</text:p>
      <text:p text:style-name="P3">Selecting previously unselected package pkg-php-tools.</text:p>
      <text:p text:style-name="P3">Preparing to unpack .../70-pkg-php-tools_1.38_all.deb ...</text:p>
      <text:p text:style-name="P3">Unpacking pkg-php-tools (1.38) ...</text:p>
      <text:p text:style-name="P3">Setting up shtool (2.0.8-10) ...</text:p>
      <text:p text:style-name="P3">Setting up php7.4-common (1:7.4.30-3+ubuntu20.04.1+deb.sury.org+1) ...</text:p>
      <text:p text:style-name="P3"/>
      <text:p text:style-name="P3">Creating config file /etc/php/7.4/mods-available/calendar.ini with new version</text:p>
      <text:p text:style-name="P3"/>
      <text:p text:style-name="P3">Creating config file /etc/php/7.4/mods-available/ctype.ini with new version</text:p>
      <text:p text:style-name="P3"/>
      <text:p text:style-name="P3">Creating config file /etc/php/7.4/mods-available/exif.ini with new version</text:p>
      <text:p text:style-name="P3"/>
      <text:p text:style-name="P3">Creating config file /etc/php/7.4/mods-available/fileinfo.ini with new version</text:p>
      <text:p text:style-name="P3"/>
      <text:p text:style-name="P3"><text:soft-page-break/>Creating config file /etc/php/7.4/mods-available/ffi.ini with new version</text:p>
      <text:p text:style-name="P3"/>
      <text:p text:style-name="P3">Creating config file /etc/php/7.4/mods-available/ftp.ini with new version</text:p>
      <text:p text:style-name="P3"/>
      <text:p text:style-name="P3">Creating config file /etc/php/7.4/mods-available/gettext.ini with new version</text:p>
      <text:p text:style-name="P3"/>
      <text:p text:style-name="P3">Creating config file /etc/php/7.4/mods-available/iconv.ini with new version</text:p>
      <text:p text:style-name="P3"/>
      <text:p text:style-name="P3">Creating config file /etc/php/7.4/mods-available/pdo.ini with new version</text:p>
      <text:p text:style-name="P3"/>
      <text:p text:style-name="P3">Creating config file /etc/php/7.4/mods-available/phar.ini with new version</text:p>
      <text:p text:style-name="P3"/>
      <text:p text:style-name="P3">Creating config file /etc/php/7.4/mods-available/posix.ini with new version</text:p>
      <text:p text:style-name="P3"/>
      <text:p text:style-name="P3">Creating config file /etc/php/7.4/mods-available/shmop.ini with new version</text:p>
      <text:p text:style-name="P3"/>
      <text:p text:style-name="P3">Creating config file /etc/php/7.4/mods-available/sockets.ini with new version</text:p>
      <text:p text:style-name="P3"/>
      <text:p text:style-name="P3">Creating config file /etc/php/7.4/mods-available/sysvmsg.ini with new version</text:p>
      <text:p text:style-name="P3"/>
      <text:p text:style-name="P3">Creating config file /etc/php/7.4/mods-available/sysvsem.ini with new version</text:p>
      <text:p text:style-name="P3"/>
      <text:p text:style-name="P3">Creating config file /etc/php/7.4/mods-available/sysvshm.ini with new version</text:p>
      <text:p text:style-name="P3"/>
      <text:p text:style-name="P3">Creating config file /etc/php/7.4/mods-available/tokenizer.ini with new version</text:p>
      <text:p text:style-name="P3">Setting up libdbi1:amd64 (0.9.0-5) ...</text:p>
      <text:p text:style-name="P3">Setting up php7.4-curl (1:7.4.30-3+ubuntu20.04.1+deb.sury.org+1) ...</text:p>
      <text:p text:style-name="P3"/>
      <text:p text:style-name="P3">Creating config file /etc/php/7.4/mods-available/curl.ini with new version</text:p>
      <text:p text:style-name="P3">Setting up php7.4-mysql (1:7.4.30-3+ubuntu20.04.1+deb.sury.org+1) ...</text:p>
      <text:p text:style-name="P3"/>
      <text:p text:style-name="P3">Creating config file /etc/php/7.4/mods-available/mysqlnd.ini with new version</text:p>
      <text:p text:style-name="P3"/>
      <text:p text:style-name="P3">Creating config file /etc/php/7.4/mods-available/mysqli.ini with new version</text:p>
      <text:p text:style-name="P3"/>
      <text:p text:style-name="P3">Creating config file /etc/php/7.4/mods-available/pdo_mysql.ini with new version</text:p>
      <text:p text:style-name="P3">Setting up php7.4-bcmath (1:7.4.30-3+ubuntu20.04.1+deb.sury.org+1) ...</text:p>
      <text:p text:style-name="P3"/>
      <text:p text:style-name="P3">Creating config file /etc/php/7.4/mods-available/bcmath.ini with new version</text:p>
      <text:p text:style-name="P3">Setting up libarchive-zip-perl (1.67-2) ...</text:p>
      <text:p text:style-name="P3">Setting up libzip4:amd64 (1.7.3-1+ubuntu20.04.1+deb.sury.org+2) ...</text:p>
      <text:p text:style-name="P3">Setting up libxmlrpc-epi0:amd64 (0.54.2-1.2) ...</text:p>
      <text:p text:style-name="P3">Setting up libdebhelper-perl (12.10ubuntu1) ...</text:p>
      <text:p text:style-name="P3">Setting up libpq5:amd64 (12.11-0ubuntu0.20.04.1) ...</text:p>
      <text:p text:style-name="P3">Setting up php7.4-readline (1:7.4.30-3+ubuntu20.04.1+deb.sury.org+1) ...</text:p>
      <text:p text:style-name="P3"/>
      <text:p text:style-name="P3">Creating config file /etc/php/7.4/mods-available/readline.ini with new version</text:p>
      <text:p text:style-name="P3">Setting up php7.4-bz2 (1:7.4.30-3+ubuntu20.04.1+deb.sury.org+1) ...</text:p>
      <text:p text:style-name="P3"/>
      <text:p text:style-name="P3"><text:soft-page-break/>Creating config file /etc/php/7.4/mods-available/bz2.ini with new version</text:p>
      <text:p text:style-name="P3">Setting up php7.4-intl (1:7.4.30-3+ubuntu20.04.1+deb.sury.org+1) ...</text:p>
      <text:p text:style-name="P3"/>
      <text:p text:style-name="P3">Creating config file /etc/php/7.4/mods-available/intl.ini with new version</text:p>
      <text:p text:style-name="P3">Setting up libpcre2-16-0:amd64 (10.40-1+ubuntu20.04.1+deb.sury.org+1) ...</text:p>
      <text:p text:style-name="P3">Setting up autotools-dev (20180224.1) ...</text:p>
      <text:p text:style-name="P3">Setting up libpcre2-32-0:amd64 (10.40-1+ubuntu20.04.1+deb.sury.org+1) ...</text:p>
      <text:p text:style-name="P3">Setting up php7.4-zip (1:7.4.30-3+ubuntu20.04.1+deb.sury.org+1) ...</text:p>
      <text:p text:style-name="P3"/>
      <text:p text:style-name="P3">Creating config file /etc/php/7.4/mods-available/zip.ini with new version</text:p>
      <text:p text:style-name="P3">Setting up libsigsegv2:amd64 (2.12-2) ...</text:p>
      <text:p text:style-name="P3">Setting up php7.4-pspell (1:7.4.30-3+ubuntu20.04.1+deb.sury.org+1) ...</text:p>
      <text:p text:style-name="P3"/>
      <text:p text:style-name="P3">Creating config file /etc/php/7.4/mods-available/pspell.ini with new version</text:p>
      <text:p text:style-name="P3">Setting up libssl-dev:amd64 (1.1.1f-1ubuntu2.16) ...</text:p>
      <text:p text:style-name="P3">Setting up autopoint (0.19.8.1-10build1) ...</text:p>
      <text:p text:style-name="P3">Setting up libcroco3:amd64 (0.6.13-1) ...</text:p>
      <text:p text:style-name="P3">Setting up libodbc1:amd64 (2.3.6-0.1build1) ...</text:p>
      <text:p text:style-name="P3">Setting up libpcre2-posix3:amd64 (10.40-1+ubuntu20.04.1+deb.sury.org+1) ...</text:p>
      <text:p text:style-name="P3">Setting up dwz (0.13-5) ...</text:p>
      <text:p text:style-name="P3">Setting up libmemcached11:amd64 (1.0.18-4.2ubuntu2) ...</text:p>
      <text:p text:style-name="P3">Setting up libarchive-cpio-perl (0.10-1) ...</text:p>
      <text:p text:style-name="P3">Setting up php7.4-ldap (1:7.4.30-3+ubuntu20.04.1+deb.sury.org+1) ...</text:p>
      <text:p text:style-name="P3"/>
      <text:p text:style-name="P3">Creating config file /etc/php/7.4/mods-available/ldap.ini with new version</text:p>
      <text:p text:style-name="P3">Setting up libgeoip1:amd64 (1.6.12-6build1) ...</text:p>
      <text:p text:style-name="P3">Setting up libsub-override-perl (0.09-2) ...</text:p>
      <text:p text:style-name="P3">Setting up libssh2-1:amd64 (1.8.0-2.1build1) ...</text:p>
      <text:p text:style-name="P3">Setting up php7.4-opcache (1:7.4.30-3+ubuntu20.04.1+deb.sury.org+1) ...</text:p>
      <text:p text:style-name="P3"/>
      <text:p text:style-name="P3">Creating config file /etc/php/7.4/mods-available/opcache.ini with new version</text:p>
      <text:p text:style-name="P3">Setting up geoip-database (20191224-2) ...</text:p>
      <text:p text:style-name="P3">Setting up php7.4-sqlite3 (1:7.4.30-3+ubuntu20.04.1+deb.sury.org+1) ...</text:p>
      <text:p text:style-name="P3"/>
      <text:p text:style-name="P3">Creating config file /etc/php/7.4/mods-available/sqlite3.ini with new version</text:p>
      <text:p text:style-name="P3"/>
      <text:p text:style-name="P3">Creating config file /etc/php/7.4/mods-available/pdo_sqlite.ini with new version</text:p>
      <text:p text:style-name="P3">Setting up php7.4-soap (1:7.4.30-3+ubuntu20.04.1+deb.sury.org+1) ...</text:p>
      <text:p text:style-name="P3"/>
      <text:p text:style-name="P3">Creating config file /etc/php/7.4/mods-available/soap.ini with new version</text:p>
      <text:p text:style-name="P3">Setting up libsys-hostname-long-perl (1.5-1) ...</text:p>
      <text:p text:style-name="P3">Setting up libonig5:amd64 (6.9.4-1) ...</text:p>
      <text:p text:style-name="P3">Setting up php7.4-gd (1:7.4.30-3+ubuntu20.04.1+deb.sury.org+1) ...</text:p>
      <text:p text:style-name="P3"/>
      <text:p text:style-name="P3">Creating config file /etc/php/7.4/mods-available/gd.ini with new version</text:p>
      <text:p text:style-name="P3">Setting up librrd8:amd64 (1.7.2-3build2) ...</text:p>
      <text:p text:style-name="P3">Setting up libfile-stripnondeterminism-perl (1.7.0-1) ...</text:p>
      <text:p text:style-name="P3">Setting up php7.4-gmp (1:7.4.30-3+ubuntu20.04.1+deb.sury.org+1) ...</text:p>
      <text:p text:style-name="P3"/>
      <text:p text:style-name="P3"><text:soft-page-break/>Creating config file /etc/php/7.4/mods-available/gmp.ini with new version</text:p>
      <text:p text:style-name="P3">Setting up gettext (0.19.8.1-10build1) ...</text:p>
      <text:p text:style-name="P3">Setting up php7.4-json (1:7.4.30-3+ubuntu20.04.1+deb.sury.org+1) ...</text:p>
      <text:p text:style-name="P3"/>
      <text:p text:style-name="P3">Creating config file /etc/php/7.4/mods-available/json.ini with new version</text:p>
      <text:p text:style-name="P3">Setting up php7.4-xml (1:7.4.30-3+ubuntu20.04.1+deb.sury.org+1) ...</text:p>
      <text:p text:style-name="P3"/>
      <text:p text:style-name="P3">Creating config file /etc/php/7.4/mods-available/dom.ini with new version</text:p>
      <text:p text:style-name="P3"/>
      <text:p text:style-name="P3">Creating config file /etc/php/7.4/mods-available/simplexml.ini with new version</text:p>
      <text:p text:style-name="P3"/>
      <text:p text:style-name="P3">Creating config file /etc/php/7.4/mods-available/xml.ini with new version</text:p>
      <text:p text:style-name="P3"/>
      <text:p text:style-name="P3">Creating config file /etc/php/7.4/mods-available/xmlreader.ini with new version</text:p>
      <text:p text:style-name="P3"/>
      <text:p text:style-name="P3">Creating config file /etc/php/7.4/mods-available/xmlwriter.ini with new version</text:p>
      <text:p text:style-name="P3"/>
      <text:p text:style-name="P3">Creating config file /etc/php/7.4/mods-available/xsl.ini with new version</text:p>
      <text:p text:style-name="P3">Setting up php7.4-pgsql (1:7.4.30-3+ubuntu20.04.1+deb.sury.org+1) ...</text:p>
      <text:p text:style-name="P3"/>
      <text:p text:style-name="P3">Creating config file /etc/php/7.4/mods-available/pgsql.ini with new version</text:p>
      <text:p text:style-name="P3"/>
      <text:p text:style-name="P3">Creating config file /etc/php/7.4/mods-available/pdo_pgsql.ini with new version</text:p>
      <text:p text:style-name="P3">Setting up php7.4-xmlrpc (1:7.4.30-3+ubuntu20.04.1+deb.sury.org+1) ...</text:p>
      <text:p text:style-name="P3"/>
      <text:p text:style-name="P3">Creating config file /etc/php/7.4/mods-available/xmlrpc.ini with new version</text:p>
      <text:p text:style-name="P3">Setting up libpcre2-dev:amd64 (10.40-1+ubuntu20.04.1+deb.sury.org+1) ...</text:p>
      <text:p text:style-name="P3">Setting up php7.4-geoip (1.1.1+repack1-1+ubuntu20.04.1+deb.sury.org+3) ...</text:p>
      <text:p text:style-name="P3">Setting up libtool (2.4.6-14) ...</text:p>
      <text:p text:style-name="P3">Setting up m4 (1.4.18-4) ...</text:p>
      <text:p text:style-name="P3">Setting up php7.4-mbstring (1:7.4.30-3+ubuntu20.04.1+deb.sury.org+1) ...</text:p>
      <text:p text:style-name="P3"/>
      <text:p text:style-name="P3">Creating config file /etc/php/7.4/mods-available/mbstring.ini with new version</text:p>
      <text:p text:style-name="P3">Setting up php7.4-odbc (1:7.4.30-3+ubuntu20.04.1+deb.sury.org+1) ...</text:p>
      <text:p text:style-name="P3"/>
      <text:p text:style-name="P3">Creating config file /etc/php/7.4/mods-available/odbc.ini with new version</text:p>
      <text:p text:style-name="P3"/>
      <text:p text:style-name="P3">Creating config file /etc/php/7.4/mods-available/pdo_odbc.ini with new version</text:p>
      <text:p text:style-name="P3">Setting up php7.4-cli (1:7.4.30-3+ubuntu20.04.1+deb.sury.org+1) ...</text:p>
      <text:p text:style-name="P3">update-alternatives: using /usr/bin/php7.4 to provide /usr/bin/php (php) in auto mode</text:p>
      <text:p text:style-name="P3">update-alternatives: using /usr/bin/phar7.4 to provide /usr/bin/phar (phar) in auto mode</text:p>
      <text:p text:style-name="P3">update-alternatives: using /usr/bin/phar.phar7.4 to provide /usr/bin/phar.phar (phar.phar) in auto mode</text:p>
      <text:p text:style-name="P3"/>
      <text:p text:style-name="P3">Creating config file /etc/php/7.4/cli/php.ini with new version</text:p>
      <text:p text:style-name="P3">Setting up php7.4-ast (1.0.16-4+ubuntu20.04.1+deb.sury.org+10) ...</text:p>
      <text:p text:style-name="P3">Setting up php7.4-ssh2 (1.3.1+0.13-6+ubuntu20.04.1+deb.sury.org+10) ...</text:p>
      <text:p text:style-name="P3">Setting up php7.4-msgpack (1:2.1.2-1+ubuntu20.04.1+deb.sury.org+1) ...</text:p>
      <text:p text:style-name="P3">Setting up intltool-debian (0.35.0+20060710.5) ...</text:p>
      <text:p text:style-name="P3">Setting up libmail-sendmail-perl (0.80-1) ...</text:p>
      <text:p text:style-name="P3"><text:soft-page-break/>Setting up php7.4-igbinary (3.2.6+2.0.8-6+ubuntu20.04.1+deb.sury.org+10) ...</text:p>
      <text:p text:style-name="P3">Setting up autoconf (2.69-11.1) ...</text:p>
      <text:p text:style-name="P3">Setting up dh-strip-nondeterminism (1.7.0-1) ...</text:p>
      <text:p text:style-name="P3">Setting up php7.4-redis (5.3.7+4.3.0-1+ubuntu20.04.1+deb.sury.org+2) ...</text:p>
      <text:p text:style-name="P3">Setting up php7.4-memcached (3.2.0+2.2.0-1+ubuntu20.04.1+deb.sury.org+1) ...</text:p>
      <text:p text:style-name="P3">Setting up automake (1:1.16.1-4ubuntu6) ...</text:p>
      <text:p text:style-name="P3">update-alternatives: using /usr/bin/automake-1.16 to provide /usr/bin/automake (automake) in auto mode</text:p>
      <text:p text:style-name="P3">Setting up php-pear (1:1.10.13+submodules+notgz+2022032202-2+ubuntu20.04.1+deb.sury.org+1) ...</text:p>
      <text:p text:style-name="P3">Setting up php7.4-apcu (5.1.21+4.0.11-8+ubuntu20.04.1+deb.sury.org+1) ...</text:p>
      <text:p text:style-name="P3">Setting up php7.4-fpm (1:7.4.30-3+ubuntu20.04.1+deb.sury.org+1) ...</text:p>
      <text:p text:style-name="P3"/>
      <text:p text:style-name="P3">Creating config file /etc/php/7.4/fpm/php.ini with new version</text:p>
      <text:p text:style-name="P3">NOTICE: Not enabling PHP 7.4 FPM by default.</text:p>
      <text:p text:style-name="P3">NOTICE: To enable PHP 7.4 FPM in Apache2 do:</text:p>
      <text:p text:style-name="P3">NOTICE: a2enmod proxy_fcgi setenvif</text:p>
      <text:p text:style-name="P3">NOTICE: a2enconf php7.4-fpm</text:p>
      <text:p text:style-name="P3">NOTICE: You are seeing this message because you have apache2 package installed.</text:p>
      <text:p text:style-name="P3">Created symlink /etc/systemd/system/multi-user.target.wants/php7.4-fpm.service → /lib/systemd/system/php7.4-fpm.service.</text:p>
      <text:p text:style-name="P3">Setting up php7.4-cgi (1:7.4.30-3+ubuntu20.04.1+deb.sury.org+1) ...</text:p>
      <text:p text:style-name="P3">update-alternatives: using /usr/bin/php-cgi7.4 to provide /usr/bin/php-cgi (php-cgi) in auto mode</text:p>
      <text:p text:style-name="P3">update-alternatives: using /usr/lib/cgi-bin/php7.4 to provide /usr/lib/cgi-bin/php (php-cgi-bin) in auto mode</text:p>
      <text:p text:style-name="P3"/>
      <text:p text:style-name="P3">Creating config file /etc/php/7.4/cgi/php.ini with new version</text:p>
      <text:p text:style-name="P3">Setting up php7.4-rrd (2.0.3+1.1.3-6+ubuntu20.04.1+deb.sury.org+10) ...</text:p>
      <text:p text:style-name="P3">Setting up php7.4-memcache (8.0+4.0.5.2+3.0.9~20170802.e702b5f9+-7+ubuntu20.04.1+deb.sury.org+10) ...</text:p>
      <text:p text:style-name="P3">Setting up po-debconf (1.0.21) ...</text:p>
      <text:p text:style-name="P3">Setting up php7.4-xdebug (3.1.2+2.9.8+2.8.1+2.5.5-4+ubuntu20.04.1+deb.sury.org+10) ...</text:p>
      <text:p text:style-name="P3">Setting up libltdl-dev:amd64 (2.4.6-14) ...</text:p>
      <text:p text:style-name="P3">Setting up php7.4-dev (1:7.4.30-3+ubuntu20.04.1+deb.sury.org+1) ...</text:p>
      <text:p text:style-name="P3">update-alternatives: using /usr/bin/php-config7.4 to provide /usr/bin/php-config (php-config) in auto mode</text:p>
      <text:p text:style-name="P3">update-alternatives: using /usr/bin/phpize7.4 to provide /usr/bin/phpize (phpize) in auto mode</text:p>
      <text:p text:style-name="P3">Setting up debhelper (12.10ubuntu1) ...</text:p>
      <text:p text:style-name="P3">Setting up dh-autoreconf (19) ...</text:p>
      <text:p text:style-name="P3">Setting up pkg-php-tools (1.38) ...</text:p>
      <text:p text:style-name="P3">Processing triggers for doc-base (0.10.9) ...</text:p>
      <text:p text:style-name="P3">Processing 2 added doc-base files...</text:p>
      <text:p text:style-name="P3">Processing triggers for libc-bin (2.31-0ubuntu9.9) ...</text:p>
      <text:p text:style-name="P3">Processing triggers for systemd (245.4-4ubuntu3.17) ...</text:p>
      <text:p text:style-name="P3">Processing triggers for man-db (2.9.1-1) ...</text:p>
      <text:p text:style-name="P3">Processing triggers for install-info (6.7.0.dfsg.2-5) ...</text:p>
      <text:p text:style-name="P3">Processing triggers for php7.4-cli (1:7.4.30-3+ubuntu20.04.1+deb.sury.org+1) ...</text:p>
      <text:p text:style-name="P3">Processing triggers for php7.4-fpm (1:7.4.30-3+ubuntu20.04.1+deb.sury.org+1) ...</text:p>
      <text:p text:style-name="P3">NOTICE: Not enabling PHP 7.4 FPM by default.</text:p>
      <text:p text:style-name="P3">NOTICE: To enable PHP 7.4 FPM in Apache2 do:</text:p>
      <text:p text:style-name="P3"><text:soft-page-break/>NOTICE: a2enmod proxy_fcgi setenvif</text:p>
      <text:p text:style-name="P3">NOTICE: a2enconf php7.4-fpm</text:p>
      <text:p text:style-name="P3">NOTICE: You are seeing this message because you have apache2 package installed.</text:p>
      <text:p text:style-name="P3">Processing triggers for php7.4-cgi (1:7.4.30-3+ubuntu20.04.1+deb.sury.org+1) ...</text:p>
      <text:p text:style-name="P3">root@AlexanderCoretchi:~# </text:p>
      <text:p text:style-name="P3">root@AlexanderCoretchi:~# </text:p>
      <text:p text:style-name="P3"/>
      <text:p text:style-name="P3">root@AlexanderCoretchi:~# <text:span text:style-name="T1">apt-get install libmcrypt-dev libreadline-dev</text:span></text:p>
      <text:p text:style-name="P3">Reading package lists... Done</text:p>
      <text:p text:style-name="P3">Building dependency tree <text:s text:c="6"/></text:p>
      <text:p text:style-name="P3">Reading state information... Done</text:p>
      <text:p text:style-name="P3">The following package was automatically installed and is no longer required:</text:p>
      <text:p text:style-name="P3"><text:s text:c="2"/>libfwupdplugin1</text:p>
      <text:p text:style-name="P3">Use 'sudo apt autoremove' to remove it.</text:p>
      <text:p text:style-name="P3">The following additional packages will be installed:</text:p>
      <text:p text:style-name="P3"><text:s text:c="2"/>libmcrypt4 libncurses-dev</text:p>
      <text:p text:style-name="P3">Suggested packages:</text:p>
      <text:p text:style-name="P3"><text:s text:c="2"/>mcrypt ncurses-doc readline-doc</text:p>
      <text:p text:style-name="P3">The following NEW packages will be installed:</text:p>
      <text:p text:style-name="P3"><text:s text:c="2"/>libmcrypt-dev libmcrypt4 libncurses-dev libreadline-dev</text:p>
      <text:p text:style-name="P3">0 upgraded, 4 newly installed, 0 to remove and 6 not upgraded.</text:p>
      <text:p text:style-name="P3">Need to get 630 kB of archives.</text:p>
      <text:p text:style-name="P3">After this operation, 3,754 kB of additional disk space will be used.</text:p>
      <text:p text:style-name="P3">Do you want to continue? [Y/n] y</text:p>
      <text:p text:style-name="P3">Get:1 http://md.archive.ubuntu.com/ubuntu focal/universe amd64 libmcrypt4 amd64 2.5.8-3.4 [64.6 kB]</text:p>
      <text:p text:style-name="P3">Get:2 http://md.archive.ubuntu.com/ubuntu focal/universe amd64 libmcrypt-dev amd64 2.5.8-3.4 [84.8 kB]</text:p>
      <text:p text:style-name="P3">Get:3 http://md.archive.ubuntu.com/ubuntu focal/main amd64 libncurses-dev amd64 6.2-0ubuntu2 [339 kB]</text:p>
      <text:p text:style-name="P3">Get:4 http://md.archive.ubuntu.com/ubuntu focal/main amd64 libreadline-dev amd64 8.0-4 [141 kB]</text:p>
      <text:p text:style-name="P3">Fetched 630 kB in 1s (1,148 kB/s) <text:s text:c="7"/></text:p>
      <text:p text:style-name="P3">Selecting previously unselected package libmcrypt4.</text:p>
      <text:p text:style-name="P3">(Reading database ... 197283 files and directories currently installed.)</text:p>
      <text:p text:style-name="P3">Preparing to unpack .../libmcrypt4_2.5.8-3.4_amd64.deb ...</text:p>
      <text:p text:style-name="P3">Unpacking libmcrypt4 (2.5.8-3.4) ...</text:p>
      <text:p text:style-name="P3">Selecting previously unselected package libmcrypt-dev.</text:p>
      <text:p text:style-name="P3">Preparing to unpack .../libmcrypt-dev_2.5.8-3.4_amd64.deb ...</text:p>
      <text:p text:style-name="P3">Unpacking libmcrypt-dev (2.5.8-3.4) ...</text:p>
      <text:p text:style-name="P3">Selecting previously unselected package libncurses-dev:amd64.</text:p>
      <text:p text:style-name="P3">Preparing to unpack .../libncurses-dev_6.2-0ubuntu2_amd64.deb ...</text:p>
      <text:p text:style-name="P3">Unpacking libncurses-dev:amd64 (6.2-0ubuntu2) ...</text:p>
      <text:p text:style-name="P3">Selecting previously unselected package libreadline-dev:amd64.</text:p>
      <text:p text:style-name="P3">Preparing to unpack .../libreadline-dev_8.0-4_amd64.deb ...</text:p>
      <text:p text:style-name="P3">Unpacking libreadline-dev:amd64 (8.0-4) ...</text:p>
      <text:p text:style-name="P3">Setting up libncurses-dev:amd64 (6.2-0ubuntu2) ...</text:p>
      <text:p text:style-name="P3">Setting up libreadline-dev:amd64 (8.0-4) ...</text:p>
      <text:p text:style-name="P3">Setting up libmcrypt4 (2.5.8-3.4) ...</text:p>
      <text:p text:style-name="P3">Setting up libmcrypt-dev (2.5.8-3.4) ...</text:p>
      <text:p text:style-name="P3"><text:soft-page-break/>Processing triggers for libc-bin (2.31-0ubuntu9.9) ...</text:p>
      <text:p text:style-name="P3">Processing triggers for man-db (2.9.1-1) ...</text:p>
      <text:p text:style-name="P3">Processing triggers for install-info (6.7.0.dfsg.2-5) ...</text:p>
      <text:p text:style-name="P3">root@AlexanderCoretchi:~# </text:p>
      <text:p text:style-name="P3">root@AlexanderCoretchi:~# </text:p>
      <text:p text:style-name="P3">root@AlexanderCoretchi:~# </text:p>
      <text:p text:style-name="P3">root@AlexanderCoretchi:~# </text:p>
      <text:p text:style-name="P3">root@AlexanderCoretchi:~# <text:span text:style-name="T1">pecl channel-update pecl.php.net</text:span></text:p>
      <text:p text:style-name="P3">Updating channel "pecl.php.net"</text:p>
      <text:p text:style-name="P3">Update of Channel "pecl.php.net" succeeded</text:p>
      <text:p text:style-name="P3">root@AlexanderCoretchi:~# </text:p>
      <text:p text:style-name="P3">root@AlexanderCoretchi:~# </text:p>
      <text:p text:style-name="P3">root@AlexanderCoretchi:~# <text:span text:style-name="T1">pecl install mcrypt</text:span></text:p>
      <text:p text:style-name="P3">downloading mcrypt-1.0.5.tgz ...</text:p>
      <text:p text:style-name="P3">Starting to download mcrypt-1.0.5.tgz (27,056 bytes)</text:p>
      <text:p text:style-name="P3">.........done: 27,056 bytes</text:p>
      <text:p text:style-name="P3">6 source files, building</text:p>
      <text:p text:style-name="P3">running: phpize</text:p>
      <text:p text:style-name="P3">Configuring for:</text:p>
      <text:p text:style-name="P3">PHP Api Version: <text:s text:c="8"/>20190902</text:p>
      <text:p text:style-name="P3">Zend Module Api No: <text:s text:c="5"/>20190902</text:p>
      <text:p text:style-name="P3">Zend Extension Api No: <text:s text:c="2"/>320190902</text:p>
      <text:p text:style-name="P3">libmcrypt prefix? [autodetect] : </text:p>
      <text:p text:style-name="P3">building in /tmp/pear/temp/pear-build-rootQqSZk6/mcrypt-1.0.5</text:p>
      <text:p text:style-name="P3">running: /tmp/pear/temp/mcrypt/configure --with-php-config=/usr/bin/php-config --with-mcrypt</text:p>
      <text:p text:style-name="P3">checking for grep that handles long lines and -e... /usr/bin/grep</text:p>
      <text:p text:style-name="P3">checking for egrep... /usr/bin/grep -E</text:p>
      <text:p text:style-name="P3">checking for a sed that does not truncate output... /usr/bin/sed</text:p>
      <text:p text:style-name="P3">checking for pkg-config... /usr/bin/pkg-config</text:p>
      <text:p text:style-name="P3">checking pkg-config is at least version 0.9.0... yes</text:p>
      <text:p text:style-name="P3">checking for cc... cc</text:p>
      <text:p text:style-name="P3">checking whether the C compiler works... yes</text:p>
      <text:p text:style-name="P3">checking for C compiler default output file name... a.out</text:p>
      <text:p text:style-name="P3">checking for suffix of executables...</text:p>
      <text:p text:style-name="P3">checking whether we are cross compiling... no</text:p>
      <text:p text:style-name="P3">checking for suffix of object files... o</text:p>
      <text:p text:style-name="P3">checking whether we are using the GNU C compiler... yes</text:p>
      <text:p text:style-name="P3">checking whether cc accepts -g... yes</text:p>
      <text:p text:style-name="P3">checking for cc option to accept ISO C89... none needed</text:p>
      <text:p text:style-name="P3">checking how to run the C preprocessor... cc -E</text:p>
      <text:p text:style-name="P3">checking for icc... no</text:p>
      <text:p text:style-name="P3">checking for suncc... no</text:p>
      <text:p text:style-name="P3">checking for system library directory... lib</text:p>
      <text:p text:style-name="P3">checking if compiler supports -R... no</text:p>
      <text:p text:style-name="P3">checking if compiler supports -Wl,-rpath,... yes</text:p>
      <text:p text:style-name="P3">checking build system type... x86_64-pc-linux-gnu</text:p>
      <text:p text:style-name="P3">checking host system type... x86_64-pc-linux-gnu</text:p>
      <text:p text:style-name="P3">checking target system type... x86_64-pc-linux-gnu</text:p>
      <text:p text:style-name="P3">checking for PHP prefix... /usr</text:p>
      <text:p text:style-name="P3"><text:soft-page-break/>checking for PHP includes... -I/usr/include/php/20190902 -I/usr/include/php/20190902/main -I/usr/include/php/20190902/TSRM -I/usr/include/php/20190902/Zend -I/usr/include/php/20190902/ext -I/usr/include/php/20190902/ext/date/lib</text:p>
      <text:p text:style-name="P3">checking for PHP extension directory... /usr/lib/php/20190902</text:p>
      <text:p text:style-name="P3">checking for PHP installed headers prefix... /usr/include/php/20190902</text:p>
      <text:p text:style-name="P3">checking if debug is enabled... no</text:p>
      <text:p text:style-name="P3">checking if zts is enabled... no</text:p>
      <text:p text:style-name="P3">checking for gawk... no</text:p>
      <text:p text:style-name="P3">checking for nawk... nawk</text:p>
      <text:p text:style-name="P3">checking if nawk is broken... no</text:p>
      <text:p text:style-name="P3">checking for mcrypt support... yes, shared</text:p>
      <text:p text:style-name="P3">checking for libmcrypt version... &gt;= 2.5.6</text:p>
      <text:p text:style-name="P3">checking for mcrypt_module_open in -lmcrypt... yes</text:p>
      <text:p text:style-name="P3">checking how to print strings... printf</text:p>
      <text:p text:style-name="P3">checking for a sed that does not truncate output... (cached) /usr/bin/sed</text:p>
      <text:p text:style-name="P3">checking for fgrep... /usr/bin/grep -F</text:p>
      <text:p text:style-name="P3">checking for ld used by cc... /usr/bin/ld</text:p>
      <text:p text:style-name="P3">checking if the linker (/usr/bin/ld) is GNU ld... yes</text:p>
      <text:p text:style-name="P3">checking for BSD- or MS-compatible name lister (nm)... /usr/bin/nm -B</text:p>
      <text:p text:style-name="P3">checking the name lister (/usr/bin/nm -B) interface... BSD nm</text:p>
      <text:p text:style-name="P3">checking whether ln -s works... yes</text:p>
      <text:p text:style-name="P3">checking the maximum length of command line arguments... 1572864</text:p>
      <text:p text:style-name="P3">checking how to convert x86_64-pc-linux-gnu file names to x86_64-pc-linux-gnu format... func_convert_file_noop</text:p>
      <text:p text:style-name="P3">checking how to convert x86_64-pc-linux-gnu file names to toolchain format... func_convert_file_noop</text:p>
      <text:p text:style-name="P3">checking for /usr/bin/ld option to reload object files... -r</text:p>
      <text:p text:style-name="P3">checking for objdump... objdump</text:p>
      <text:p text:style-name="P3">checking how to recognize dependent libraries... pass_all</text:p>
      <text:p text:style-name="P3">checking for dlltool... no</text:p>
      <text:p text:style-name="P3">checking how to associate runtime and link libraries... printf %s\n</text:p>
      <text:p text:style-name="P3">checking for ar... ar</text:p>
      <text:p text:style-name="P3">checking for archiver @FILE support... @</text:p>
      <text:p text:style-name="P3">checking for strip... strip</text:p>
      <text:p text:style-name="P3">checking for ranlib... ranlib</text:p>
      <text:p text:style-name="P3">checking for gawk... (cached) nawk</text:p>
      <text:p text:style-name="P3">checking command to parse /usr/bin/nm -B output from cc object... ok</text:p>
      <text:p text:style-name="P3">checking for sysroot... no</text:p>
      <text:p text:style-name="P3">checking for a working dd... /usr/bin/dd</text:p>
      <text:p text:style-name="P3">checking how to truncate binary pipes... /usr/bin/dd bs=4096 count=1</text:p>
      <text:p text:style-name="P3">checking for mt... mt</text:p>
      <text:p text:style-name="P3">checking if mt is a manifest tool... no</text:p>
      <text:p text:style-name="P3">checking for ANSI C header files... yes</text:p>
      <text:p text:style-name="P3">checking for sys/types.h... yes</text:p>
      <text:p text:style-name="P3">checking for sys/stat.h... yes</text:p>
      <text:p text:style-name="P3">checking for stdlib.h... yes</text:p>
      <text:p text:style-name="P3">checking for string.h... yes</text:p>
      <text:p text:style-name="P3">checking for memory.h... yes</text:p>
      <text:p text:style-name="P3">checking for strings.h... yes</text:p>
      <text:p text:style-name="P3">checking for inttypes.h... yes</text:p>
      <text:p text:style-name="P3"><text:soft-page-break/>checking for stdint.h... yes</text:p>
      <text:p text:style-name="P3">checking for unistd.h... yes</text:p>
      <text:p text:style-name="P3">checking for dlfcn.h... yes</text:p>
      <text:p text:style-name="P3">checking for objdir... .libs</text:p>
      <text:p text:style-name="P3">checking if cc supports -fno-rtti -fno-exceptions... no</text:p>
      <text:p text:style-name="P3">checking for cc option to produce PIC... -fPIC -DPIC</text:p>
      <text:p text:style-name="P3">checking if cc PIC flag -fPIC -DPIC works... yes</text:p>
      <text:p text:style-name="P3">checking if cc static flag -static works... yes</text:p>
      <text:p text:style-name="P3">checking if cc supports -c -o file.o... yes</text:p>
      <text:p text:style-name="P3">checking if cc supports -c -o file.o... (cached) yes</text:p>
      <text:p text:style-name="P3">checking whether the cc linker (/usr/bin/ld -m elf_x86_64) supports shared libraries... yes</text:p>
      <text:p text:style-name="P3">checking whether -lc should be explicitly linked in... no</text:p>
      <text:p text:style-name="P3">checking dynamic linker characteristics... GNU/Linux ld.so</text:p>
      <text:p text:style-name="P3">checking how to hardcode library paths into programs... immediate</text:p>
      <text:p text:style-name="P3">checking whether stripping libraries is possible... yes</text:p>
      <text:p text:style-name="P3">checking if libtool supports shared libraries... yes</text:p>
      <text:p text:style-name="P3">checking whether to build shared libraries... yes</text:p>
      <text:p text:style-name="P3">checking whether to build static libraries... no</text:p>
      <text:p text:style-name="P3">configure: patching config.h.in</text:p>
      <text:p text:style-name="P3">configure: creating ./config.status</text:p>
      <text:p text:style-name="P3">config.status: creating config.h</text:p>
      <text:p text:style-name="P3">config.status: executing libtool commands</text:p>
      <text:p text:style-name="P3">running: make</text:p>
      <text:p text:style-name="P3">/bin/bash /tmp/pear/temp/pear-build-rootQqSZk6/mcrypt-1.0.5/libtool --mode=compile cc -DZEND_ENABLE_STATIC_TSRMLS_CACHE=1 -I. -I/tmp/pear/temp/mcrypt -DPHP_ATOM_INC -I/tmp/pear/temp/pear-build-rootQqSZk6/mcrypt-1.0.5/include -I/tmp/pear/temp/pear-build-rootQqSZk6/mcrypt-1.0.5/main -I/tmp/pear/temp/mcrypt -I/usr/include/php/20190902 -I/usr/include/php/20190902/main -I/usr/include/php/20190902/TSRM -I/usr/include/php/20190902/Zend -I/usr/include/php/20190902/ext -I/usr/include/php/20190902/ext/date/lib <text:s/>-DHAVE_CONFIG_H <text:s/>-g -O2 <text:s text:c="2"/>-c /tmp/pear/temp/mcrypt/mcrypt.c -o mcrypt.lo</text:p>
      <text:p text:style-name="P3">libtool: compile: <text:s/>cc -DZEND_ENABLE_STATIC_TSRMLS_CACHE=1 -I. -I/tmp/pear/temp/mcrypt -DPHP_ATOM_INC -I/tmp/pear/temp/pear-build-rootQqSZk6/mcrypt-1.0.5/include -I/tmp/pear/temp/pear-build-rootQqSZk6/mcrypt-1.0.5/main -I/tmp/pear/temp/mcrypt -I/usr/include/php/20190902 -I/usr/include/php/20190902/main -I/usr/include/php/20190902/TSRM -I/usr/include/php/20190902/Zend -I/usr/include/php/20190902/ext -I/usr/include/php/20190902/ext/date/lib -DHAVE_CONFIG_H -g -O2 -c /tmp/pear/temp/mcrypt/mcrypt.c <text:s/>-fPIC -DPIC -o .libs/mcrypt.o</text:p>
      <text:p text:style-name="P3">/bin/bash /tmp/pear/temp/pear-build-rootQqSZk6/mcrypt-1.0.5/libtool --mode=compile cc -DZEND_ENABLE_STATIC_TSRMLS_CACHE=1 -I. -I/tmp/pear/temp/mcrypt -DPHP_ATOM_INC -I/tmp/pear/temp/pear-build-rootQqSZk6/mcrypt-1.0.5/include -I/tmp/pear/temp/pear-build-rootQqSZk6/mcrypt-1.0.5/main -I/tmp/pear/temp/mcrypt -I/usr/include/php/20190902 -I/usr/include/php/20190902/main -I/usr/include/php/20190902/TSRM -I/usr/include/php/20190902/Zend -I/usr/include/php/20190902/ext -I/usr/include/php/20190902/ext/date/lib <text:s/>-DHAVE_CONFIG_H <text:s/>-g -O2 <text:s text:c="2"/>-c /tmp/pear/temp/mcrypt/mcrypt_filter.c -o mcrypt_filter.lo</text:p>
      <text:p text:style-name="P3">libtool: compile: <text:s/>cc -DZEND_ENABLE_STATIC_TSRMLS_CACHE=1 -I. -I/tmp/pear/temp/mcrypt -DPHP_ATOM_INC -I/tmp/pear/temp/pear-build-rootQqSZk6/mcrypt-1.0.5/include -I/tmp/pear/temp/pear-build-rootQqSZk6/mcrypt-1.0.5/main -I/tmp/pear/temp/mcrypt <text:soft-page-break/>-I/usr/include/php/20190902 -I/usr/include/php/20190902/main -I/usr/include/php/20190902/TSRM -I/usr/include/php/20190902/Zend -I/usr/include/php/20190902/ext -I/usr/include/php/20190902/ext/date/lib -DHAVE_CONFIG_H -g -O2 -c /tmp/pear/temp/mcrypt/mcrypt_filter.c <text:s/>-fPIC -DPIC -o .libs/mcrypt_filter.o</text:p>
      <text:p text:style-name="P3">/bin/bash /tmp/pear/temp/pear-build-rootQqSZk6/mcrypt-1.0.5/libtool --mode=link cc -DPHP_ATOM_INC -I/tmp/pear/temp/pear-build-rootQqSZk6/mcrypt-1.0.5/include -I/tmp/pear/temp/pear-build-rootQqSZk6/mcrypt-1.0.5/main -I/tmp/pear/temp/mcrypt -I/usr/include/php/20190902 -I/usr/include/php/20190902/main -I/usr/include/php/20190902/TSRM -I/usr/include/php/20190902/Zend -I/usr/include/php/20190902/ext -I/usr/include/php/20190902/ext/date/lib <text:s/>-DHAVE_CONFIG_H <text:s/>-g -O2 <text:s text:c="3"/>-o mcrypt.la -export-dynamic -avoid-version -prefer-pic -module -rpath /tmp/pear/temp/pear-build-rootQqSZk6/mcrypt-1.0.5/modules <text:s/>mcrypt.lo mcrypt_filter.lo -lmcrypt -lltdl</text:p>
      <text:p text:style-name="P3">libtool: link: cc -shared <text:s/>-fPIC -DPIC <text:s/>.libs/mcrypt.o .libs/mcrypt_filter.o <text:s text:c="2"/>/usr/lib/libmcrypt.so /usr/lib/x86_64-linux-gnu/libltdl.so <text:s/>-g -O2 <text:s text:c="2"/>-Wl,-soname -Wl,mcrypt.so -o .libs/mcrypt.so</text:p>
      <text:p text:style-name="P3">libtool: link: ( cd ".libs" &amp;&amp; rm -f "mcrypt.la" &amp;&amp; ln -s "../mcrypt.la" "mcrypt.la" )</text:p>
      <text:p text:style-name="P3">/bin/bash /tmp/pear/temp/pear-build-rootQqSZk6/mcrypt-1.0.5/libtool --mode=install cp ./mcrypt.la /tmp/pear/temp/pear-build-rootQqSZk6/mcrypt-1.0.5/modules</text:p>
      <text:p text:style-name="P3">libtool: install: cp ./.libs/mcrypt.so /tmp/pear/temp/pear-build-rootQqSZk6/mcrypt-1.0.5/modules/mcrypt.so</text:p>
      <text:p text:style-name="P3">libtool: install: cp ./.libs/mcrypt.lai /tmp/pear/temp/pear-build-rootQqSZk6/mcrypt-1.0.5/modules/mcrypt.la</text:p>
      <text:p text:style-name="P3">libtool: finish: PATH="/usr/local/sbin:/usr/local/bin:/usr/sbin:/usr/bin:/sbin:/bin:/usr/games:/usr/local/games:/snap/bin:/sbin" ldconfig -n /tmp/pear/temp/pear-build-rootQqSZk6/mcrypt-1.0.5/modules</text:p>
      <text:p text:style-name="P3">----------------------------------------------------------------------</text:p>
      <text:p text:style-name="P3">Libraries have been installed in:</text:p>
      <text:p text:style-name="P3"><text:s text:c="3"/>/tmp/pear/temp/pear-build-rootQqSZk6/mcrypt-1.0.5/modules</text:p>
      <text:p text:style-name="P3"/>
      <text:p text:style-name="P3">If you ever happen to want to link against installed libraries</text:p>
      <text:p text:style-name="P3">in a given directory, LIBDIR, you must either use libtool, and</text:p>
      <text:p text:style-name="P3">specify the full pathname of the library, or use the '-LLIBDIR'</text:p>
      <text:p text:style-name="P3">flag during linking and do at least one of the following:</text:p>
      <text:p text:style-name="P3"><text:s text:c="3"/>- add LIBDIR to the 'LD_LIBRARY_PATH' environment variable</text:p>
      <text:p text:style-name="P3"><text:s text:c="5"/>during execution</text:p>
      <text:p text:style-name="P3"><text:s text:c="3"/>- add LIBDIR to the 'LD_RUN_PATH' environment variable</text:p>
      <text:p text:style-name="P3"><text:s text:c="5"/>during linking</text:p>
      <text:p text:style-name="P3"><text:s text:c="3"/>- use the '-Wl,-rpath -Wl,LIBDIR' linker flag</text:p>
      <text:p text:style-name="P3"><text:s text:c="3"/>- have your system administrator add LIBDIR to '/etc/ld.so.conf'</text:p>
      <text:p text:style-name="P3"/>
      <text:p text:style-name="P3">See any operating system documentation about shared libraries for</text:p>
      <text:p text:style-name="P3">more information, such as the ld(1) and ld.so(8) manual pages.</text:p>
      <text:p text:style-name="P3">----------------------------------------------------------------------</text:p>
      <text:p text:style-name="P3"/>
      <text:p text:style-name="P3">Build complete.</text:p>
      <text:p text:style-name="P3">Don't forget to run 'make test'.</text:p>
      <text:p text:style-name="P3"/>
      <text:p text:style-name="P3">running: make INSTALL_ROOT="/tmp/pear/temp/pear-build-rootQqSZk6/install-mcrypt-1.0.5" install</text:p>
      <text:p text:style-name="P3">Installing shared extensions: <text:s text:c="4"/>/tmp/pear/temp/pear-build-rootQqSZk6/install-mcrypt-1.0.5/usr/lib/php/20190902/</text:p>
      <text:p text:style-name="P3">running: find "/tmp/pear/temp/pear-build-rootQqSZk6/install-mcrypt-1.0.5" | xargs ls -dils</text:p>
      <text:p text:style-name="P3"><text:soft-page-break/>7864501 <text:s text:c="2"/>4 drwxr-xr-x 3 root root <text:s text:c="2"/>4096 Jul 22 14:04 /tmp/pear/temp/pear-build-rootQqSZk6/install-mcrypt-1.0.5</text:p>
      <text:p text:style-name="P3">7864524 <text:s text:c="2"/>4 drwxr-xr-x 3 root root <text:s text:c="2"/>4096 Jul 22 14:04 /tmp/pear/temp/pear-build-rootQqSZk6/install-mcrypt-1.0.5/usr</text:p>
      <text:p text:style-name="P3">7864525 <text:s text:c="2"/>4 drwxr-xr-x 3 root root <text:s text:c="2"/>4096 Jul 22 14:04 /tmp/pear/temp/pear-build-rootQqSZk6/install-mcrypt-1.0.5/usr/lib</text:p>
      <text:p text:style-name="P3">7864526 <text:s text:c="2"/>4 drwxr-xr-x 3 root root <text:s text:c="2"/>4096 Jul 22 14:04 /tmp/pear/temp/pear-build-rootQqSZk6/install-mcrypt-1.0.5/usr/lib/php</text:p>
      <text:p text:style-name="P3">7864527 <text:s text:c="2"/>4 drwxr-xr-x 2 root root <text:s text:c="2"/>4096 Jul 22 14:04 /tmp/pear/temp/pear-build-rootQqSZk6/install-mcrypt-1.0.5/usr/lib/php/20190902</text:p>
      <text:p text:style-name="P3">7864522 216 -rwxr-xr-x 1 root root 219224 Jul 22 14:04 /tmp/pear/temp/pear-build-rootQqSZk6/install-mcrypt-1.0.5/usr/lib/php/20190902/mcrypt.so</text:p>
      <text:p text:style-name="P3"/>
      <text:p text:style-name="P3">Build process completed successfully</text:p>
      <text:p text:style-name="P3">Installing '/usr/lib/php/20190902/mcrypt.so'</text:p>
      <text:p text:style-name="P3">install ok: channel://pecl.php.net/mcrypt-1.0.5</text:p>
      <text:p text:style-name="P3">configuration option "php_ini" is not set to php.ini location</text:p>
      <text:p text:style-name="P3">You should add "extension=mcrypt.so" to php.ini</text:p>
      <text:p text:style-name="P3">root@AlexanderCoretchi:~# </text:p>
      <text:p text:style-name="P3">root@AlexanderCoretchi:~# </text:p>
      <text:p text:style-name="P3"/>
      <text:p text:style-name="P3">root@AlexanderCoretchi:~# <text:span text:style-name="T1">nano /etc/php/7.4/fpm/php.ini</text:span></text:p>
      <text:p text:style-name="P3">root@AlexanderCoretchi:~# <text:span text:style-name="T1">nano /etc/php/7.4/cgi/php.ini</text:span></text:p>
      <text:p text:style-name="P3">root@AlexanderCoretchi:~# <text:span text:style-name="T1">nano /etc/php/7.4/cli/php.ini</text:span></text:p>
      <text:p text:style-name="P3">root@AlexanderCoretchi:~# </text:p>
      <text:p text:style-name="P3">root@AlexanderCoretchi:~# </text:p>
      <text:p text:style-name="P3">root@AlexanderCoretchi:~# <text:span text:style-name="T1">find /etc/php/ -type f -name php.ini -exec bash -c 'echo "extension=mcrypt.so" &gt;&gt; {}' ';' -print</text:span></text:p>
      <text:p text:style-name="P3">/etc/php/7.4/cgi/php.ini</text:p>
      <text:p text:style-name="P3">/etc/php/7.4/fpm/php.ini</text:p>
      <text:p text:style-name="P3">/etc/php/7.4/cli/php.ini</text:p>
      <text:p text:style-name="P3">root@AlexanderCoretchi:~# </text:p>
      <text:p text:style-name="P3"/>
      <text:p text:style-name="P3"/>
      <text:p text:style-name="P3">root@AlexanderCoretchi:~# <text:span text:style-name="T1">php -m</text:span></text:p>
      <text:p text:style-name="P3">PHP Warning: <text:s/>Module 'mcrypt' already loaded in Unknown on line 0</text:p>
      <text:p text:style-name="P3">[PHP Modules]</text:p>
      <text:p text:style-name="P3">apcu</text:p>
      <text:p text:style-name="P3">ast</text:p>
      <text:p text:style-name="P3">bcmath</text:p>
      <text:p text:style-name="P3">bz2</text:p>
      <text:p text:style-name="P3">calendar</text:p>
      <text:p text:style-name="P3">Core</text:p>
      <text:p text:style-name="P3">ctype</text:p>
      <text:p text:style-name="P3">curl</text:p>
      <text:p text:style-name="P3">date</text:p>
      <text:p text:style-name="P3">dom</text:p>
      <text:p text:style-name="P3">exif</text:p>
      <text:p text:style-name="P3">FFI</text:p>
      <text:p text:style-name="P3"><text:soft-page-break/>fileinfo</text:p>
      <text:p text:style-name="P3">filter</text:p>
      <text:p text:style-name="P3">ftp</text:p>
      <text:p text:style-name="P3">gd</text:p>
      <text:p text:style-name="P3">geoip</text:p>
      <text:p text:style-name="P3">gettext</text:p>
      <text:p text:style-name="P3">gmp</text:p>
      <text:p text:style-name="P3">hash</text:p>
      <text:p text:style-name="P3">iconv</text:p>
      <text:p text:style-name="P3">igbinary</text:p>
      <text:p text:style-name="P3">intl</text:p>
      <text:p text:style-name="P3">json</text:p>
      <text:p text:style-name="P3">ldap</text:p>
      <text:p text:style-name="P3">libxml</text:p>
      <text:p text:style-name="P3">mbstring</text:p>
      <text:p text:style-name="P9">mcrypt</text:p>
      <text:p text:style-name="P3">memcache</text:p>
      <text:p text:style-name="P3">memcached</text:p>
      <text:p text:style-name="P3">msgpack</text:p>
      <text:p text:style-name="P3">mysqli</text:p>
      <text:p text:style-name="P3">mysqlnd</text:p>
      <text:p text:style-name="P3">odbc</text:p>
      <text:p text:style-name="P3">openssl</text:p>
      <text:p text:style-name="P3">pcntl</text:p>
      <text:p text:style-name="P3">pcre</text:p>
      <text:p text:style-name="P3">PDO</text:p>
      <text:p text:style-name="P3">pdo_mysql</text:p>
      <text:p text:style-name="P3">PDO_ODBC</text:p>
      <text:p text:style-name="P3">pdo_pgsql</text:p>
      <text:p text:style-name="P3">pdo_sqlite</text:p>
      <text:p text:style-name="P3">pgsql</text:p>
      <text:p text:style-name="P3">Phar</text:p>
      <text:p text:style-name="P3">posix</text:p>
      <text:p text:style-name="P3">pspell</text:p>
      <text:p text:style-name="P3">readline</text:p>
      <text:p text:style-name="P3">redis</text:p>
      <text:p text:style-name="P3">Reflection</text:p>
      <text:p text:style-name="P3">rrd</text:p>
      <text:p text:style-name="P3">session</text:p>
      <text:p text:style-name="P3">shmop</text:p>
      <text:p text:style-name="P3">SimpleXML</text:p>
      <text:p text:style-name="P3">soap</text:p>
      <text:p text:style-name="P3">sockets</text:p>
      <text:p text:style-name="P3">sodium</text:p>
      <text:p text:style-name="P3">SPL</text:p>
      <text:p text:style-name="P3">sqlite3</text:p>
      <text:p text:style-name="P3">ssh2</text:p>
      <text:p text:style-name="P3">standard</text:p>
      <text:p text:style-name="P3">sysvmsg</text:p>
      <text:p text:style-name="P3"><text:soft-page-break/>sysvsem</text:p>
      <text:p text:style-name="P3">sysvshm</text:p>
      <text:p text:style-name="P3">tokenizer</text:p>
      <text:p text:style-name="P3">xdebug</text:p>
      <text:p text:style-name="P3">xml</text:p>
      <text:p text:style-name="P3">xmlreader</text:p>
      <text:p text:style-name="P3">xmlrpc</text:p>
      <text:p text:style-name="P3">xmlwriter</text:p>
      <text:p text:style-name="P3">xsl</text:p>
      <text:p text:style-name="P3">Zend OPcache</text:p>
      <text:p text:style-name="P3">zip</text:p>
      <text:p text:style-name="P3">zlib</text:p>
      <text:p text:style-name="P3"/>
      <text:p text:style-name="P3">[Zend Modules]</text:p>
      <text:p text:style-name="P3">Xdebug</text:p>
      <text:p text:style-name="P3">Zend OPcache</text:p>
      <text:p text:style-name="P3"/>
      <text:p text:style-name="P3">root@AlexanderCoretchi:~# </text:p>
      <text:p text:style-name="P3">root@AlexanderCoretchi:~# </text:p>
      <text:p text:style-name="P3">root@AlexanderCoretchi:~# <text:span text:style-name="T1">php-fpm7.4 -m</text:span></text:p>
      <text:p text:style-name="P3">[22-Jul-2022 14:38:43] NOTICE: PHP message: PHP Warning: <text:s/>Module 'mcrypt' already loaded in Unknown on line 0</text:p>
      <text:p text:style-name="P3">[22-Jul-2022 14:38:43] NOTICE: PHP message: PHP Warning: <text:s/>Module 'mcrypt' already loaded in Unknown on line 0</text:p>
      <text:p text:style-name="P3">[PHP Modules]</text:p>
      <text:p text:style-name="P3">apcu</text:p>
      <text:p text:style-name="P3">ast</text:p>
      <text:p text:style-name="P3">bcmath</text:p>
      <text:p text:style-name="P3">bz2</text:p>
      <text:p text:style-name="P3">calendar</text:p>
      <text:p text:style-name="P3">cgi-fcgi</text:p>
      <text:p text:style-name="P3">Core</text:p>
      <text:p text:style-name="P3">ctype</text:p>
      <text:p text:style-name="P3">curl</text:p>
      <text:p text:style-name="P3">date</text:p>
      <text:p text:style-name="P3">dom</text:p>
      <text:p text:style-name="P3">exif</text:p>
      <text:p text:style-name="P3">FFI</text:p>
      <text:p text:style-name="P3">fileinfo</text:p>
      <text:p text:style-name="P3">filter</text:p>
      <text:p text:style-name="P3">ftp</text:p>
      <text:p text:style-name="P3">gd</text:p>
      <text:p text:style-name="P3">geoip</text:p>
      <text:p text:style-name="P3">gettext</text:p>
      <text:p text:style-name="P3">gmp</text:p>
      <text:p text:style-name="P3">hash</text:p>
      <text:p text:style-name="P3">iconv</text:p>
      <text:p text:style-name="P3">igbinary</text:p>
      <text:p text:style-name="P3">intl</text:p>
      <text:p text:style-name="P3"><text:soft-page-break/>json</text:p>
      <text:p text:style-name="P3">ldap</text:p>
      <text:p text:style-name="P3">libxml</text:p>
      <text:p text:style-name="P3">mbstring</text:p>
      <text:p text:style-name="P9">mcrypt</text:p>
      <text:p text:style-name="P3">memcache</text:p>
      <text:p text:style-name="P3">memcached</text:p>
      <text:p text:style-name="P3">msgpack</text:p>
      <text:p text:style-name="P3">mysqli</text:p>
      <text:p text:style-name="P3">mysqlnd</text:p>
      <text:p text:style-name="P3">odbc</text:p>
      <text:p text:style-name="P3">openssl</text:p>
      <text:p text:style-name="P3">pcre</text:p>
      <text:p text:style-name="P3">PDO</text:p>
      <text:p text:style-name="P3">pdo_mysql</text:p>
      <text:p text:style-name="P3">PDO_ODBC</text:p>
      <text:p text:style-name="P3">pdo_pgsql</text:p>
      <text:p text:style-name="P3">pdo_sqlite</text:p>
      <text:p text:style-name="P3">pgsql</text:p>
      <text:p text:style-name="P3">Phar</text:p>
      <text:p text:style-name="P3">posix</text:p>
      <text:p text:style-name="P3">pspell</text:p>
      <text:p text:style-name="P3">readline</text:p>
      <text:p text:style-name="P3">redis</text:p>
      <text:p text:style-name="P3">Reflection</text:p>
      <text:p text:style-name="P3">rrd</text:p>
      <text:p text:style-name="P3">session</text:p>
      <text:p text:style-name="P3">shmop</text:p>
      <text:p text:style-name="P3">SimpleXML</text:p>
      <text:p text:style-name="P3">soap</text:p>
      <text:p text:style-name="P3">sockets</text:p>
      <text:p text:style-name="P3">sodium</text:p>
      <text:p text:style-name="P3">SPL</text:p>
      <text:p text:style-name="P3">sqlite3</text:p>
      <text:p text:style-name="P3">ssh2</text:p>
      <text:p text:style-name="P3">standard</text:p>
      <text:p text:style-name="P3">sysvmsg</text:p>
      <text:p text:style-name="P3">sysvsem</text:p>
      <text:p text:style-name="P3">sysvshm</text:p>
      <text:p text:style-name="P3">tokenizer</text:p>
      <text:p text:style-name="P3">xdebug</text:p>
      <text:p text:style-name="P3">xml</text:p>
      <text:p text:style-name="P3">xmlreader</text:p>
      <text:p text:style-name="P3">xmlrpc</text:p>
      <text:p text:style-name="P3">xmlwriter</text:p>
      <text:p text:style-name="P3">xsl</text:p>
      <text:p text:style-name="P3">Zend OPcache</text:p>
      <text:p text:style-name="P3">zip</text:p>
      <text:p text:style-name="P3">zlib</text:p>
      <text:p text:style-name="P3"><text:soft-page-break/></text:p>
      <text:p text:style-name="P3">[Zend Modules]</text:p>
      <text:p text:style-name="P3">Xdebug</text:p>
      <text:p text:style-name="P3">Zend Opcache</text:p>
      <text:p text:style-name="P3"/>
      <text:p text:style-name="P3"/>
      <text:p text:style-name="P3">root@AlexanderCoretchi:/opt/oracle# </text:p>
      <text:p text:style-name="P3">root@AlexanderCoretchi:/opt/oracle# <text:span text:style-name="T1">unzip instantclient-sdk-linux.x64-19.9.0.0.0dbru.zip</text:span></text:p>
      <text:p text:style-name="P3">unzip: <text:s/>cannot find or open instantclient-sdk-linux.x64-19.9.0.0.0dbru.zip, instantclient-sdk-linux.x64-19.9.0.0.0dbru.zip.zip or instantclient-sdk-linux.x64-19.9.0.0.0dbru.zip.ZIP.</text:p>
      <text:p text:style-name="P3">root@AlexanderCoretchi:/opt/oracle# </text:p>
      <text:p text:style-name="P3">root@AlexanderCoretchi:/opt/oracle# <text:span text:style-name="T1">cp /home/alexander/Downloads/instantclient-sdk-linux.x64-19.9.0.0.0dbru.zip /opt/oracle</text:span></text:p>
      <text:p text:style-name="P3">root@AlexanderCoretchi:/opt/oracle# ls</text:p>
      <text:p text:style-name="P3">instantclient-sdk-linux.x64-19.9.0.0.0dbru.zip</text:p>
      <text:p text:style-name="P3">root@AlexanderCoretchi:/opt/oracle# cp /home/alexander/Downloads/unzip instantclient-basic-linux.x64-19.9.0.0.0dbru.zip /opt/oracle</text:p>
      <text:p text:style-name="P3">cp: cannot stat '/home/alexander/Downloads/unzip': No such file or directory</text:p>
      <text:p text:style-name="P3">cp: cannot stat 'instantclient-basic-linux.x64-19.9.0.0.0dbru.zip': No such file or directory</text:p>
      <text:p text:style-name="P3">root@AlexanderCoretchi:/opt/oracle# <text:span text:style-name="T1">cp /home/alexander/Downloads/instantclient-basic-linux.x64-19.9.0.0.0dbru.zip /opt/oracle</text:span></text:p>
      <text:p text:style-name="P3">root@AlexanderCoretchi:/opt/oracle# </text:p>
      <text:p text:style-name="P3">root@AlexanderCoretchi:/opt/oracle# ls</text:p>
      <text:p text:style-name="P3">instantclient-basic-linux.x64-19.9.0.0.0dbru.zip <text:s/>instantclient-sdk-linux.x64-19.9.0.0.0dbru.zip</text:p>
      <text:p text:style-name="P3">root@AlexanderCoretchi:/opt/oracle# </text:p>
      <text:p text:style-name="P3">root@AlexanderCoretchi:/opt/oracle# </text:p>
      <text:p text:style-name="P3">root@AlexanderCoretchi:/opt/oracle# <text:span text:style-name="T1">unzip instantclient-basic-linux.x64-19.9.0.0.0dbru.zip</text:span></text:p>
      <text:p text:style-name="P3">Archive: <text:s/>instantclient-basic-linux.x64-19.9.0.0.0dbru.zip</text:p>
      <text:p text:style-name="P3"><text:s text:c="2"/>inflating: instantclient_19_9/adrci <text:s/></text:p>
      <text:p text:style-name="P3"><text:s text:c="2"/>inflating: instantclient_19_9/BASIC_LICENSE <text:s/></text:p>
      <text:p text:style-name="P3"><text:s text:c="2"/>inflating: instantclient_19_9/BASIC_README <text:s/></text:p>
      <text:p text:style-name="P3"><text:s text:c="2"/>inflating: instantclient_19_9/genezi <text:s/></text:p>
      <text:p text:style-name="P3"><text:s text:c="2"/>inflating: instantclient_19_9/libclntshcore.so.19.1 <text:s/></text:p>
      <text:p text:style-name="P3"><text:s text:c="4"/>linking: instantclient_19_9/libclntsh.so <text:s/>-&gt; libclntsh.so.19.1 </text:p>
      <text:p text:style-name="P3"><text:s text:c="4"/>linking: instantclient_19_9/libclntsh.so.10.1 <text:s/>-&gt; libclntsh.so.19.1 </text:p>
      <text:p text:style-name="P3"><text:s text:c="4"/>linking: instantclient_19_9/libclntsh.so.11.1 <text:s/>-&gt; libclntsh.so.19.1 </text:p>
      <text:p text:style-name="P3"><text:s text:c="4"/>linking: instantclient_19_9/libclntsh.so.12.1 <text:s/>-&gt; libclntsh.so.19.1 </text:p>
      <text:p text:style-name="P3"><text:s text:c="4"/>linking: instantclient_19_9/libclntsh.so.18.1 <text:s/>-&gt; libclntsh.so.19.1 </text:p>
      <text:p text:style-name="P3"><text:s text:c="2"/>inflating: instantclient_19_9/libclntsh.so.19.1 <text:s/></text:p>
      <text:p text:style-name="P3"><text:s text:c="2"/>inflating: instantclient_19_9/libipc1.so <text:s/></text:p>
      <text:p text:style-name="P3"><text:s text:c="2"/>inflating: instantclient_19_9/libmql1.so <text:s/></text:p>
      <text:p text:style-name="P3"><text:s text:c="2"/>inflating: instantclient_19_9/libnnz19.so <text:s/></text:p>
      <text:p text:style-name="P3"><text:s text:c="4"/>linking: instantclient_19_9/libocci.so <text:s/>-&gt; libocci.so.19.1 </text:p>
      <text:p text:style-name="P3"><text:s text:c="4"/>linking: instantclient_19_9/libocci.so.10.1 <text:s/>-&gt; libocci.so.19.1 </text:p>
      <text:p text:style-name="P3"><text:s text:c="4"/>linking: instantclient_19_9/libocci.so.11.1 <text:s/>-&gt; libocci.so.19.1 </text:p>
      <text:p text:style-name="P3"><text:s text:c="4"/>linking: instantclient_19_9/libocci.so.12.1 <text:s/>-&gt; libocci.so.19.1 </text:p>
      <text:p text:style-name="P3"><text:s text:c="4"/>linking: instantclient_19_9/libocci.so.18.1 <text:s/>-&gt; libocci.so.19.1 </text:p>
      <text:p text:style-name="P3"><text:s text:c="2"/>inflating: instantclient_19_9/libocci.so.19.1 <text:s/></text:p>
      <text:p text:style-name="P3"><text:s text:c="2"/>inflating: instantclient_19_9/libociei.so <text:s/></text:p>
      <text:p text:style-name="P3"><text:soft-page-break/><text:s text:c="2"/>inflating: instantclient_19_9/libocijdbc19.so <text:s/></text:p>
      <text:p text:style-name="P3"><text:s text:c="2"/>inflating: instantclient_19_9/liboramysql19.so <text:s/></text:p>
      <text:p text:style-name="P3"><text:s text:c="3"/>creating: instantclient_19_9/network/</text:p>
      <text:p text:style-name="P3"><text:s text:c="2"/>inflating: instantclient_19_9/ojdbc8.jar <text:s/></text:p>
      <text:p text:style-name="P3"><text:s text:c="2"/>inflating: instantclient_19_9/ucp.jar <text:s/></text:p>
      <text:p text:style-name="P3"><text:s text:c="2"/>inflating: instantclient_19_9/uidrvci <text:s/></text:p>
      <text:p text:style-name="P3"><text:s text:c="2"/>inflating: instantclient_19_9/xstreams.jar <text:s/></text:p>
      <text:p text:style-name="P3"><text:s text:c="3"/>creating: instantclient_19_9/network/admin/</text:p>
      <text:p text:style-name="P3"><text:s text:c="2"/>inflating: instantclient_19_9/network/admin/README <text:s/></text:p>
      <text:p text:style-name="P3">finishing deferred symbolic links:</text:p>
      <text:p text:style-name="P3"><text:s text:c="2"/>instantclient_19_9/libclntsh.so -&gt; libclntsh.so.19.1</text:p>
      <text:p text:style-name="P3"><text:s text:c="2"/>instantclient_19_9/libclntsh.so.10.1 -&gt; libclntsh.so.19.1</text:p>
      <text:p text:style-name="P3"><text:s text:c="2"/>instantclient_19_9/libclntsh.so.11.1 -&gt; libclntsh.so.19.1</text:p>
      <text:p text:style-name="P3"><text:s text:c="2"/>instantclient_19_9/libclntsh.so.12.1 -&gt; libclntsh.so.19.1</text:p>
      <text:p text:style-name="P3"><text:s text:c="2"/>instantclient_19_9/libclntsh.so.18.1 -&gt; libclntsh.so.19.1</text:p>
      <text:p text:style-name="P3"><text:s text:c="2"/>instantclient_19_9/libocci.so -&gt; libocci.so.19.1</text:p>
      <text:p text:style-name="P3"><text:s text:c="2"/>instantclient_19_9/libocci.so.10.1 -&gt; libocci.so.19.1</text:p>
      <text:p text:style-name="P3"><text:s text:c="2"/>instantclient_19_9/libocci.so.11.1 -&gt; libocci.so.19.1</text:p>
      <text:p text:style-name="P3"><text:s text:c="2"/>instantclient_19_9/libocci.so.12.1 -&gt; libocci.so.19.1</text:p>
      <text:p text:style-name="P3"><text:s text:c="2"/>instantclient_19_9/libocci.so.18.1 -&gt; libocci.so.19.1</text:p>
      <text:p text:style-name="P3">root@AlexanderCoretchi:/opt/oracle# </text:p>
      <text:p text:style-name="P3">root@AlexanderCoretchi:/opt/oracle# </text:p>
      <text:p text:style-name="P3">root@AlexanderCoretchi:/opt/oracle# </text:p>
      <text:p text:style-name="P3">root@AlexanderCoretchi:/opt/oracle# <text:span text:style-name="T1">unzip instantclient-sdk-linux.x64-19.9.0.0.0dbru.zip</text:span></text:p>
      <text:p text:style-name="P3">Archive: <text:s/>instantclient-sdk-linux.x64-19.9.0.0.0dbru.zip</text:p>
      <text:p text:style-name="P3"><text:s text:c="2"/>inflating: instantclient_19_9/SDK_LICENSE <text:s/></text:p>
      <text:p text:style-name="P3"><text:s text:c="3"/>creating: instantclient_19_9/sdk/</text:p>
      <text:p text:style-name="P3"><text:s text:c="2"/>inflating: instantclient_19_9/sdk/ott <text:s/></text:p>
      <text:p text:style-name="P3"><text:s text:c="3"/>creating: instantclient_19_9/sdk/include/</text:p>
      <text:p text:style-name="P3"><text:s text:c="2"/>inflating: instantclient_19_9/sdk/include/xmlotn.hpp <text:s/></text:p>
      <text:p text:style-name="P3"><text:s text:c="2"/>inflating: instantclient_19_9/sdk/include/oraxml.hpp <text:s/></text:p>
      <text:p text:style-name="P3"><text:s text:c="2"/>inflating: instantclient_19_9/sdk/include/orid.h <text:s/></text:p>
      <text:p text:style-name="P3"><text:s text:c="2"/>inflating: instantclient_19_9/sdk/include/xmlurl.h <text:s/></text:p>
      <text:p text:style-name="P3"><text:s text:c="2"/>inflating: instantclient_19_9/sdk/include/xmlxptr.h <text:s/></text:p>
      <text:p text:style-name="P3"><text:s text:c="2"/>inflating: instantclient_19_9/sdk/include/occiControl.h <text:s/></text:p>
      <text:p text:style-name="P3"><text:s text:c="2"/>inflating: instantclient_19_9/sdk/include/ocixmldb.h <text:s/></text:p>
      <text:p text:style-name="P3"><text:s text:c="2"/>inflating: instantclient_19_9/sdk/include/oraxsd.h <text:s/></text:p>
      <text:p text:style-name="P3"><text:s text:c="2"/>inflating: instantclient_19_9/sdk/include/ori.h <text:s/></text:p>
      <text:p text:style-name="P3"><text:s text:c="2"/>inflating: instantclient_19_9/sdk/include/occiCommon.h <text:s/></text:p>
      <text:p text:style-name="P3"><text:s text:c="2"/>inflating: instantclient_19_9/sdk/include/xmlsoap.h <text:s/></text:p>
      <text:p text:style-name="P3"><text:s text:c="2"/>inflating: instantclient_19_9/sdk/include/oci8dp.h <text:s/></text:p>
      <text:p text:style-name="P3"><text:s text:c="2"/>inflating: instantclient_19_9/sdk/include/oratypes.h <text:s/></text:p>
      <text:p text:style-name="P3"><text:s text:c="2"/>inflating: instantclient_19_9/sdk/include/xmldav.h <text:s/></text:p>
      <text:p text:style-name="P3"><text:s text:c="2"/>inflating: instantclient_19_9/sdk/include/xa.h <text:s/></text:p>
      <text:p text:style-name="P3"><text:s text:c="2"/>inflating: instantclient_19_9/sdk/include/ort.h <text:s/></text:p>
      <text:p text:style-name="P3"><text:s text:c="2"/>inflating: instantclient_19_9/sdk/include/xml.hpp <text:s/></text:p>
      <text:p text:style-name="P3"><text:s text:c="2"/>inflating: instantclient_19_9/sdk/include/ocixstream.h <text:s/></text:p>
      <text:p text:style-name="P3"><text:s text:c="2"/>inflating: instantclient_19_9/sdk/include/ociapr.h <text:s/></text:p>
      <text:p text:style-name="P3"><text:s text:c="2"/>inflating: instantclient_19_9/sdk/include/xmlsoapc.hpp <text:s/></text:p>
      <text:p text:style-name="P3"><text:soft-page-break/><text:s text:c="2"/>inflating: instantclient_19_9/sdk/include/oci.h <text:s/></text:p>
      <text:p text:style-name="P3"><text:s text:c="2"/>inflating: instantclient_19_9/sdk/include/xmldf.h <text:s/></text:p>
      <text:p text:style-name="P3"><text:s text:c="2"/>inflating: instantclient_19_9/sdk/include/oraxmlcg.h <text:s/></text:p>
      <text:p text:style-name="P3"><text:s text:c="2"/>inflating: instantclient_19_9/sdk/include/ociap.h <text:s/></text:p>
      <text:p text:style-name="P3"><text:s text:c="2"/>inflating: instantclient_19_9/sdk/include/xmlotn.h <text:s/></text:p>
      <text:p text:style-name="P3"><text:s text:c="2"/>inflating: instantclient_19_9/sdk/include/odci.h <text:s/></text:p>
      <text:p text:style-name="P3"><text:s text:c="2"/>inflating: instantclient_19_9/sdk/include/occi.h <text:s/></text:p>
      <text:p text:style-name="P3"><text:s text:c="2"/>inflating: instantclient_19_9/sdk/include/ocikpr.h <text:s/></text:p>
      <text:p text:style-name="P3"><text:s text:c="2"/>inflating: instantclient_19_9/sdk/include/ocidfn.h <text:s/></text:p>
      <text:p text:style-name="P3"><text:s text:c="2"/>inflating: instantclient_19_9/sdk/include/ldap.h <text:s/></text:p>
      <text:p text:style-name="P3"><text:s text:c="2"/>inflating: instantclient_19_9/sdk/include/xmlerr.h <text:s/></text:p>
      <text:p text:style-name="P3"><text:s text:c="2"/>inflating: instantclient_19_9/sdk/include/oro.h <text:s/></text:p>
      <text:p text:style-name="P3"><text:s text:c="2"/>inflating: instantclient_19_9/sdk/include/oraxml.h <text:s/></text:p>
      <text:p text:style-name="P3"><text:s text:c="2"/>inflating: instantclient_19_9/sdk/include/oci1.h <text:s/></text:p>
      <text:p text:style-name="P3"><text:s text:c="2"/>inflating: instantclient_19_9/sdk/include/xmlxvm.h <text:s/></text:p>
      <text:p text:style-name="P3"><text:s text:c="2"/>inflating: instantclient_19_9/sdk/include/occiData.h <text:s/></text:p>
      <text:p text:style-name="P3"><text:s text:c="2"/>inflating: instantclient_19_9/sdk/include/xml.h <text:s/></text:p>
      <text:p text:style-name="P3"><text:s text:c="2"/>inflating: instantclient_19_9/sdk/include/nzerror.h <text:s/></text:p>
      <text:p text:style-name="P3"><text:s text:c="2"/>inflating: instantclient_19_9/sdk/include/xmlev.h <text:s/></text:p>
      <text:p text:style-name="P3"><text:s text:c="2"/>inflating: instantclient_19_9/sdk/include/occiAQ.h <text:s/></text:p>
      <text:p text:style-name="P3"><text:s text:c="2"/>inflating: instantclient_19_9/sdk/include/ociextp.h <text:s/></text:p>
      <text:p text:style-name="P3"><text:s text:c="2"/>inflating: instantclient_19_9/sdk/include/occiObjects.h <text:s/></text:p>
      <text:p text:style-name="P3"><text:s text:c="2"/>inflating: instantclient_19_9/sdk/include/ocidef.h <text:s/></text:p>
      <text:p text:style-name="P3"><text:s text:c="2"/>inflating: instantclient_19_9/sdk/include/orastruc.h <text:s/></text:p>
      <text:p text:style-name="P3"><text:s text:c="2"/>inflating: instantclient_19_9/sdk/include/orl.h <text:s/></text:p>
      <text:p text:style-name="P3"><text:s text:c="2"/>inflating: instantclient_19_9/sdk/include/ociver.h <text:s/></text:p>
      <text:p text:style-name="P3"><text:s text:c="2"/>inflating: instantclient_19_9/sdk/include/xmlsoap.hpp <text:s/></text:p>
      <text:p text:style-name="P3"><text:s text:c="2"/>inflating: instantclient_19_9/sdk/include/nzt.h <text:s/></text:p>
      <text:p text:style-name="P3"><text:s text:c="2"/>inflating: instantclient_19_9/sdk/include/xmlproc.h <text:s/></text:p>
      <text:p text:style-name="P3"><text:s text:c="2"/>inflating: instantclient_19_9/sdk/include/oraxsd.hpp <text:s/></text:p>
      <text:p text:style-name="P3"><text:s text:c="2"/>inflating: instantclient_19_9/sdk/include/xmlsch.h <text:s/></text:p>
      <text:p text:style-name="P3"><text:s text:c="2"/>inflating: instantclient_19_9/sdk/include/xmlctx.hpp <text:s/></text:p>
      <text:p text:style-name="P3"><text:s text:c="2"/>inflating: instantclient_19_9/sdk/include/xmlxsl.h <text:s/></text:p>
      <text:p text:style-name="P3"><text:s text:c="2"/>inflating: instantclient_19_9/sdk/include/ocidem.h <text:s/></text:p>
      <text:p text:style-name="P3"><text:s text:c="3"/>creating: instantclient_19_9/sdk/demo/</text:p>
      <text:p text:style-name="P3"><text:s text:c="2"/>inflating: instantclient_19_9/sdk/demo/occidemod.sql <text:s/></text:p>
      <text:p text:style-name="P3"><text:s text:c="2"/>inflating: instantclient_19_9/sdk/demo/cdemo81.c <text:s/></text:p>
      <text:p text:style-name="P3"><text:s text:c="2"/>inflating: instantclient_19_9/sdk/demo/setuporamysql.sh <text:s/></text:p>
      <text:p text:style-name="P3"><text:s text:c="2"/>inflating: instantclient_19_9/sdk/demo/oraaccess.xml <text:s/></text:p>
      <text:p text:style-name="P3"><text:s text:c="2"/>inflating: instantclient_19_9/sdk/demo/demo.mk <text:s/></text:p>
      <text:p text:style-name="P3"><text:s text:c="2"/>inflating: instantclient_19_9/sdk/demo/occidml.cpp <text:s/></text:p>
      <text:p text:style-name="P3"><text:s text:c="2"/>inflating: instantclient_19_9/sdk/demo/occiobj.typ <text:s/></text:p>
      <text:p text:style-name="P3"><text:s text:c="2"/>inflating: instantclient_19_9/sdk/demo/occiobj.cpp <text:s/></text:p>
      <text:p text:style-name="P3"><text:s text:c="2"/>inflating: instantclient_19_9/sdk/demo/occidemo.sql <text:s/></text:p>
      <text:p text:style-name="P3"><text:s text:c="3"/>creating: instantclient_19_9/sdk/admin/</text:p>
      <text:p text:style-name="P3"><text:s text:c="2"/>inflating: instantclient_19_9/sdk/admin/oraaccess.xsd <text:s/></text:p>
      <text:p text:style-name="P3"><text:s/>extracting: instantclient_19_9/sdk/ottclasses.zip <text:s/></text:p>
      <text:p text:style-name="P3"><text:s text:c="2"/>inflating: instantclient_19_9/SDK_README <text:s/></text:p>
      <text:p text:style-name="P3">root@AlexanderCoretchi:/opt/oracle# </text:p>
      <text:p text:style-name="P3"><text:soft-page-break/>root@AlexanderCoretchi:/opt/oracle# </text:p>
      <text:p text:style-name="P3"/>
      <text:p text:style-name="P3">root@AlexanderCoretchi:/opt/oracle# </text:p>
      <text:p text:style-name="P3">root@AlexanderCoretchi:/opt/oracle# echo /opt/oracle/instantclient_19_9 &gt; /etc/ld.so.conf.d/oracle-instantclient</text:p>
      <text:p text:style-name="P3">root@AlexanderCoretchi:/opt/oracle# </text:p>
      <text:p text:style-name="P3">root@AlexanderCoretchi:/opt/oracle# ldconfig</text:p>
      <text:p text:style-name="P3">root@AlexanderCoretchi:/opt/oracle# echo "LD_LIBRARY_PATH=/opt/oracle/instantclient_19_9:$LD_LIBRARY_PATH" &gt;&gt; /etc/environment</text:p>
      <text:p text:style-name="P3">root@AlexanderCoretchi:/opt/oracle# </text:p>
      <text:p text:style-name="P3">root@AlexanderCoretchi:/opt/oracle# <text:span text:style-name="T1">echo /opt/oracle/instantclient_19_9 &gt; /etc/ld.so.conf.d/oracle-instantclient</text:span></text:p>
      <text:p text:style-name="P3">root@AlexanderCoretchi:/opt/oracle# <text:span text:style-name="T1">ldconfig</text:span></text:p>
      <text:p text:style-name="P3">root@AlexanderCoretchi:/opt/oracle# <text:span text:style-name="T1">echo "LD_LIBRARY_PATH=/opt/oracle/instantclient_19_9:$LD_LIBRARY_PATH" &gt;&gt; /etc/environment</text:span></text:p>
      <text:p text:style-name="P3">root@AlexanderCoretchi:/opt/oracle# </text:p>
      <text:p text:style-name="P3"/>
      <text:p text:style-name="P3">root@AlexanderCoretchi:/opt/oracle# </text:p>
      <text:p text:style-name="P3">root@AlexanderCoretchi:/opt/oracle#<text:span text:style-name="T1"> sudo pecl install oci8-2.2.0</text:span></text:p>
      <text:p text:style-name="P3">PHP Warning: <text:s/>Module 'mcrypt' already loaded in Unknown on line 0</text:p>
      <text:p text:style-name="P3">downloading oci8-2.2.0.tgz ...</text:p>
      <text:p text:style-name="P3">Starting to download oci8-2.2.0.tgz (196,449 bytes)</text:p>
      <text:p text:style-name="P3">.........................................done: 196,449 bytes</text:p>
      <text:p text:style-name="P3">11 source files, building</text:p>
      <text:p text:style-name="P3">running: phpize</text:p>
      <text:p text:style-name="P3">Configuring for:</text:p>
      <text:p text:style-name="P3">PHP Api Version: <text:s text:c="8"/>20190902</text:p>
      <text:p text:style-name="P3">Zend Module Api No: <text:s text:c="5"/>20190902</text:p>
      <text:p text:style-name="P3">Zend Extension Api No: <text:s text:c="2"/>320190902</text:p>
      <text:p text:style-name="P3">Please provide the path to the ORACLE_HOME directory. Use 'instantclient,/path/to/instant/client/lib' if you're compiling with Oracle Instant Client [autodetect] : instantclient,/opt/oracle/instantclient_19_9</text:p>
      <text:p text:style-name="P3">building in /tmp/pear/temp/pear-build-rootMXXiqj/oci8-2.2.0</text:p>
      <text:p text:style-name="P3">running: /tmp/pear/temp/oci8/configure --with-php-config=/usr/bin/php-config --with-oci8=instantclient,/opt/oracle/instantclient_19_9</text:p>
      <text:p text:style-name="P3">checking for grep that handles long lines and -e... /usr/bin/grep</text:p>
      <text:p text:style-name="P3">checking for egrep... /usr/bin/grep -E</text:p>
      <text:p text:style-name="P3">checking for a sed that does not truncate output... /usr/bin/sed</text:p>
      <text:p text:style-name="P3">checking for pkg-config... /usr/bin/pkg-config</text:p>
      <text:p text:style-name="P3">checking pkg-config is at least version 0.9.0... yes</text:p>
      <text:p text:style-name="P3">checking for cc... cc</text:p>
      <text:p text:style-name="P3">checking whether the C compiler works... yes</text:p>
      <text:p text:style-name="P3">checking for C compiler default output file name... a.out</text:p>
      <text:p text:style-name="P3">checking for suffix of executables...</text:p>
      <text:p text:style-name="P3">checking whether we are cross compiling... no</text:p>
      <text:p text:style-name="P3">checking for suffix of object files... o</text:p>
      <text:p text:style-name="P3">checking whether we are using the GNU C compiler... yes</text:p>
      <text:p text:style-name="P3">checking whether cc accepts -g... yes</text:p>
      <text:p text:style-name="P3">checking for cc option to accept ISO C89... none needed</text:p>
      <text:p text:style-name="P3">checking how to run the C preprocessor... cc -E</text:p>
      <text:p text:style-name="P3"><text:soft-page-break/>checking for icc... no</text:p>
      <text:p text:style-name="P3">checking for suncc... no</text:p>
      <text:p text:style-name="P3">checking for system library directory... lib</text:p>
      <text:p text:style-name="P3">checking if compiler supports -R... no</text:p>
      <text:p text:style-name="P3">checking if compiler supports -Wl,-rpath,... yes</text:p>
      <text:p text:style-name="P3">checking build system type... x86_64-pc-linux-gnu</text:p>
      <text:p text:style-name="P3">checking host system type... x86_64-pc-linux-gnu</text:p>
      <text:p text:style-name="P3">checking target system type... x86_64-pc-linux-gnu</text:p>
      <text:p text:style-name="P3">checking for PHP prefix... /usr</text:p>
      <text:p text:style-name="P3">checking for PHP includes... -I/usr/include/php/20190902 -I/usr/include/php/20190902/main -I/usr/include/php/20190902/TSRM -I/usr/include/php/20190902/Zend -I/usr/include/php/20190902/ext -I/usr/include/php/20190902/ext/date/lib</text:p>
      <text:p text:style-name="P3">checking for PHP extension directory... /usr/lib/php/20190902</text:p>
      <text:p text:style-name="P3">checking for PHP installed headers prefix... /usr/include/php/20190902</text:p>
      <text:p text:style-name="P3">checking if debug is enabled... no</text:p>
      <text:p text:style-name="P3">checking if zts is enabled... no</text:p>
      <text:p text:style-name="P3">checking for gawk... no</text:p>
      <text:p text:style-name="P3">checking for nawk... nawk</text:p>
      <text:p text:style-name="P3">checking if nawk is broken... no</text:p>
      <text:p text:style-name="P3">checking for Oracle Database OCI8 support... yes, shared</text:p>
      <text:p text:style-name="P3">checking PHP version... 7.4.30, ok</text:p>
      <text:p text:style-name="P3">checking OCI8 DTrace support... no</text:p>
      <text:p text:style-name="P3">checking size of long int... 8</text:p>
      <text:p text:style-name="P3">checking checking if we're on a 64-bit platform... yes</text:p>
      <text:p text:style-name="P3">checking Oracle Instant Client directory... /opt/oracle/instantclient_19_9</text:p>
      <text:p text:style-name="P3">checking Oracle Instant Client SDK header directory... /opt/oracle/instantclient_19_9/sdk/include</text:p>
      <text:p text:style-name="P3">checking Oracle Instant Client library version compatibility... 19.1</text:p>
      <text:p text:style-name="P3">checking how to print strings... printf</text:p>
      <text:p text:style-name="P3">checking for a sed that does not truncate output... (cached) /usr/bin/sed</text:p>
      <text:p text:style-name="P3">checking for fgrep... /usr/bin/grep -F</text:p>
      <text:p text:style-name="P3">checking for ld used by cc... /usr/bin/ld</text:p>
      <text:p text:style-name="P3">checking if the linker (/usr/bin/ld) is GNU ld... yes</text:p>
      <text:p text:style-name="P3">checking for BSD- or MS-compatible name lister (nm)... /usr/bin/nm -B</text:p>
      <text:p text:style-name="P3">checking the name lister (/usr/bin/nm -B) interface... BSD nm</text:p>
      <text:p text:style-name="P3">checking whether ln -s works... yes</text:p>
      <text:p text:style-name="P3">checking the maximum length of command line arguments... 1572864</text:p>
      <text:p text:style-name="P3">checking how to convert x86_64-pc-linux-gnu file names to x86_64-pc-linux-gnu format... func_convert_file_noop</text:p>
      <text:p text:style-name="P3">checking how to convert x86_64-pc-linux-gnu file names to toolchain format... func_convert_file_noop</text:p>
      <text:p text:style-name="P3">checking for /usr/bin/ld option to reload object files... -r</text:p>
      <text:p text:style-name="P3">checking for objdump... objdump</text:p>
      <text:p text:style-name="P3">checking how to recognize dependent libraries... pass_all</text:p>
      <text:p text:style-name="P3">checking for dlltool... no</text:p>
      <text:p text:style-name="P3">checking how to associate runtime and link libraries... printf %s\n</text:p>
      <text:p text:style-name="P3">checking for ar... ar</text:p>
      <text:p text:style-name="P3">checking for archiver @FILE support... @</text:p>
      <text:p text:style-name="P3">checking for strip... strip</text:p>
      <text:p text:style-name="P3">checking for ranlib... ranlib</text:p>
      <text:p text:style-name="P3">checking for gawk... (cached) nawk</text:p>
      <text:p text:style-name="P3"><text:soft-page-break/>checking command to parse /usr/bin/nm -B output from cc object... ok</text:p>
      <text:p text:style-name="P3">checking for sysroot... no</text:p>
      <text:p text:style-name="P3">checking for a working dd... /usr/bin/dd</text:p>
      <text:p text:style-name="P3">checking how to truncate binary pipes... /usr/bin/dd bs=4096 count=1</text:p>
      <text:p text:style-name="P3">checking for mt... mt</text:p>
      <text:p text:style-name="P3">checking if mt is a manifest tool... no</text:p>
      <text:p text:style-name="P3">checking for dlfcn.h... yes</text:p>
      <text:p text:style-name="P3">checking for objdir... .libs</text:p>
      <text:p text:style-name="P3">checking if cc supports -fno-rtti -fno-exceptions... no</text:p>
      <text:p text:style-name="P3">checking for cc option to produce PIC... -fPIC -DPIC</text:p>
      <text:p text:style-name="P3">checking if cc PIC flag -fPIC -DPIC works... yes</text:p>
      <text:p text:style-name="P3">checking if cc static flag -static works... yes</text:p>
      <text:p text:style-name="P3">checking if cc supports -c -o file.o... yes</text:p>
      <text:p text:style-name="P3">checking if cc supports -c -o file.o... (cached) yes</text:p>
      <text:p text:style-name="P3">checking whether the cc linker (/usr/bin/ld -m elf_x86_64) supports shared libraries... yes</text:p>
      <text:p text:style-name="P3">checking whether -lc should be explicitly linked in... no</text:p>
      <text:p text:style-name="P3">checking dynamic linker characteristics... GNU/Linux ld.so</text:p>
      <text:p text:style-name="P3">checking how to hardcode library paths into programs... immediate</text:p>
      <text:p text:style-name="P3">checking whether stripping libraries is possible... yes</text:p>
      <text:p text:style-name="P3">checking if libtool supports shared libraries... yes</text:p>
      <text:p text:style-name="P3">checking whether to build shared libraries... yes</text:p>
      <text:p text:style-name="P3">checking whether to build static libraries... no</text:p>
      <text:p text:style-name="P3">configure: patching config.h.in</text:p>
      <text:p text:style-name="P3">configure: creating ./config.status</text:p>
      <text:p text:style-name="P3">config.status: creating config.h</text:p>
      <text:p text:style-name="P3">config.status: executing libtool commands</text:p>
      <text:p text:style-name="P3">running: make</text:p>
      <text:p text:style-name="P3">/bin/bash /tmp/pear/temp/pear-build-rootMXXiqj/oci8-2.2.0/libtool --mode=compile cc <text:s/>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<text:s/>-DHAVE_CONFIG_H <text:s/>-g -O2 <text:s text:c="2"/>-c /tmp/pear/temp/oci8/oci8.c -o oci8.lo</text:p>
      <text:p text:style-name="P3">libtool: compile: <text:s/>cc 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-DHAVE_CONFIG_H -g -O2 -c /tmp/pear/temp/oci8/oci8.c <text:s/>-fPIC -DPIC -o .libs/oci8.o</text:p>
      <text:p text:style-name="P3">/bin/bash /tmp/pear/temp/pear-build-rootMXXiqj/oci8-2.2.0/libtool --mode=compile cc <text:s/>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<text:soft-page-break/>-I/usr/include/php/20190902/ext/date/lib -I/opt/oracle/instantclient_19_9/sdk/include <text:s/>-DHAVE_CONFIG_H <text:s/>-g -O2 <text:s text:c="2"/>-c /tmp/pear/temp/oci8/oci8_lob.c -o oci8_lob.lo</text:p>
      <text:p text:style-name="P3">libtool: compile: <text:s/>cc 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-DHAVE_CONFIG_H -g -O2 -c /tmp/pear/temp/oci8/oci8_lob.c <text:s/>-fPIC -DPIC -o .libs/oci8_lob.o</text:p>
      <text:p text:style-name="P3">/bin/bash /tmp/pear/temp/pear-build-rootMXXiqj/oci8-2.2.0/libtool --mode=compile cc <text:s/>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<text:s/>-DHAVE_CONFIG_H <text:s/>-g -O2 <text:s text:c="2"/>-c /tmp/pear/temp/oci8/oci8_statement.c -o oci8_statement.lo</text:p>
      <text:p text:style-name="P3">libtool: compile: <text:s/>cc 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-DHAVE_CONFIG_H -g -O2 -c /tmp/pear/temp/oci8/oci8_statement.c <text:s/>-fPIC -DPIC -o .libs/oci8_statement.o</text:p>
      <text:p text:style-name="P3">/bin/bash /tmp/pear/temp/pear-build-rootMXXiqj/oci8-2.2.0/libtool --mode=compile cc <text:s/>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<text:s/>-DHAVE_CONFIG_H <text:s/>-g -O2 <text:s text:c="2"/>-c /tmp/pear/temp/oci8/oci8_collection.c -o oci8_collection.lo</text:p>
      <text:p text:style-name="P3">libtool: compile: <text:s/>cc 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-DHAVE_CONFIG_H -g -O2 -c /tmp/pear/temp/oci8/oci8_collection.c <text:s/>-fPIC -DPIC -o .libs/oci8_collection.o</text:p>
      <text:p text:style-name="P3">/bin/bash /tmp/pear/temp/pear-build-rootMXXiqj/oci8-2.2.0/libtool --mode=compile cc <text:s/>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<text:s/>-DHAVE_CONFIG_H <text:s/>-g -O2 <text:s text:c="2"/>-c /tmp/pear/temp/oci8/oci8_interface.c -o oci8_interface.lo</text:p>
      <text:p text:style-name="P3">libtool: compile: <text:s/>cc -I. -I/tmp/pear/temp/oci8 -DPHP_ATOM_INC -I/tmp/pear/temp/pear-build-rootMXXiqj/oci8-2.2.0/include -I/tmp/pear/temp/pear-build-rootMXXiqj/oci8-2.2.0/main <text:soft-page-break/>-I/tmp/pear/temp/oci8 -I/usr/include/php/20190902 -I/usr/include/php/20190902/main -I/usr/include/php/20190902/TSRM -I/usr/include/php/20190902/Zend -I/usr/include/php/20190902/ext -I/usr/include/php/20190902/ext/date/lib -I/opt/oracle/instantclient_19_9/sdk/include -DHAVE_CONFIG_H -g -O2 -c /tmp/pear/temp/oci8/oci8_interface.c <text:s/>-fPIC -DPIC -o .libs/oci8_interface.o</text:p>
      <text:p text:style-name="P3">/bin/bash /tmp/pear/temp/pear-build-rootMXXiqj/oci8-2.2.0/libtool --mode=compile cc <text:s/>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<text:s/>-DHAVE_CONFIG_H <text:s/>-g -O2 <text:s text:c="2"/>-c /tmp/pear/temp/oci8/oci8_failover.c -o oci8_failover.lo</text:p>
      <text:p text:style-name="P3">libtool: compile: <text:s/>cc -I. -I/tmp/pear/temp/oci8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-DHAVE_CONFIG_H -g -O2 -c /tmp/pear/temp/oci8/oci8_failover.c <text:s/>-fPIC -DPIC -o .libs/oci8_failover.o</text:p>
      <text:p text:style-name="P3">/bin/bash /tmp/pear/temp/pear-build-rootMXXiqj/oci8-2.2.0/libtool --mode=link cc -DPHP_ATOM_INC -I/tmp/pear/temp/pear-build-rootMXXiqj/oci8-2.2.0/include -I/tmp/pear/temp/pear-build-rootMXXiqj/oci8-2.2.0/main -I/tmp/pear/temp/oci8 -I/usr/include/php/20190902 -I/usr/include/php/20190902/main -I/usr/include/php/20190902/TSRM -I/usr/include/php/20190902/Zend -I/usr/include/php/20190902/ext -I/usr/include/php/20190902/ext/date/lib -I/opt/oracle/instantclient_19_9/sdk/include <text:s/>-DHAVE_CONFIG_H <text:s/>-g -O2 <text:s text:c="3"/>-o oci8.la -export-dynamic -avoid-version -prefer-pic -module -rpath /tmp/pear/temp/pear-build-rootMXXiqj/oci8-2.2.0/modules <text:s/>oci8.lo oci8_lob.lo oci8_statement.lo oci8_collection.lo oci8_interface.lo oci8_failover.lo -Wl,-rpath,/opt/oracle/instantclient_19_9 -L/opt/oracle/instantclient_19_9 -lclntsh</text:p>
      <text:p text:style-name="P3">libtool: link: cc -shared <text:s/>-fPIC -DPIC <text:s/>.libs/oci8.o .libs/oci8_lob.o .libs/oci8_statement.o .libs/oci8_collection.o .libs/oci8_interface.o .libs/oci8_failover.o <text:s text:c="2"/>-L/opt/oracle/instantclient_19_9 -lclntsh <text:s/>-g -O2 -Wl,-rpath -Wl,/opt/oracle/instantclient_19_9 <text:s text:c="2"/>-Wl,-soname -Wl,oci8.so -o .libs/oci8.so</text:p>
      <text:p text:style-name="P3">libtool: link: ( cd ".libs" &amp;&amp; rm -f "oci8.la" &amp;&amp; ln -s "../oci8.la" "oci8.la" )</text:p>
      <text:p text:style-name="P3">/bin/bash /tmp/pear/temp/pear-build-rootMXXiqj/oci8-2.2.0/libtool --mode=install cp ./oci8.la /tmp/pear/temp/pear-build-rootMXXiqj/oci8-2.2.0/modules</text:p>
      <text:p text:style-name="P3">libtool: install: cp ./.libs/oci8.so /tmp/pear/temp/pear-build-rootMXXiqj/oci8-2.2.0/modules/oci8.so</text:p>
      <text:p text:style-name="P3">libtool: install: cp ./.libs/oci8.lai /tmp/pear/temp/pear-build-rootMXXiqj/oci8-2.2.0/modules/oci8.la</text:p>
      <text:p text:style-name="P3">libtool: finish: PATH="/usr/local/sbin:/usr/local/bin:/usr/sbin:/usr/bin:/sbin:/bin:/snap/bin:/sbin" ldconfig -n /tmp/pear/temp/pear-build-rootMXXiqj/oci8-2.2.0/modules</text:p>
      <text:p text:style-name="P3">----------------------------------------------------------------------</text:p>
      <text:p text:style-name="P3">Libraries have been installed in:</text:p>
      <text:p text:style-name="P3"><text:s text:c="3"/>/tmp/pear/temp/pear-build-rootMXXiqj/oci8-2.2.0/modules</text:p>
      <text:p text:style-name="P3"/>
      <text:p text:style-name="P3">If you ever happen to want to link against installed libraries</text:p>
      <text:p text:style-name="P3">in a given directory, LIBDIR, you must either use libtool, and</text:p>
      <text:p text:style-name="P3">specify the full pathname of the library, or use the '-LLIBDIR'</text:p>
      <text:p text:style-name="P3">flag during linking and do at least one of the following:</text:p>
      <text:p text:style-name="P3"><text:s text:c="3"/>- add LIBDIR to the 'LD_LIBRARY_PATH' environment variable</text:p>
      <text:p text:style-name="P3"><text:soft-page-break/><text:s text:c="5"/>during execution</text:p>
      <text:p text:style-name="P3"><text:s text:c="3"/>- add LIBDIR to the 'LD_RUN_PATH' environment variable</text:p>
      <text:p text:style-name="P3"><text:s text:c="5"/>during linking</text:p>
      <text:p text:style-name="P3"><text:s text:c="3"/>- use the '-Wl,-rpath -Wl,LIBDIR' linker flag</text:p>
      <text:p text:style-name="P3"><text:s text:c="3"/>- have your system administrator add LIBDIR to '/etc/ld.so.conf'</text:p>
      <text:p text:style-name="P3"/>
      <text:p text:style-name="P3">See any operating system documentation about shared libraries for</text:p>
      <text:p text:style-name="P3">more information, such as the ld(1) and ld.so(8) manual pages.</text:p>
      <text:p text:style-name="P3">----------------------------------------------------------------------</text:p>
      <text:p text:style-name="P3"/>
      <text:p text:style-name="P3">Build complete.</text:p>
      <text:p text:style-name="P3">Don't forget to run 'make test'.</text:p>
      <text:p text:style-name="P3"/>
      <text:p text:style-name="P3">running: make INSTALL_ROOT="/tmp/pear/temp/pear-build-rootMXXiqj/install-oci8-2.2.0" install</text:p>
      <text:p text:style-name="P3">Installing shared extensions: <text:s text:c="4"/>/tmp/pear/temp/pear-build-rootMXXiqj/install-oci8-2.2.0/usr/lib/php/20190902/</text:p>
      <text:p text:style-name="P3">running: find "/tmp/pear/temp/pear-build-rootMXXiqj/install-oci8-2.2.0" | xargs ls -dils</text:p>
      <text:p text:style-name="P3">7864847 <text:s text:c="2"/>4 drwxr-xr-x 3 root root <text:s text:c="2"/>4096 Jul 22 15:11 /tmp/pear/temp/pear-build-rootMXXiqj/install-oci8-2.2.0</text:p>
      <text:p text:style-name="P3">7864878 <text:s text:c="2"/>4 drwxr-xr-x 3 root root <text:s text:c="2"/>4096 Jul 22 15:11 /tmp/pear/temp/pear-build-rootMXXiqj/install-oci8-2.2.0/usr</text:p>
      <text:p text:style-name="P3">7864879 <text:s text:c="2"/>4 drwxr-xr-x 3 root root <text:s text:c="2"/>4096 Jul 22 15:11 /tmp/pear/temp/pear-build-rootMXXiqj/install-oci8-2.2.0/usr/lib</text:p>
      <text:p text:style-name="P3">7864880 <text:s text:c="2"/>4 drwxr-xr-x 3 root root <text:s text:c="2"/>4096 Jul 22 15:11 /tmp/pear/temp/pear-build-rootMXXiqj/install-oci8-2.2.0/usr/lib/php</text:p>
      <text:p text:style-name="P3">7864881 <text:s text:c="2"/>4 drwxr-xr-x 2 root root <text:s text:c="2"/>4096 Jul 22 15:11 /tmp/pear/temp/pear-build-rootMXXiqj/install-oci8-2.2.0/usr/lib/php/20190902</text:p>
      <text:p text:style-name="P3">7864876 936 -rwxr-xr-x 1 root root 956488 Jul 22 15:11 /tmp/pear/temp/pear-build-rootMXXiqj/install-oci8-2.2.0/usr/lib/php/20190902/oci8.so</text:p>
      <text:p text:style-name="P3"/>
      <text:p text:style-name="P3">Build process completed successfully</text:p>
      <text:p text:style-name="P3">Installing '/usr/lib/php/20190902/oci8.so'</text:p>
      <text:p text:style-name="P3">install ok: channel://pecl.php.net/oci8-2.2.0</text:p>
      <text:p text:style-name="P3">configuration option "php_ini" is not set to php.ini location</text:p>
      <text:p text:style-name="P3">You should add "extension=oci8.so" to php.ini</text:p>
      <text:p text:style-name="P3">root@AlexanderCoretchi:/opt/oracle#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9:31:30.986146983</meta:creation-date>
    <dc:date>2022-07-25T17:42:49.837489934</dc:date>
    <meta:editing-duration>PT11H23M41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50" meta:paragraph-count="1973" meta:word-count="10643" meta:character-count="126616" meta:non-whitespace-character-count="114840"/>
  </office:meta>
</office:document-meta>
</file>